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.37176228153846">
            <text:p>0.3717622815</text:p>
          </table:table-cell>
          <table:table-cell table:formula="of:=CONCATENATE([.A1]; &quot;,&quot;)" office:value-type="string" office:string-value="0.37176228153846,">
            <text:p>0.37176228153846,</text:p>
          </table:table-cell>
          <table:table-cell office:value-type="string">
            <text:p>2.1372960154916e-06</text:p>
          </table:table-cell>
          <table:table-cell table:formula="of:=CONCATENATE([.C1]; &quot;,&quot;)" office:value-type="string" office:string-value="2.1372960154916e-06,">
            <text:p>2.1372960154916e-06,</text:p>
          </table:table-cell>
        </table:table-row>
        <table:table-row table:style-name="ro1">
          <table:table-cell office:value-type="float" office:value="0.56875221568432">
            <text:p>0.5687522157</text:p>
          </table:table-cell>
          <table:table-cell table:formula="of:=CONCATENATE([.A2]; &quot;,&quot;)" office:value-type="string" office:string-value="0.56875221568432,">
            <text:p>0.56875221568432,</text:p>
          </table:table-cell>
          <table:table-cell office:value-type="string">
            <text:p>3.9236250022388e-05</text:p>
          </table:table-cell>
          <table:table-cell table:formula="of:=CONCATENATE([.C2]; &quot;,&quot;)" office:value-type="string" office:string-value="3.9236250022388e-05,">
            <text:p>3.9236250022388e-05,</text:p>
          </table:table-cell>
        </table:table-row>
        <table:table-row table:style-name="ro1">
          <table:table-cell office:value-type="float" office:value="0.4138978492965">
            <text:p>0.4138978493</text:p>
          </table:table-cell>
          <table:table-cell table:formula="of:=CONCATENATE([.A3]; &quot;,&quot;)" office:value-type="string" office:string-value="0.4138978492965,">
            <text:p>0.4138978492965,</text:p>
          </table:table-cell>
          <table:table-cell office:value-type="string">
            <text:p>4.6211637561392e-06</text:p>
          </table:table-cell>
          <table:table-cell table:formula="of:=CONCATENATE([.C3]; &quot;,&quot;)" office:value-type="string" office:string-value="4.6211637561392e-06,">
            <text:p>4.6211637561392e-06,</text:p>
          </table:table-cell>
        </table:table-row>
        <table:table-row table:style-name="ro1">
          <table:table-cell office:value-type="float" office:value="0.58237293410794">
            <text:p>0.5823729341</text:p>
          </table:table-cell>
          <table:table-cell table:formula="of:=CONCATENATE([.A4]; &quot;,&quot;)" office:value-type="string" office:string-value="0.58237293410794,">
            <text:p>0.58237293410794,</text:p>
          </table:table-cell>
          <table:table-cell office:value-type="string">
            <text:p>4.5595645647775e-05</text:p>
          </table:table-cell>
          <table:table-cell table:formula="of:=CONCATENATE([.C4]; &quot;,&quot;)" office:value-type="string" office:string-value="4.5595645647775e-05,">
            <text:p>4.5595645647775e-05,</text:p>
          </table:table-cell>
        </table:table-row>
        <table:table-row table:style-name="ro1">
          <table:table-cell office:value-type="float" office:value="0.43018628072341">
            <text:p>0.4301862807</text:p>
          </table:table-cell>
          <table:table-cell table:formula="of:=CONCATENATE([.A5]; &quot;,&quot;)" office:value-type="string" office:string-value="0.43018628072341,">
            <text:p>0.43018628072341,</text:p>
          </table:table-cell>
          <table:table-cell office:value-type="string">
            <text:p>6.0623287382111e-06</text:p>
          </table:table-cell>
          <table:table-cell table:formula="of:=CONCATENATE([.C5]; &quot;,&quot;)" office:value-type="string" office:string-value="6.0623287382111e-06,">
            <text:p>6.0623287382111e-06,</text:p>
          </table:table-cell>
        </table:table-row>
        <table:table-row table:style-name="ro1">
          <table:table-cell office:value-type="float" office:value="0.36137419223914">
            <text:p>0.3613741922</text:p>
          </table:table-cell>
          <table:table-cell table:formula="of:=CONCATENATE([.A6]; &quot;,&quot;)" office:value-type="string" office:string-value="0.36137419223914,">
            <text:p>0.36137419223914,</text:p>
          </table:table-cell>
          <table:table-cell office:value-type="string">
            <text:p>1.7369855500961e-06</text:p>
          </table:table-cell>
          <table:table-cell table:formula="of:=CONCATENATE([.C6]; &quot;,&quot;)" office:value-type="string" office:string-value="1.7369855500961e-06,">
            <text:p>1.7369855500961e-06,</text:p>
          </table:table-cell>
        </table:table-row>
        <table:table-row table:style-name="ro1">
          <table:table-cell office:value-type="float" office:value="0.33981025422892">
            <text:p>0.3398102542</text:p>
          </table:table-cell>
          <table:table-cell table:formula="of:=CONCATENATE([.A7]; &quot;,&quot;)" office:value-type="string" office:string-value="0.33981025422892,">
            <text:p>0.33981025422892,</text:p>
          </table:table-cell>
          <table:table-cell office:value-type="string">
            <text:p>1.1013664127201e-06</text:p>
          </table:table-cell>
          <table:table-cell table:formula="of:=CONCATENATE([.C7]; &quot;,&quot;)" office:value-type="string" office:string-value="1.1013664127201e-06,">
            <text:p>1.1013664127201e-06,</text:p>
          </table:table-cell>
        </table:table-row>
        <table:table-row table:style-name="ro1">
          <table:table-cell office:value-type="float" office:value="0.28827994450649">
            <text:p>0.2882799445</text:p>
          </table:table-cell>
          <table:table-cell table:formula="of:=CONCATENATE([.A8]; &quot;,&quot;)" office:value-type="string" office:string-value="0.28827994450649,">
            <text:p>0.28827994450649,</text:p>
          </table:table-cell>
          <table:table-cell office:value-type="string">
            <text:p>3.1480515750812e-07</text:p>
          </table:table-cell>
          <table:table-cell table:formula="of:=CONCATENATE([.C8]; &quot;,&quot;)" office:value-type="string" office:string-value="3.1480515750812e-07,">
            <text:p>3.1480515750812e-07,</text:p>
          </table:table-cell>
        </table:table-row>
        <table:table-row table:style-name="ro1">
          <table:table-cell office:value-type="float" office:value="0.44177978031425">
            <text:p>0.4417797803</text:p>
          </table:table-cell>
          <table:table-cell table:formula="of:=CONCATENATE([.A9]; &quot;,&quot;)" office:value-type="string" office:string-value="0.44177978031425,">
            <text:p>0.44177978031425,</text:p>
          </table:table-cell>
          <table:table-cell office:value-type="string">
            <text:p>7.2957348608877e-06</text:p>
          </table:table-cell>
          <table:table-cell table:formula="of:=CONCATENATE([.C9]; &quot;,&quot;)" office:value-type="string" office:string-value="7.2957348608877e-06,">
            <text:p>7.2957348608877e-06,</text:p>
          </table:table-cell>
        </table:table-row>
        <table:table-row table:style-name="ro1">
          <table:table-cell office:value-type="float" office:value="0.30716021349934">
            <text:p>0.3071602135</text:p>
          </table:table-cell>
          <table:table-cell table:formula="of:=CONCATENATE([.A10]; &quot;,&quot;)" office:value-type="string" office:string-value="0.30716021349934,">
            <text:p>0.30716021349934,</text:p>
          </table:table-cell>
          <table:table-cell office:value-type="string">
            <text:p>5.1328834340974e-07</text:p>
          </table:table-cell>
          <table:table-cell table:formula="of:=CONCATENATE([.C10]; &quot;,&quot;)" office:value-type="string" office:string-value="5.1328834340974e-07,">
            <text:p>5.1328834340974e-07,</text:p>
          </table:table-cell>
        </table:table-row>
        <table:table-row table:style-name="ro1">
          <table:table-cell office:value-type="float" office:value="0.17619560324206">
            <text:p>0.1761956032</text:p>
          </table:table-cell>
          <table:table-cell table:formula="of:=CONCATENATE([.A11]; &quot;,&quot;)" office:value-type="string" office:string-value="0.17619560324206,">
            <text:p>0.17619560324206,</text:p>
          </table:table-cell>
          <table:table-cell office:value-type="string">
            <text:p>5.6905619114564e-09</text:p>
          </table:table-cell>
          <table:table-cell table:formula="of:=CONCATENATE([.C11]; &quot;,&quot;)" office:value-type="string" office:string-value="5.6905619114564e-09,">
            <text:p>5.6905619114564e-09,</text:p>
          </table:table-cell>
        </table:table-row>
        <table:table-row table:style-name="ro1">
          <table:table-cell office:value-type="float" office:value="0.21780629541955">
            <text:p>0.2178062954</text:p>
          </table:table-cell>
          <table:table-cell table:formula="of:=CONCATENATE([.A12]; &quot;,&quot;)" office:value-type="string" office:string-value="0.21780629541955,">
            <text:p>0.21780629541955,</text:p>
          </table:table-cell>
          <table:table-cell office:value-type="string">
            <text:p>3.3490538865582e-08</text:p>
          </table:table-cell>
          <table:table-cell table:formula="of:=CONCATENATE([.C12]; &quot;,&quot;)" office:value-type="string" office:string-value="3.3490538865582e-08,">
            <text:p>3.3490538865582e-08,</text:p>
          </table:table-cell>
        </table:table-row>
        <table:table-row table:style-name="ro1">
          <table:table-cell office:value-type="float" office:value="0.24262629528291">
            <text:p>0.2426262953</text:p>
          </table:table-cell>
          <table:table-cell table:formula="of:=CONCATENATE([.A13]; &quot;,&quot;)" office:value-type="string" office:string-value="0.24262629528291,">
            <text:p>0.24262629528291,</text:p>
          </table:table-cell>
          <table:table-cell office:value-type="string">
            <text:p>8.0532888100507e-08</text:p>
          </table:table-cell>
          <table:table-cell table:formula="of:=CONCATENATE([.C13]; &quot;,&quot;)" office:value-type="string" office:string-value="8.0532888100507e-08,">
            <text:p>8.0532888100507e-08,</text:p>
          </table:table-cell>
        </table:table-row>
        <table:table-row table:style-name="ro1">
          <table:table-cell office:value-type="float" office:value="0.20219317991567">
            <text:p>0.2021931799</text:p>
          </table:table-cell>
          <table:table-cell table:formula="of:=CONCATENATE([.A14]; &quot;,&quot;)" office:value-type="string" office:string-value="0.20219317991567,">
            <text:p>0.20219317991567,</text:p>
          </table:table-cell>
          <table:table-cell office:value-type="string">
            <text:p>1.8110165804779e-08</text:p>
          </table:table-cell>
          <table:table-cell table:formula="of:=CONCATENATE([.C14]; &quot;,&quot;)" office:value-type="string" office:string-value="1.8110165804779e-08,">
            <text:p>1.8110165804779e-08,</text:p>
          </table:table-cell>
        </table:table-row>
        <table:table-row table:style-name="ro1">
          <table:table-cell office:value-type="float" office:value="0.25347605068844">
            <text:p>0.2534760507</text:p>
          </table:table-cell>
          <table:table-cell table:formula="of:=CONCATENATE([.A15]; &quot;,&quot;)" office:value-type="string" office:string-value="0.25347605068844,">
            <text:p>0.25347605068844,</text:p>
          </table:table-cell>
          <table:table-cell office:value-type="string">
            <text:p>1.1434282379179e-07</text:p>
          </table:table-cell>
          <table:table-cell table:formula="of:=CONCATENATE([.C15]; &quot;,&quot;)" office:value-type="string" office:string-value="1.1434282379179e-07,">
            <text:p>1.1434282379179e-07,</text:p>
          </table:table-cell>
        </table:table-row>
        <table:table-row table:style-name="ro1">
          <table:table-cell office:value-type="float" office:value="0.38000820633558">
            <text:p>0.3800082063</text:p>
          </table:table-cell>
          <table:table-cell table:formula="of:=CONCATENATE([.A16]; &quot;,&quot;)" office:value-type="string" office:string-value="0.38000820633558,">
            <text:p>0.38000820633558,</text:p>
          </table:table-cell>
          <table:table-cell office:value-type="string">
            <text:p>2.5067617769365e-06</text:p>
          </table:table-cell>
          <table:table-cell table:formula="of:=CONCATENATE([.C16]; &quot;,&quot;)" office:value-type="string" office:string-value="2.5067617769365e-06,">
            <text:p>2.5067617769365e-06,</text:p>
          </table:table-cell>
        </table:table-row>
        <table:table-row table:style-name="ro1">
          <table:table-cell office:value-type="float" office:value="0.56469435261045">
            <text:p>0.5646943526</text:p>
          </table:table-cell>
          <table:table-cell table:formula="of:=CONCATENATE([.A17]; &quot;,&quot;)" office:value-type="string" office:string-value="0.56469435261045,">
            <text:p>0.56469435261045,</text:p>
          </table:table-cell>
          <table:table-cell office:value-type="string">
            <text:p>3.7483427307036e-05</text:p>
          </table:table-cell>
          <table:table-cell table:formula="of:=CONCATENATE([.C17]; &quot;,&quot;)" office:value-type="string" office:string-value="3.7483427307036e-05,">
            <text:p>3.7483427307036e-05,</text:p>
          </table:table-cell>
        </table:table-row>
        <table:table-row table:style-name="ro1">
          <table:table-cell office:value-type="float" office:value="0.53916026977919">
            <text:p>0.5391602698</text:p>
          </table:table-cell>
          <table:table-cell table:formula="of:=CONCATENATE([.A18]; &quot;,&quot;)" office:value-type="string" office:string-value="0.53916026977919,">
            <text:p>0.53916026977919,</text:p>
          </table:table-cell>
          <table:table-cell office:value-type="string">
            <text:p>2.781892702044e-05</text:p>
          </table:table-cell>
          <table:table-cell table:formula="of:=CONCATENATE([.C18]; &quot;,&quot;)" office:value-type="string" office:string-value="2.781892702044e-05,">
            <text:p>2.781892702044e-05,</text:p>
          </table:table-cell>
        </table:table-row>
        <table:table-row table:style-name="ro1">
          <table:table-cell office:value-type="float" office:value="0.53521793240889">
            <text:p>0.5352179324</text:p>
          </table:table-cell>
          <table:table-cell table:formula="of:=CONCATENATE([.A19]; &quot;,&quot;)" office:value-type="string" office:string-value="0.53521793240889,">
            <text:p>0.53521793240889,</text:p>
          </table:table-cell>
          <table:table-cell office:value-type="string">
            <text:p>2.6521996516301e-05</text:p>
          </table:table-cell>
          <table:table-cell table:formula="of:=CONCATENATE([.C19]; &quot;,&quot;)" office:value-type="string" office:string-value="2.6521996516301e-05,">
            <text:p>2.6521996516301e-05,</text:p>
          </table:table-cell>
        </table:table-row>
        <table:table-row table:style-name="ro1">
          <table:table-cell office:value-type="float" office:value="0.35967051423021">
            <text:p>0.3596705142</text:p>
          </table:table-cell>
          <table:table-cell table:formula="of:=CONCATENATE([.A20]; &quot;,&quot;)" office:value-type="string" office:string-value="0.35967051423021,">
            <text:p>0.35967051423021,</text:p>
          </table:table-cell>
          <table:table-cell office:value-type="string">
            <text:p>1.6776894087408e-06</text:p>
          </table:table-cell>
          <table:table-cell table:formula="of:=CONCATENATE([.C20]; &quot;,&quot;)" office:value-type="string" office:string-value="1.6776894087408e-06,">
            <text:p>1.6776894087408e-06,</text:p>
          </table:table-cell>
        </table:table-row>
        <table:table-row table:style-name="ro1">
          <table:table-cell office:value-type="float" office:value="0.097720589681157">
            <text:p>0.0977205897</text:p>
          </table:table-cell>
          <table:table-cell table:formula="of:=CONCATENATE([.A21]; &quot;,&quot;)" office:value-type="string" office:string-value="0.097720589681157,">
            <text:p>0.097720589681157,</text:p>
          </table:table-cell>
          <table:table-cell office:value-type="string">
            <text:p>3.1256668559229e-11</text:p>
          </table:table-cell>
          <table:table-cell table:formula="of:=CONCATENATE([.C21]; &quot;,&quot;)" office:value-type="string" office:string-value="3.1256668559229e-11,">
            <text:p>3.1256668559229e-11,</text:p>
          </table:table-cell>
        </table:table-row>
        <table:table-row table:style-name="ro1">
          <table:table-cell office:value-type="float" office:value="0.40346913783371">
            <text:p>0.4034691378</text:p>
          </table:table-cell>
          <table:table-cell table:formula="of:=CONCATENATE([.A22]; &quot;,&quot;)" office:value-type="string" office:string-value="0.40346913783371,">
            <text:p>0.40346913783371,</text:p>
          </table:table-cell>
          <table:table-cell office:value-type="string">
            <text:p>3.8554451852451e-06</text:p>
          </table:table-cell>
          <table:table-cell table:formula="of:=CONCATENATE([.C22]; &quot;,&quot;)" office:value-type="string" office:string-value="3.8554451852451e-06,">
            <text:p>3.8554451852451e-06,</text:p>
          </table:table-cell>
        </table:table-row>
        <table:table-row table:style-name="ro1">
          <table:table-cell office:value-type="float" office:value="0.3752735750512">
            <text:p>0.3752735751</text:p>
          </table:table-cell>
          <table:table-cell table:formula="of:=CONCATENATE([.A23]; &quot;,&quot;)" office:value-type="string" office:string-value="0.3752735750512,">
            <text:p>0.3752735750512,</text:p>
          </table:table-cell>
          <table:table-cell office:value-type="string">
            <text:p>2.2886999586814e-06</text:p>
          </table:table-cell>
          <table:table-cell table:formula="of:=CONCATENATE([.C23]; &quot;,&quot;)" office:value-type="string" office:string-value="2.2886999586814e-06,">
            <text:p>2.2886999586814e-06,</text:p>
          </table:table-cell>
        </table:table-row>
        <table:table-row table:style-name="ro1">
          <table:table-cell office:value-type="float" office:value="0.33158542568386">
            <text:p>0.3315854257</text:p>
          </table:table-cell>
          <table:table-cell table:formula="of:=CONCATENATE([.A24]; &quot;,&quot;)" office:value-type="string" office:string-value="0.33158542568386,">
            <text:p>0.33158542568386,</text:p>
          </table:table-cell>
          <table:table-cell office:value-type="string">
            <text:p>9.167776232225e-07</text:p>
          </table:table-cell>
          <table:table-cell table:formula="of:=CONCATENATE([.C24]; &quot;,&quot;)" office:value-type="string" office:string-value="9.167776232225e-07,">
            <text:p>9.167776232225e-07,</text:p>
          </table:table-cell>
        </table:table-row>
        <table:table-row table:style-name="ro1">
          <table:table-cell office:value-type="float" office:value="0.3322445022329">
            <text:p>0.3322445022</text:p>
          </table:table-cell>
          <table:table-cell table:formula="of:=CONCATENATE([.A25]; &quot;,&quot;)" office:value-type="string" office:string-value="0.3322445022329,">
            <text:p>0.3322445022329,</text:p>
          </table:table-cell>
          <table:table-cell office:value-type="string">
            <text:p>9.3054775423809e-07</text:p>
          </table:table-cell>
          <table:table-cell table:formula="of:=CONCATENATE([.C25]; &quot;,&quot;)" office:value-type="string" office:string-value="9.3054775423809e-07,">
            <text:p>9.3054775423809e-07,</text:p>
          </table:table-cell>
        </table:table-row>
        <table:table-row table:style-name="ro1">
          <table:table-cell office:value-type="float" office:value="0.43669469319854">
            <text:p>0.4366946932</text:p>
          </table:table-cell>
          <table:table-cell table:formula="of:=CONCATENATE([.A26]; &quot;,&quot;)" office:value-type="string" office:string-value="0.43669469319854,">
            <text:p>0.43669469319854,</text:p>
          </table:table-cell>
          <table:table-cell office:value-type="string">
            <text:p>6.7318474722598e-06</text:p>
          </table:table-cell>
          <table:table-cell table:formula="of:=CONCATENATE([.C26]; &quot;,&quot;)" office:value-type="string" office:string-value="6.7318474722598e-06,">
            <text:p>6.7318474722598e-06,</text:p>
          </table:table-cell>
        </table:table-row>
        <table:table-row table:style-name="ro1">
          <table:table-cell office:value-type="float" office:value="0.38012740779276">
            <text:p>0.3801274078</text:p>
          </table:table-cell>
          <table:table-cell table:formula="of:=CONCATENATE([.A27]; &quot;,&quot;)" office:value-type="string" office:string-value="0.38012740779276,">
            <text:p>0.38012740779276,</text:p>
          </table:table-cell>
          <table:table-cell office:value-type="string">
            <text:p>2.512465083311e-06</text:p>
          </table:table-cell>
          <table:table-cell table:formula="of:=CONCATENATE([.C27]; &quot;,&quot;)" office:value-type="string" office:string-value="2.512465083311e-06,">
            <text:p>2.512465083311e-06,</text:p>
          </table:table-cell>
        </table:table-row>
        <table:table-row table:style-name="ro1">
          <table:table-cell office:value-type="float" office:value="0.45041438271544">
            <text:p>0.4504143827</text:p>
          </table:table-cell>
          <table:table-cell table:formula="of:=CONCATENATE([.A28]; &quot;,&quot;)" office:value-type="string" office:string-value="0.45041438271544,">
            <text:p>0.45041438271544,</text:p>
          </table:table-cell>
          <table:table-cell office:value-type="string">
            <text:p>8.3406812314958e-06</text:p>
          </table:table-cell>
          <table:table-cell table:formula="of:=CONCATENATE([.C28]; &quot;,&quot;)" office:value-type="string" office:string-value="8.3406812314958e-06,">
            <text:p>8.3406812314958e-06,</text:p>
          </table:table-cell>
        </table:table-row>
        <table:table-row table:style-name="ro1">
          <table:table-cell office:value-type="float" office:value="0.3268764733106">
            <text:p>0.3268764733</text:p>
          </table:table-cell>
          <table:table-cell table:formula="of:=CONCATENATE([.A29]; &quot;,&quot;)" office:value-type="string" office:string-value="0.3268764733106,">
            <text:p>0.3268764733106,</text:p>
          </table:table-cell>
          <table:table-cell office:value-type="string">
            <text:p>8.2324992442416e-07</text:p>
          </table:table-cell>
          <table:table-cell table:formula="of:=CONCATENATE([.C29]; &quot;,&quot;)" office:value-type="string" office:string-value="8.2324992442416e-07,">
            <text:p>8.2324992442416e-07,</text:p>
          </table:table-cell>
        </table:table-row>
        <table:table-row table:style-name="ro1">
          <table:table-cell office:value-type="float" office:value="0.2742168254219">
            <text:p>0.2742168254</text:p>
          </table:table-cell>
          <table:table-cell table:formula="of:=CONCATENATE([.A30]; &quot;,&quot;)" office:value-type="string" office:string-value="0.2742168254219,">
            <text:p>0.2742168254219,</text:p>
          </table:table-cell>
          <table:table-cell office:value-type="string">
            <text:p>2.1306280152677e-07</text:p>
          </table:table-cell>
          <table:table-cell table:formula="of:=CONCATENATE([.C30]; &quot;,&quot;)" office:value-type="string" office:string-value="2.1306280152677e-07,">
            <text:p>2.1306280152677e-07,</text:p>
          </table:table-cell>
        </table:table-row>
        <table:table-row table:style-name="ro1">
          <table:table-cell office:value-type="float" office:value="0.50594224637835">
            <text:p>0.5059422464</text:p>
          </table:table-cell>
          <table:table-cell table:formula="of:=CONCATENATE([.A31]; &quot;,&quot;)" office:value-type="string" office:string-value="0.50594224637835,">
            <text:p>0.50594224637835,</text:p>
          </table:table-cell>
          <table:table-cell office:value-type="string">
            <text:p>1.8320034157081e-05</text:p>
          </table:table-cell>
          <table:table-cell table:formula="of:=CONCATENATE([.C31]; &quot;,&quot;)" office:value-type="string" office:string-value="1.8320034157081e-05,">
            <text:p>1.8320034157081e-05,</text:p>
          </table:table-cell>
        </table:table-row>
        <table:table-row table:style-name="ro1">
          <table:table-cell office:value-type="float" office:value="0.50411371790489">
            <text:p>0.5041137179</text:p>
          </table:table-cell>
          <table:table-cell table:formula="of:=CONCATENATE([.A32]; &quot;,&quot;)" office:value-type="string" office:string-value="0.50411371790489,">
            <text:p>0.50411371790489,</text:p>
          </table:table-cell>
          <table:table-cell office:value-type="string">
            <text:p>1.7884567179117e-05</text:p>
          </table:table-cell>
          <table:table-cell table:formula="of:=CONCATENATE([.C32]; &quot;,&quot;)" office:value-type="string" office:string-value="1.7884567179117e-05,">
            <text:p>1.7884567179117e-05,</text:p>
          </table:table-cell>
        </table:table-row>
        <table:table-row table:style-name="ro1">
          <table:table-cell office:value-type="float" office:value="0.52848812552152">
            <text:p>0.5284881255</text:p>
          </table:table-cell>
          <table:table-cell table:formula="of:=CONCATENATE([.A33]; &quot;,&quot;)" office:value-type="string" office:string-value="0.52848812552152,">
            <text:p>0.52848812552152,</text:p>
          </table:table-cell>
          <table:table-cell office:value-type="string">
            <text:p>2.4419212011784e-05</text:p>
          </table:table-cell>
          <table:table-cell table:formula="of:=CONCATENATE([.C33]; &quot;,&quot;)" office:value-type="string" office:string-value="2.4419212011784e-05,">
            <text:p>2.4419212011784e-05,</text:p>
          </table:table-cell>
        </table:table-row>
        <table:table-row table:style-name="ro1">
          <table:table-cell office:value-type="float" office:value="0.31065044594616">
            <text:p>0.3106504459</text:p>
          </table:table-cell>
          <table:table-cell table:formula="of:=CONCATENATE([.A34]; &quot;,&quot;)" office:value-type="string" office:string-value="0.31065044594616,">
            <text:p>0.31065044594616,</text:p>
          </table:table-cell>
          <table:table-cell office:value-type="string">
            <text:p>5.5956561284786e-07</text:p>
          </table:table-cell>
          <table:table-cell table:formula="of:=CONCATENATE([.C34]; &quot;,&quot;)" office:value-type="string" office:string-value="5.5956561284786e-07,">
            <text:p>5.5956561284786e-07,</text:p>
          </table:table-cell>
        </table:table-row>
        <table:table-row table:style-name="ro1">
          <table:table-cell office:value-type="float" office:value="0.36567216253494">
            <text:p>0.3656721625</text:p>
          </table:table-cell>
          <table:table-cell table:formula="of:=CONCATENATE([.A35]; &quot;,&quot;)" office:value-type="string" office:string-value="0.36567216253494,">
            <text:p>0.36567216253494,</text:p>
          </table:table-cell>
          <table:table-cell office:value-type="string">
            <text:p>1.8943247418958e-06</text:p>
          </table:table-cell>
          <table:table-cell table:formula="of:=CONCATENATE([.C35]; &quot;,&quot;)" office:value-type="string" office:string-value="1.8943247418958e-06,">
            <text:p>1.8943247418958e-06,</text:p>
          </table:table-cell>
        </table:table-row>
        <table:table-row table:style-name="ro1">
          <table:table-cell office:value-type="float" office:value="0.29672414272585">
            <text:p>0.2967241427</text:p>
          </table:table-cell>
          <table:table-cell table:formula="of:=CONCATENATE([.A36]; &quot;,&quot;)" office:value-type="string" office:string-value="0.29672414272585,">
            <text:p>0.29672414272585,</text:p>
          </table:table-cell>
          <table:table-cell office:value-type="string">
            <text:p>3.9359798880168e-07</text:p>
          </table:table-cell>
          <table:table-cell table:formula="of:=CONCATENATE([.C36]; &quot;,&quot;)" office:value-type="string" office:string-value="3.9359798880168e-07,">
            <text:p>3.9359798880168e-07,</text:p>
          </table:table-cell>
        </table:table-row>
        <table:table-row table:style-name="ro1">
          <table:table-cell office:value-type="float" office:value="0.28397477831532">
            <text:p>0.2839747783</text:p>
          </table:table-cell>
          <table:table-cell table:formula="of:=CONCATENATE([.A37]; &quot;,&quot;)" office:value-type="string" office:string-value="0.28397477831532,">
            <text:p>0.28397477831532,</text:p>
          </table:table-cell>
          <table:table-cell office:value-type="string">
            <text:p>2.800481861144e-07</text:p>
          </table:table-cell>
          <table:table-cell table:formula="of:=CONCATENATE([.C37]; &quot;,&quot;)" office:value-type="string" office:string-value="2.800481861144e-07,">
            <text:p>2.800481861144e-07,</text:p>
          </table:table-cell>
        </table:table-row>
        <table:table-row table:style-name="ro1">
          <table:table-cell office:value-type="float" office:value="0.4859241094748">
            <text:p>0.4859241095</text:p>
          </table:table-cell>
          <table:table-cell table:formula="of:=CONCATENATE([.A38]; &quot;,&quot;)" office:value-type="string" office:string-value="0.4859241094748,">
            <text:p>0.4859241094748,</text:p>
          </table:table-cell>
          <table:table-cell office:value-type="string">
            <text:p>1.3986794091387e-05</text:p>
          </table:table-cell>
          <table:table-cell table:formula="of:=CONCATENATE([.C38]; &quot;,&quot;)" office:value-type="string" office:string-value="1.3986794091387e-05,">
            <text:p>1.3986794091387e-05,</text:p>
          </table:table-cell>
        </table:table-row>
        <table:table-row table:style-name="ro1">
          <table:table-cell office:value-type="float" office:value="0.58864620763185">
            <text:p>0.5886462076</text:p>
          </table:table-cell>
          <table:table-cell table:formula="of:=CONCATENATE([.A39]; &quot;,&quot;)" office:value-type="string" office:string-value="0.58864620763185,">
            <text:p>0.58864620763185,</text:p>
          </table:table-cell>
          <table:table-cell office:value-type="string">
            <text:p>4.8783347762517e-05</text:p>
          </table:table-cell>
          <table:table-cell table:formula="of:=CONCATENATE([.C39]; &quot;,&quot;)" office:value-type="string" office:string-value="4.8783347762517e-05,">
            <text:p>4.8783347762517e-05,</text:p>
          </table:table-cell>
        </table:table-row>
        <table:table-row table:style-name="ro1">
          <table:table-cell office:value-type="float" office:value="0.36012786822366">
            <text:p>0.3601278682</text:p>
          </table:table-cell>
          <table:table-cell table:formula="of:=CONCATENATE([.A40]; &quot;,&quot;)" office:value-type="string" office:string-value="0.36012786822366,">
            <text:p>0.36012786822366,</text:p>
          </table:table-cell>
          <table:table-cell office:value-type="string">
            <text:p>1.6934403780153e-06</text:p>
          </table:table-cell>
          <table:table-cell table:formula="of:=CONCATENATE([.C40]; &quot;,&quot;)" office:value-type="string" office:string-value="1.6934403780153e-06,">
            <text:p>1.6934403780153e-06,</text:p>
          </table:table-cell>
        </table:table-row>
        <table:table-row table:style-name="ro1">
          <table:table-cell office:value-type="float" office:value="0.52460447122662">
            <text:p>0.5246044712</text:p>
          </table:table-cell>
          <table:table-cell table:formula="of:=CONCATENATE([.A41]; &quot;,&quot;)" office:value-type="string" office:string-value="0.52460447122662,">
            <text:p>0.52460447122662,</text:p>
          </table:table-cell>
          <table:table-cell office:value-type="string">
            <text:p>2.3267407006979e-05</text:p>
          </table:table-cell>
          <table:table-cell table:formula="of:=CONCATENATE([.C41]; &quot;,&quot;)" office:value-type="string" office:string-value="2.3267407006979e-05,">
            <text:p>2.3267407006979e-05,</text:p>
          </table:table-cell>
        </table:table-row>
        <table:table-row table:style-name="ro1">
          <table:table-cell office:value-type="float" office:value="0.5909727118639">
            <text:p>0.5909727119</text:p>
          </table:table-cell>
          <table:table-cell table:formula="of:=CONCATENATE([.A42]; &quot;,&quot;)" office:value-type="string" office:string-value="0.5909727118639,">
            <text:p>0.5909727118639,</text:p>
          </table:table-cell>
          <table:table-cell office:value-type="string">
            <text:p>5.0008861858484e-05</text:p>
          </table:table-cell>
          <table:table-cell table:formula="of:=CONCATENATE([.C42]; &quot;,&quot;)" office:value-type="string" office:string-value="5.0008861858484e-05,">
            <text:p>5.0008861858484e-05,</text:p>
          </table:table-cell>
        </table:table-row>
        <table:table-row table:style-name="ro1">
          <table:table-cell office:value-type="float" office:value="0.37913561477878">
            <text:p>0.3791356148</text:p>
          </table:table-cell>
          <table:table-cell table:formula="of:=CONCATENATE([.A43]; &quot;,&quot;)" office:value-type="string" office:string-value="0.37913561477878,">
            <text:p>0.37913561477878,</text:p>
          </table:table-cell>
          <table:table-cell office:value-type="string">
            <text:p>2.4653358288809e-06</text:p>
          </table:table-cell>
          <table:table-cell table:formula="of:=CONCATENATE([.C43]; &quot;,&quot;)" office:value-type="string" office:string-value="2.4653358288809e-06,">
            <text:p>2.4653358288809e-06,</text:p>
          </table:table-cell>
        </table:table-row>
        <table:table-row table:style-name="ro1">
          <table:table-cell office:value-type="float" office:value="0.33823686641182">
            <text:p>0.3382368664</text:p>
          </table:table-cell>
          <table:table-cell table:formula="of:=CONCATENATE([.A44]; &quot;,&quot;)" office:value-type="string" office:string-value="0.33823686641182,">
            <text:p>0.33823686641182,</text:p>
          </table:table-cell>
          <table:table-cell office:value-type="string">
            <text:p>1.0638478559786e-06</text:p>
          </table:table-cell>
          <table:table-cell table:formula="of:=CONCATENATE([.C44]; &quot;,&quot;)" office:value-type="string" office:string-value="1.0638478559786e-06,">
            <text:p>1.0638478559786e-06,</text:p>
          </table:table-cell>
        </table:table-row>
        <table:table-row table:style-name="ro1">
          <table:table-cell office:value-type="float" office:value="0.49082459187454">
            <text:p>0.4908245919</text:p>
          </table:table-cell>
          <table:table-cell table:formula="of:=CONCATENATE([.A45]; &quot;,&quot;)" office:value-type="string" office:string-value="0.49082459187454,">
            <text:p>0.49082459187454,</text:p>
          </table:table-cell>
          <table:table-cell office:value-type="string">
            <text:p>1.496227597674e-05</text:p>
          </table:table-cell>
          <table:table-cell table:formula="of:=CONCATENATE([.C45]; &quot;,&quot;)" office:value-type="string" office:string-value="1.496227597674e-05,">
            <text:p>1.496227597674e-05,</text:p>
          </table:table-cell>
        </table:table-row>
        <table:table-row table:style-name="ro1">
          <table:table-cell office:value-type="float" office:value="0.5119741597531">
            <text:p>0.5119741598</text:p>
          </table:table-cell>
          <table:table-cell table:formula="of:=CONCATENATE([.A46]; &quot;,&quot;)" office:value-type="string" office:string-value="0.5119741597531,">
            <text:p>0.5119741597531,</text:p>
          </table:table-cell>
          <table:table-cell office:value-type="string">
            <text:p>1.9816946162938e-05</text:p>
          </table:table-cell>
          <table:table-cell table:formula="of:=CONCATENATE([.C46]; &quot;,&quot;)" office:value-type="string" office:string-value="1.9816946162938e-05,">
            <text:p>1.9816946162938e-05,</text:p>
          </table:table-cell>
        </table:table-row>
        <table:table-row table:style-name="ro1">
          <table:table-cell office:value-type="float" office:value="0.54503640256894">
            <text:p>0.5450364026</text:p>
          </table:table-cell>
          <table:table-cell table:formula="of:=CONCATENATE([.A47]; &quot;,&quot;)" office:value-type="string" office:string-value="0.54503640256894,">
            <text:p>0.54503640256894,</text:p>
          </table:table-cell>
          <table:table-cell office:value-type="string">
            <text:p>2.9844749059495e-05</text:p>
          </table:table-cell>
          <table:table-cell table:formula="of:=CONCATENATE([.C47]; &quot;,&quot;)" office:value-type="string" office:string-value="2.9844749059495e-05,">
            <text:p>2.9844749059495e-05,</text:p>
          </table:table-cell>
        </table:table-row>
        <table:table-row table:style-name="ro1">
          <table:table-cell office:value-type="float" office:value="0.40006580732056">
            <text:p>0.4000658073</text:p>
          </table:table-cell>
          <table:table-cell table:formula="of:=CONCATENATE([.A48]; &quot;,&quot;)" office:value-type="string" office:string-value="0.40006580732056,">
            <text:p>0.40006580732056,</text:p>
          </table:table-cell>
          <table:table-cell office:value-type="string">
            <text:p>3.6293583859255e-06</text:p>
          </table:table-cell>
          <table:table-cell table:formula="of:=CONCATENATE([.C48]; &quot;,&quot;)" office:value-type="string" office:string-value="3.6293583859255e-06,">
            <text:p>3.6293583859255e-06,</text:p>
          </table:table-cell>
        </table:table-row>
        <table:table-row table:style-name="ro1">
          <table:table-cell office:value-type="float" office:value="0.20718129913458">
            <text:p>0.2071812991</text:p>
          </table:table-cell>
          <table:table-cell table:formula="of:=CONCATENATE([.A49]; &quot;,&quot;)" office:value-type="string" office:string-value="0.20718129913458,">
            <text:p>0.20718129913458,</text:p>
          </table:table-cell>
          <table:table-cell office:value-type="string">
            <text:p>2.217075740136e-08</text:p>
          </table:table-cell>
          <table:table-cell table:formula="of:=CONCATENATE([.C49]; &quot;,&quot;)" office:value-type="string" office:string-value="2.217075740136e-08,">
            <text:p>2.217075740136e-08,</text:p>
          </table:table-cell>
        </table:table-row>
        <table:table-row table:style-name="ro1">
          <table:table-cell office:value-type="float" office:value="0.29200932328775">
            <text:p>0.2920093233</text:p>
          </table:table-cell>
          <table:table-cell table:formula="of:=CONCATENATE([.A50]; &quot;,&quot;)" office:value-type="string" office:string-value="0.29200932328775,">
            <text:p>0.29200932328775,</text:p>
          </table:table-cell>
          <table:table-cell office:value-type="string">
            <text:p>3.4778488440249e-07</text:p>
          </table:table-cell>
          <table:table-cell table:formula="of:=CONCATENATE([.C50]; &quot;,&quot;)" office:value-type="string" office:string-value="3.4778488440249e-07,">
            <text:p>3.4778488440249e-07,</text:p>
          </table:table-cell>
        </table:table-row>
        <table:table-row table:style-name="ro1">
          <table:table-cell office:value-type="float" office:value="0.64713086321862">
            <text:p>0.6471308632</text:p>
          </table:table-cell>
          <table:table-cell table:formula="of:=CONCATENATE([.A51]; &quot;,&quot;)" office:value-type="string" office:string-value="0.64713086321862,">
            <text:p>0.64713086321862,</text:p>
          </table:table-cell>
          <table:table-cell office:value-type="string">
            <text:p>8.7627431036739e-05</text:p>
          </table:table-cell>
          <table:table-cell table:formula="of:=CONCATENATE([.C51]; &quot;,&quot;)" office:value-type="string" office:string-value="8.7627431036739e-05,">
            <text:p>8.7627431036739e-05,</text:p>
          </table:table-cell>
        </table:table-row>
        <table:table-row table:style-name="ro1">
          <table:table-cell office:value-type="float" office:value="0.59242790983746">
            <text:p>0.5924279098</text:p>
          </table:table-cell>
          <table:table-cell table:formula="of:=CONCATENATE([.A52]; &quot;,&quot;)" office:value-type="string" office:string-value="0.59242790983746,">
            <text:p>0.59242790983746,</text:p>
          </table:table-cell>
          <table:table-cell office:value-type="string">
            <text:p>5.0787553955465e-05</text:p>
          </table:table-cell>
          <table:table-cell table:formula="of:=CONCATENATE([.C52]; &quot;,&quot;)" office:value-type="string" office:string-value="5.0787553955465e-05,">
            <text:p>5.0787553955465e-05,</text:p>
          </table:table-cell>
        </table:table-row>
        <table:table-row table:style-name="ro1">
          <table:table-cell office:value-type="float" office:value="0.59494141746523">
            <text:p>0.5949414175</text:p>
          </table:table-cell>
          <table:table-cell table:formula="of:=CONCATENATE([.A53]; &quot;,&quot;)" office:value-type="string" office:string-value="0.59494141746523,">
            <text:p>0.59494141746523,</text:p>
          </table:table-cell>
          <table:table-cell office:value-type="string">
            <text:p>5.2154847372698e-05</text:p>
          </table:table-cell>
          <table:table-cell table:formula="of:=CONCATENATE([.C53]; &quot;,&quot;)" office:value-type="string" office:string-value="5.2154847372698e-05,">
            <text:p>5.2154847372698e-05,</text:p>
          </table:table-cell>
        </table:table-row>
        <table:table-row table:style-name="ro1">
          <table:table-cell office:value-type="float" office:value="0.39668926668989">
            <text:p>0.3966892667</text:p>
          </table:table-cell>
          <table:table-cell table:formula="of:=CONCATENATE([.A54]; &quot;,&quot;)" office:value-type="string" office:string-value="0.39668926668989,">
            <text:p>0.39668926668989,</text:p>
          </table:table-cell>
          <table:table-cell office:value-type="string">
            <text:p>3.4159109579515e-06</text:p>
          </table:table-cell>
          <table:table-cell table:formula="of:=CONCATENATE([.C54]; &quot;,&quot;)" office:value-type="string" office:string-value="3.4159109579515e-06,">
            <text:p>3.4159109579515e-06,</text:p>
          </table:table-cell>
        </table:table-row>
        <table:table-row table:style-name="ro1">
          <table:table-cell office:value-type="float" office:value="0.39427744408022">
            <text:p>0.3942774441</text:p>
          </table:table-cell>
          <table:table-cell table:formula="of:=CONCATENATE([.A55]; &quot;,&quot;)" office:value-type="string" office:string-value="0.39427744408022,">
            <text:p>0.39427744408022,</text:p>
          </table:table-cell>
          <table:table-cell office:value-type="string">
            <text:p>3.2698460764876e-06</text:p>
          </table:table-cell>
          <table:table-cell table:formula="of:=CONCATENATE([.C55]; &quot;,&quot;)" office:value-type="string" office:string-value="3.2698460764876e-06,">
            <text:p>3.2698460764876e-06,</text:p>
          </table:table-cell>
        </table:table-row>
        <table:table-row table:style-name="ro1">
          <table:table-cell office:value-type="float" office:value="0.20723982751576">
            <text:p>0.2072398275</text:p>
          </table:table-cell>
          <table:table-cell table:formula="of:=CONCATENATE([.A56]; &quot;,&quot;)" office:value-type="string" office:string-value="0.20723982751576,">
            <text:p>0.20723982751576,</text:p>
          </table:table-cell>
          <table:table-cell office:value-type="string">
            <text:p>2.2222692420856e-08</text:p>
          </table:table-cell>
          <table:table-cell table:formula="of:=CONCATENATE([.C56]; &quot;,&quot;)" office:value-type="string" office:string-value="2.2222692420856e-08,">
            <text:p>2.2222692420856e-08,</text:p>
          </table:table-cell>
        </table:table-row>
        <table:table-row table:style-name="ro1">
          <table:table-cell office:value-type="float" office:value="0.19388274126389">
            <text:p>0.1938827413</text:p>
          </table:table-cell>
          <table:table-cell table:formula="of:=CONCATENATE([.A57]; &quot;,&quot;)" office:value-type="string" office:string-value="0.19388274126389,">
            <text:p>0.19388274126389,</text:p>
          </table:table-cell>
          <table:table-cell office:value-type="string">
            <text:p>1.2757770163969e-08</text:p>
          </table:table-cell>
          <table:table-cell table:formula="of:=CONCATENATE([.C57]; &quot;,&quot;)" office:value-type="string" office:string-value="1.2757770163969e-08,">
            <text:p>1.2757770163969e-08,</text:p>
          </table:table-cell>
        </table:table-row>
        <table:table-row table:style-name="ro1">
          <table:table-cell office:value-type="float" office:value="0.36143578246556">
            <text:p>0.3614357825</text:p>
          </table:table-cell>
          <table:table-cell table:formula="of:=CONCATENATE([.A58]; &quot;,&quot;)" office:value-type="string" office:string-value="0.36143578246556,">
            <text:p>0.36143578246556,</text:p>
          </table:table-cell>
          <table:table-cell office:value-type="string">
            <text:p>1.7391612469277e-06</text:p>
          </table:table-cell>
          <table:table-cell table:formula="of:=CONCATENATE([.C58]; &quot;,&quot;)" office:value-type="string" office:string-value="1.7391612469277e-06,">
            <text:p>1.7391612469277e-06,</text:p>
          </table:table-cell>
        </table:table-row>
        <table:table-row table:style-name="ro1">
          <table:table-cell office:value-type="float" office:value="0.15495773847947">
            <text:p>0.1549577385</text:p>
          </table:table-cell>
          <table:table-cell table:formula="of:=CONCATENATE([.A59]; &quot;,&quot;)" office:value-type="string" office:string-value="0.15495773847947,">
            <text:p>0.15495773847947,</text:p>
          </table:table-cell>
          <table:table-cell office:value-type="string">
            <text:p>1.8900433444913e-09</text:p>
          </table:table-cell>
          <table:table-cell table:formula="of:=CONCATENATE([.C59]; &quot;,&quot;)" office:value-type="string" office:string-value="1.8900433444913e-09,">
            <text:p>1.8900433444913e-09,</text:p>
          </table:table-cell>
        </table:table-row>
        <table:table-row table:style-name="ro1">
          <table:table-cell office:value-type="float" office:value="0.24081918749292">
            <text:p>0.2408191875</text:p>
          </table:table-cell>
          <table:table-cell table:formula="of:=CONCATENATE([.A60]; &quot;,&quot;)" office:value-type="string" office:string-value="0.24081918749292,">
            <text:p>0.24081918749292,</text:p>
          </table:table-cell>
          <table:table-cell office:value-type="string">
            <text:p>7.5827347067441e-08</text:p>
          </table:table-cell>
          <table:table-cell table:formula="of:=CONCATENATE([.C60]; &quot;,&quot;)" office:value-type="string" office:string-value="7.5827347067441e-08,">
            <text:p>7.5827347067441e-08,</text:p>
          </table:table-cell>
        </table:table-row>
        <table:table-row table:style-name="ro1">
          <table:table-cell office:value-type="float" office:value="0.65140404041853">
            <text:p>0.6514040404</text:p>
          </table:table-cell>
          <table:table-cell table:formula="of:=CONCATENATE([.A61]; &quot;,&quot;)" office:value-type="string" office:string-value="0.65140404041853,">
            <text:p>0.65140404041853,</text:p>
          </table:table-cell>
          <table:table-cell office:value-type="string">
            <text:p>9.1195005055634e-05</text:p>
          </table:table-cell>
          <table:table-cell table:formula="of:=CONCATENATE([.C61]; &quot;,&quot;)" office:value-type="string" office:string-value="9.1195005055634e-05,">
            <text:p>9.1195005055634e-05,</text:p>
          </table:table-cell>
        </table:table-row>
        <table:table-row table:style-name="ro1">
          <table:table-cell office:value-type="float" office:value="0.47447062815715">
            <text:p>0.4744706282</text:p>
          </table:table-cell>
          <table:table-cell table:formula="of:=CONCATENATE([.A62]; &quot;,&quot;)" office:value-type="string" office:string-value="0.47447062815715,">
            <text:p>0.47447062815715,</text:p>
          </table:table-cell>
          <table:table-cell office:value-type="string">
            <text:p>1.1905073231308e-05</text:p>
          </table:table-cell>
          <table:table-cell table:formula="of:=CONCATENATE([.C62]; &quot;,&quot;)" office:value-type="string" office:string-value="1.1905073231308e-05,">
            <text:p>1.1905073231308e-05,</text:p>
          </table:table-cell>
        </table:table-row>
        <table:table-row table:style-name="ro1">
          <table:table-cell office:value-type="float" office:value="0.27942103035401">
            <text:p>0.2794210304</text:p>
          </table:table-cell>
          <table:table-cell table:formula="of:=CONCATENATE([.A63]; &quot;,&quot;)" office:value-type="string" office:string-value="0.27942103035401,">
            <text:p>0.27942103035401,</text:p>
          </table:table-cell>
          <table:table-cell office:value-type="string">
            <text:p>2.4686302504723e-07</text:p>
          </table:table-cell>
          <table:table-cell table:formula="of:=CONCATENATE([.C63]; &quot;,&quot;)" office:value-type="string" office:string-value="2.4686302504723e-07,">
            <text:p>2.4686302504723e-07,</text:p>
          </table:table-cell>
        </table:table-row>
        <table:table-row table:style-name="ro1">
          <table:table-cell office:value-type="float" office:value="0.27362349392637">
            <text:p>0.2736234939</text:p>
          </table:table-cell>
          <table:table-cell table:formula="of:=CONCATENATE([.A64]; &quot;,&quot;)" office:value-type="string" office:string-value="0.27362349392637,">
            <text:p>0.27362349392637,</text:p>
          </table:table-cell>
          <table:table-cell office:value-type="string">
            <text:p>2.0947067131961e-07</text:p>
          </table:table-cell>
          <table:table-cell table:formula="of:=CONCATENATE([.C64]; &quot;,&quot;)" office:value-type="string" office:string-value="2.0947067131961e-07,">
            <text:p>2.0947067131961e-07,</text:p>
          </table:table-cell>
        </table:table-row>
        <table:table-row table:style-name="ro1">
          <table:table-cell office:value-type="float" office:value="0.57323290680619">
            <text:p>0.5732329068</text:p>
          </table:table-cell>
          <table:table-cell table:formula="of:=CONCATENATE([.A65]; &quot;,&quot;)" office:value-type="string" office:string-value="0.57323290680619,">
            <text:p>0.57323290680619,</text:p>
          </table:table-cell>
          <table:table-cell office:value-type="string">
            <text:p>4.1245912456732e-05</text:p>
          </table:table-cell>
          <table:table-cell table:formula="of:=CONCATENATE([.C65]; &quot;,&quot;)" office:value-type="string" office:string-value="4.1245912456732e-05,">
            <text:p>4.1245912456732e-05,</text:p>
          </table:table-cell>
        </table:table-row>
        <table:table-row table:style-name="ro1">
          <table:table-cell office:value-type="float" office:value="0.44970972068929">
            <text:p>0.4497097207</text:p>
          </table:table-cell>
          <table:table-cell table:formula="of:=CONCATENATE([.A66]; &quot;,&quot;)" office:value-type="string" office:string-value="0.44970972068929,">
            <text:p>0.44970972068929,</text:p>
          </table:table-cell>
          <table:table-cell office:value-type="string">
            <text:p>8.2511074307245e-06</text:p>
          </table:table-cell>
          <table:table-cell table:formula="of:=CONCATENATE([.C66]; &quot;,&quot;)" office:value-type="string" office:string-value="8.2511074307245e-06,">
            <text:p>8.2511074307245e-06,</text:p>
          </table:table-cell>
        </table:table-row>
        <table:table-row table:style-name="ro1">
          <table:table-cell office:value-type="float" office:value="0.61364992393159">
            <text:p>0.6136499239</text:p>
          </table:table-cell>
          <table:table-cell table:formula="of:=CONCATENATE([.A67]; &quot;,&quot;)" office:value-type="string" office:string-value="0.61364992393159,">
            <text:p>0.61364992393159,</text:p>
          </table:table-cell>
          <table:table-cell office:value-type="string">
            <text:p>6.3257733724834e-05</text:p>
          </table:table-cell>
          <table:table-cell table:formula="of:=CONCATENATE([.C67]; &quot;,&quot;)" office:value-type="string" office:string-value="6.3257733724834e-05,">
            <text:p>6.3257733724834e-05,</text:p>
          </table:table-cell>
        </table:table-row>
        <table:table-row table:style-name="ro1">
          <table:table-cell office:value-type="float" office:value="0.26645824431687">
            <text:p>0.2664582443</text:p>
          </table:table-cell>
          <table:table-cell table:formula="of:=CONCATENATE([.A68]; &quot;,&quot;)" office:value-type="string" office:string-value="0.26645824431687,">
            <text:p>0.26645824431687,</text:p>
          </table:table-cell>
          <table:table-cell office:value-type="string">
            <text:p>1.6997414502523e-07</text:p>
          </table:table-cell>
          <table:table-cell table:formula="of:=CONCATENATE([.C68]; &quot;,&quot;)" office:value-type="string" office:string-value="1.6997414502523e-07,">
            <text:p>1.6997414502523e-07,</text:p>
          </table:table-cell>
        </table:table-row>
        <table:table-row table:style-name="ro1">
          <table:table-cell office:value-type="float" office:value="0.5852347373628">
            <text:p>0.5852347374</text:p>
          </table:table-cell>
          <table:table-cell table:formula="of:=CONCATENATE([.A69]; &quot;,&quot;)" office:value-type="string" office:string-value="0.5852347373628,">
            <text:p>0.5852347373628,</text:p>
          </table:table-cell>
          <table:table-cell office:value-type="string">
            <text:p>4.7028936555594e-05</text:p>
          </table:table-cell>
          <table:table-cell table:formula="of:=CONCATENATE([.C69]; &quot;,&quot;)" office:value-type="string" office:string-value="4.7028936555594e-05,">
            <text:p>4.7028936555594e-05,</text:p>
          </table:table-cell>
        </table:table-row>
        <table:table-row table:style-name="ro1">
          <table:table-cell office:value-type="float" office:value="0.59117915228895">
            <text:p>0.5911791523</text:p>
          </table:table-cell>
          <table:table-cell table:formula="of:=CONCATENATE([.A70]; &quot;,&quot;)" office:value-type="string" office:string-value="0.59117915228895,">
            <text:p>0.59117915228895,</text:p>
          </table:table-cell>
          <table:table-cell office:value-type="string">
            <text:p>5.0118758467965e-05</text:p>
          </table:table-cell>
          <table:table-cell table:formula="of:=CONCATENATE([.C70]; &quot;,&quot;)" office:value-type="string" office:string-value="5.0118758467965e-05,">
            <text:p>5.0118758467965e-05,</text:p>
          </table:table-cell>
        </table:table-row>
        <table:table-row table:style-name="ro1">
          <table:table-cell office:value-type="float" office:value="1.1462998100918">
            <text:p>1.1462998101</text:p>
          </table:table-cell>
          <table:table-cell table:formula="of:=CONCATENATE([.A71]; &quot;,&quot;)" office:value-type="string" office:string-value="1.1462998100918,">
            <text:p>1.1462998100918,</text:p>
          </table:table-cell>
          <table:table-cell office:value-type="float" office:value="0.0018883319144673">
            <text:p>0.0018883319</text:p>
          </table:table-cell>
          <table:table-cell table:formula="of:=CONCATENATE([.C71]; &quot;,&quot;)" office:value-type="string" office:string-value="0.0018883319144673,">
            <text:p>0.0018883319144673,</text:p>
          </table:table-cell>
        </table:table-row>
        <table:table-row table:style-name="ro1">
          <table:table-cell office:value-type="float" office:value="1.029168977853">
            <text:p>1.0291689779</text:p>
          </table:table-cell>
          <table:table-cell table:formula="of:=CONCATENATE([.A72]; &quot;,&quot;)" office:value-type="string" office:string-value="1.029168977853,">
            <text:p>1.029168977853,</text:p>
          </table:table-cell>
          <table:table-cell office:value-type="float" office:value="0.0011263794715884">
            <text:p>0.0011263795</text:p>
          </table:table-cell>
          <table:table-cell table:formula="of:=CONCATENATE([.C72]; &quot;,&quot;)" office:value-type="string" office:string-value="0.0011263794715884,">
            <text:p>0.0011263794715884,</text:p>
          </table:table-cell>
        </table:table-row>
        <table:table-row table:style-name="ro1">
          <table:table-cell office:value-type="float" office:value="0.32788843386459">
            <text:p>0.3278884339</text:p>
          </table:table-cell>
          <table:table-cell table:formula="of:=CONCATENATE([.A73]; &quot;,&quot;)" office:value-type="string" office:string-value="0.32788843386459,">
            <text:p>0.32788843386459,</text:p>
          </table:table-cell>
          <table:table-cell office:value-type="string">
            <text:p>8.4264586180429e-07</text:p>
          </table:table-cell>
          <table:table-cell table:formula="of:=CONCATENATE([.C73]; &quot;,&quot;)" office:value-type="string" office:string-value="8.4264586180429e-07,">
            <text:p>8.4264586180429e-07,</text:p>
          </table:table-cell>
        </table:table-row>
        <table:table-row table:style-name="ro1">
          <table:table-cell office:value-type="float" office:value="0.2497452964911">
            <text:p>0.2497452965</text:p>
          </table:table-cell>
          <table:table-cell table:formula="of:=CONCATENATE([.A74]; &quot;,&quot;)" office:value-type="string" office:string-value="0.2497452964911,">
            <text:p>0.2497452964911,</text:p>
          </table:table-cell>
          <table:table-cell office:value-type="string">
            <text:p>1.0156827317801e-07</text:p>
          </table:table-cell>
          <table:table-cell table:formula="of:=CONCATENATE([.C74]; &quot;,&quot;)" office:value-type="string" office:string-value="1.0156827317801e-07,">
            <text:p>1.0156827317801e-07,</text:p>
          </table:table-cell>
        </table:table-row>
        <table:table-row table:style-name="ro1">
          <table:table-cell office:value-type="float" office:value="0.81882360588598">
            <text:p>0.8188236059</text:p>
          </table:table-cell>
          <table:table-cell table:formula="of:=CONCATENATE([.A75]; &quot;,&quot;)" office:value-type="string" office:string-value="0.81882360588598,">
            <text:p>0.81882360588598,</text:p>
          </table:table-cell>
          <table:table-cell office:value-type="float" office:value="0.00034197764975288">
            <text:p>0.0003419776</text:p>
          </table:table-cell>
          <table:table-cell table:formula="of:=CONCATENATE([.C75]; &quot;,&quot;)" office:value-type="string" office:string-value="0.00034197764975288,">
            <text:p>0.00034197764975288,</text:p>
          </table:table-cell>
        </table:table-row>
        <table:table-row table:style-name="ro1">
          <table:table-cell office:value-type="float" office:value="0.89212129930092">
            <text:p>0.8921212993</text:p>
          </table:table-cell>
          <table:table-cell table:formula="of:=CONCATENATE([.A76]; &quot;,&quot;)" office:value-type="string" office:string-value="0.89212129930092,">
            <text:p>0.89212129930092,</text:p>
          </table:table-cell>
          <table:table-cell office:value-type="float" office:value="0.00054293687266083">
            <text:p>0.0005429369</text:p>
          </table:table-cell>
          <table:table-cell table:formula="of:=CONCATENATE([.C76]; &quot;,&quot;)" office:value-type="string" office:string-value="0.00054293687266083,">
            <text:p>0.00054293687266083,</text:p>
          </table:table-cell>
        </table:table-row>
        <table:table-row table:style-name="ro1">
          <table:table-cell office:value-type="float" office:value="0.90870812933202">
            <text:p>0.9087081293</text:p>
          </table:table-cell>
          <table:table-cell table:formula="of:=CONCATENATE([.A77]; &quot;,&quot;)" office:value-type="string" office:string-value="0.90870812933202,">
            <text:p>0.90870812933202,</text:p>
          </table:table-cell>
          <table:table-cell office:value-type="float" office:value="0.00059820343265953">
            <text:p>0.0005982034</text:p>
          </table:table-cell>
          <table:table-cell table:formula="of:=CONCATENATE([.C77]; &quot;,&quot;)" office:value-type="string" office:string-value="0.00059820343265953,">
            <text:p>0.00059820343265953,</text:p>
          </table:table-cell>
        </table:table-row>
        <table:table-row table:style-name="ro1">
          <table:table-cell office:value-type="float" office:value="0.66381581844475">
            <text:p>0.6638158184</text:p>
          </table:table-cell>
          <table:table-cell table:formula="of:=CONCATENATE([.A78]; &quot;,&quot;)" office:value-type="string" office:string-value="0.66381581844475,">
            <text:p>0.66381581844475,</text:p>
          </table:table-cell>
          <table:table-cell office:value-type="float" office:value="0.00010219354927205">
            <text:p>0.0001021935</text:p>
          </table:table-cell>
          <table:table-cell table:formula="of:=CONCATENATE([.C78]; &quot;,&quot;)" office:value-type="string" office:string-value="0.00010219354927205,">
            <text:p>0.00010219354927205,</text:p>
          </table:table-cell>
        </table:table-row>
        <table:table-row table:style-name="ro1">
          <table:table-cell office:value-type="float" office:value="1.2012103142991">
            <text:p>1.2012103143</text:p>
          </table:table-cell>
          <table:table-cell table:formula="of:=CONCATENATE([.A79]; &quot;,&quot;)" office:value-type="string" office:string-value="1.2012103142991,">
            <text:p>1.2012103142991,</text:p>
          </table:table-cell>
          <table:table-cell office:value-type="float" office:value="0.0023419366071106">
            <text:p>0.0023419366</text:p>
          </table:table-cell>
          <table:table-cell table:formula="of:=CONCATENATE([.C79]; &quot;,&quot;)" office:value-type="string" office:string-value="0.0023419366071106,">
            <text:p>0.0023419366071106,</text:p>
          </table:table-cell>
        </table:table-row>
        <table:table-row table:style-name="ro1">
          <table:table-cell office:value-type="float" office:value="0.48698803549673">
            <text:p>0.4869880355</text:p>
          </table:table-cell>
          <table:table-cell table:formula="of:=CONCATENATE([.A80]; &quot;,&quot;)" office:value-type="string" office:string-value="0.48698803549673,">
            <text:p>0.48698803549673,</text:p>
          </table:table-cell>
          <table:table-cell office:value-type="string">
            <text:p>1.4194110208143e-05</text:p>
          </table:table-cell>
          <table:table-cell table:formula="of:=CONCATENATE([.C80]; &quot;,&quot;)" office:value-type="string" office:string-value="1.4194110208143e-05,">
            <text:p>1.4194110208143e-05,</text:p>
          </table:table-cell>
        </table:table-row>
        <table:table-row table:style-name="ro1">
          <table:table-cell office:value-type="float" office:value="0.14400669130142">
            <text:p>0.1440066913</text:p>
          </table:table-cell>
          <table:table-cell table:formula="of:=CONCATENATE([.A81]; &quot;,&quot;)" office:value-type="string" office:string-value="0.14400669130142,">
            <text:p>0.14400669130142,</text:p>
          </table:table-cell>
          <table:table-cell office:value-type="string">
            <text:p>9.9894384412269e-10</text:p>
          </table:table-cell>
          <table:table-cell table:formula="of:=CONCATENATE([.C81]; &quot;,&quot;)" office:value-type="string" office:string-value="9.9894384412269e-10,">
            <text:p>9.9894384412269e-10,</text:p>
          </table:table-cell>
        </table:table-row>
        <table:table-row table:style-name="ro1">
          <table:table-cell office:value-type="float" office:value="0.17120574773261">
            <text:p>0.1712057477</text:p>
          </table:table-cell>
          <table:table-cell table:formula="of:=CONCATENATE([.A82]; &quot;,&quot;)" office:value-type="string" office:string-value="0.17120574773261,">
            <text:p>0.17120574773261,</text:p>
          </table:table-cell>
          <table:table-cell office:value-type="string">
            <text:p>4.4550384556079e-09</text:p>
          </table:table-cell>
          <table:table-cell table:formula="of:=CONCATENATE([.C82]; &quot;,&quot;)" office:value-type="string" office:string-value="4.4550384556079e-09,">
            <text:p>4.4550384556079e-09,</text:p>
          </table:table-cell>
        </table:table-row>
        <table:table-row table:style-name="ro1">
          <table:table-cell office:value-type="float" office:value="0.45502494518702">
            <text:p>0.4550249452</text:p>
          </table:table-cell>
          <table:table-cell table:formula="of:=CONCATENATE([.A83]; &quot;,&quot;)" office:value-type="string" office:string-value="0.45502494518702,">
            <text:p>0.45502494518702,</text:p>
          </table:table-cell>
          <table:table-cell office:value-type="string">
            <text:p>8.9463867809141e-06</text:p>
          </table:table-cell>
          <table:table-cell table:formula="of:=CONCATENATE([.C83]; &quot;,&quot;)" office:value-type="string" office:string-value="8.9463867809141e-06,">
            <text:p>8.9463867809141e-06,</text:p>
          </table:table-cell>
        </table:table-row>
        <table:table-row table:style-name="ro1">
          <table:table-cell office:value-type="float" office:value="0.45590976340078">
            <text:p>0.4559097634</text:p>
          </table:table-cell>
          <table:table-cell table:formula="of:=CONCATENATE([.A84]; &quot;,&quot;)" office:value-type="string" office:string-value="0.45590976340078,">
            <text:p>0.45590976340078,</text:p>
          </table:table-cell>
          <table:table-cell office:value-type="string">
            <text:p>9.0665976547619e-06</text:p>
          </table:table-cell>
          <table:table-cell table:formula="of:=CONCATENATE([.C84]; &quot;,&quot;)" office:value-type="string" office:string-value="9.0665976547619e-06,">
            <text:p>9.0665976547619e-06,</text:p>
          </table:table-cell>
        </table:table-row>
        <table:table-row table:style-name="ro1">
          <table:table-cell office:value-type="float" office:value="0.72411111402096">
            <text:p>0.724111114</text:p>
          </table:table-cell>
          <table:table-cell table:formula="of:=CONCATENATE([.A85]; &quot;,&quot;)" office:value-type="string" office:string-value="0.72411111402096,">
            <text:p>0.72411111402096,</text:p>
          </table:table-cell>
          <table:table-cell office:value-type="float" office:value="0.00017076529737689">
            <text:p>0.0001707653</text:p>
          </table:table-cell>
          <table:table-cell table:formula="of:=CONCATENATE([.C85]; &quot;,&quot;)" office:value-type="string" office:string-value="0.00017076529737689,">
            <text:p>0.00017076529737689,</text:p>
          </table:table-cell>
        </table:table-row>
        <table:table-row table:style-name="ro1">
          <table:table-cell office:value-type="float" office:value="0.5837534055644">
            <text:p>0.5837534056</text:p>
          </table:table-cell>
          <table:table-cell table:formula="of:=CONCATENATE([.A86]; &quot;,&quot;)" office:value-type="string" office:string-value="0.5837534055644,">
            <text:p>0.5837534055644,</text:p>
          </table:table-cell>
          <table:table-cell office:value-type="string">
            <text:p>4.6282696593552e-05</text:p>
          </table:table-cell>
          <table:table-cell table:formula="of:=CONCATENATE([.C86]; &quot;,&quot;)" office:value-type="string" office:string-value="4.6282696593552e-05,">
            <text:p>4.6282696593552e-05,</text:p>
          </table:table-cell>
        </table:table-row>
        <table:table-row table:style-name="ro1">
          <table:table-cell office:value-type="float" office:value="0.34033123866505">
            <text:p>0.3403312387</text:p>
          </table:table-cell>
          <table:table-cell table:formula="of:=CONCATENATE([.A87]; &quot;,&quot;)" office:value-type="string" office:string-value="0.34033123866505,">
            <text:p>0.34033123866505,</text:p>
          </table:table-cell>
          <table:table-cell office:value-type="string">
            <text:p>1.114029643234e-06</text:p>
          </table:table-cell>
          <table:table-cell table:formula="of:=CONCATENATE([.C87]; &quot;,&quot;)" office:value-type="string" office:string-value="1.114029643234e-06,">
            <text:p>1.114029643234e-06,</text:p>
          </table:table-cell>
        </table:table-row>
        <table:table-row table:style-name="ro1">
          <table:table-cell office:value-type="float" office:value="0.11983415495259">
            <text:p>0.119834155</text:p>
          </table:table-cell>
          <table:table-cell table:formula="of:=CONCATENATE([.A88]; &quot;,&quot;)" office:value-type="string" office:string-value="0.11983415495259,">
            <text:p>0.11983415495259,</text:p>
          </table:table-cell>
          <table:table-cell office:value-type="string">
            <text:p>1.9691059440686e-10</text:p>
          </table:table-cell>
          <table:table-cell table:formula="of:=CONCATENATE([.C88]; &quot;,&quot;)" office:value-type="string" office:string-value="1.9691059440686e-10,">
            <text:p>1.9691059440686e-10,</text:p>
          </table:table-cell>
        </table:table-row>
        <table:table-row table:style-name="ro1">
          <table:table-cell office:value-type="float" office:value="0.58521436413673">
            <text:p>0.5852143641</text:p>
          </table:table-cell>
          <table:table-cell table:formula="of:=CONCATENATE([.A89]; &quot;,&quot;)" office:value-type="string" office:string-value="0.58521436413673,">
            <text:p>0.58521436413673,</text:p>
          </table:table-cell>
          <table:table-cell office:value-type="string">
            <text:p>4.701860979878e-05</text:p>
          </table:table-cell>
          <table:table-cell table:formula="of:=CONCATENATE([.C89]; &quot;,&quot;)" office:value-type="string" office:string-value="4.701860979878e-05,">
            <text:p>4.701860979878e-05,</text:p>
          </table:table-cell>
        </table:table-row>
        <table:table-row table:style-name="ro1">
          <table:table-cell office:value-type="float" office:value="0.30529421384881">
            <text:p>0.3052942138</text:p>
          </table:table-cell>
          <table:table-cell table:formula="of:=CONCATENATE([.A90]; &quot;,&quot;)" office:value-type="string" office:string-value="0.30529421384881,">
            <text:p>0.30529421384881,</text:p>
          </table:table-cell>
          <table:table-cell office:value-type="string">
            <text:p>4.8989341811005e-07</text:p>
          </table:table-cell>
          <table:table-cell table:formula="of:=CONCATENATE([.C90]; &quot;,&quot;)" office:value-type="string" office:string-value="4.8989341811005e-07,">
            <text:p>4.8989341811005e-07,</text:p>
          </table:table-cell>
        </table:table-row>
        <table:table-row table:style-name="ro1">
          <table:table-cell office:value-type="float" office:value="0.35548352737097">
            <text:p>0.3554835274</text:p>
          </table:table-cell>
          <table:table-cell table:formula="of:=CONCATENATE([.A91]; &quot;,&quot;)" office:value-type="string" office:string-value="0.35548352737097,">
            <text:p>0.35548352737097,</text:p>
          </table:table-cell>
          <table:table-cell office:value-type="string">
            <text:p>1.5390487184913e-06</text:p>
          </table:table-cell>
          <table:table-cell table:formula="of:=CONCATENATE([.C91]; &quot;,&quot;)" office:value-type="string" office:string-value="1.5390487184913e-06,">
            <text:p>1.5390487184913e-06,</text:p>
          </table:table-cell>
        </table:table-row>
        <table:table-row table:style-name="ro1">
          <table:table-cell office:value-type="float" office:value="0.33374624470132">
            <text:p>0.3337462447</text:p>
          </table:table-cell>
          <table:table-cell table:formula="of:=CONCATENATE([.A92]; &quot;,&quot;)" office:value-type="string" office:string-value="0.33374624470132,">
            <text:p>0.33374624470132,</text:p>
          </table:table-cell>
          <table:table-cell office:value-type="string">
            <text:p>9.6256880080853e-07</text:p>
          </table:table-cell>
          <table:table-cell table:formula="of:=CONCATENATE([.C92]; &quot;,&quot;)" office:value-type="string" office:string-value="9.6256880080853e-07,">
            <text:p>9.6256880080853e-07,</text:p>
          </table:table-cell>
        </table:table-row>
        <table:table-row table:style-name="ro1">
          <table:table-cell office:value-type="float" office:value="0.22700062828675">
            <text:p>0.2270006283</text:p>
          </table:table-cell>
          <table:table-cell table:formula="of:=CONCATENATE([.A93]; &quot;,&quot;)" office:value-type="string" office:string-value="0.22700062828675,">
            <text:p>0.22700062828675,</text:p>
          </table:table-cell>
          <table:table-cell office:value-type="string">
            <text:p>4.6970235878978e-08</text:p>
          </table:table-cell>
          <table:table-cell table:formula="of:=CONCATENATE([.C93]; &quot;,&quot;)" office:value-type="string" office:string-value="4.6970235878978e-08,">
            <text:p>4.6970235878978e-08,</text:p>
          </table:table-cell>
        </table:table-row>
        <table:table-row table:style-name="ro1">
          <table:table-cell office:value-type="float" office:value="0.29873754757134">
            <text:p>0.2987375476</text:p>
          </table:table-cell>
          <table:table-cell table:formula="of:=CONCATENATE([.A94]; &quot;,&quot;)" office:value-type="string" office:string-value="0.29873754757134,">
            <text:p>0.29873754757134,</text:p>
          </table:table-cell>
          <table:table-cell office:value-type="string">
            <text:p>4.1465236705868e-07</text:p>
          </table:table-cell>
          <table:table-cell table:formula="of:=CONCATENATE([.C94]; &quot;,&quot;)" office:value-type="string" office:string-value="4.1465236705868e-07,">
            <text:p>4.1465236705868e-07,</text:p>
          </table:table-cell>
        </table:table-row>
        <table:table-row table:style-name="ro1">
          <table:table-cell office:value-type="float" office:value="0.14966071695109">
            <text:p>0.149660717</text:p>
          </table:table-cell>
          <table:table-cell table:formula="of:=CONCATENATE([.A95]; &quot;,&quot;)" office:value-type="string" office:string-value="0.14966071695109,">
            <text:p>0.14966071695109,</text:p>
          </table:table-cell>
          <table:table-cell office:value-type="string">
            <text:p>1.3975948539695e-09</text:p>
          </table:table-cell>
          <table:table-cell table:formula="of:=CONCATENATE([.C95]; &quot;,&quot;)" office:value-type="string" office:string-value="1.3975948539695e-09,">
            <text:p>1.3975948539695e-09,</text:p>
          </table:table-cell>
        </table:table-row>
        <table:table-row table:style-name="ro1">
          <table:table-cell office:value-type="float" office:value="0.14334176279395">
            <text:p>0.1433417628</text:p>
          </table:table-cell>
          <table:table-cell table:formula="of:=CONCATENATE([.A96]; &quot;,&quot;)" office:value-type="string" office:string-value="0.14334176279395,">
            <text:p>0.14334176279395,</text:p>
          </table:table-cell>
          <table:table-cell office:value-type="string">
            <text:p>9.59327155484e-10</text:p>
          </table:table-cell>
          <table:table-cell table:formula="of:=CONCATENATE([.C96]; &quot;,&quot;)" office:value-type="string" office:string-value="9.59327155484e-10,">
            <text:p>9.59327155484e-10,</text:p>
          </table:table-cell>
        </table:table-row>
        <table:table-row table:style-name="ro1">
          <table:table-cell office:value-type="float" office:value="0.27255912235759">
            <text:p>0.2725591224</text:p>
          </table:table-cell>
          <table:table-cell table:formula="of:=CONCATENATE([.A97]; &quot;,&quot;)" office:value-type="string" office:string-value="0.27255912235759,">
            <text:p>0.27255912235759,</text:p>
          </table:table-cell>
          <table:table-cell office:value-type="string">
            <text:p>2.0315500949424e-07</text:p>
          </table:table-cell>
          <table:table-cell table:formula="of:=CONCATENATE([.C97]; &quot;,&quot;)" office:value-type="string" office:string-value="2.0315500949424e-07,">
            <text:p>2.0315500949424e-07,</text:p>
          </table:table-cell>
        </table:table-row>
        <table:table-row table:style-name="ro1">
          <table:table-cell office:value-type="float" office:value="0.32111707899483">
            <text:p>0.321117079</text:p>
          </table:table-cell>
          <table:table-cell table:formula="of:=CONCATENATE([.A98]; &quot;,&quot;)" office:value-type="string" office:string-value="0.32111707899483,">
            <text:p>0.32111707899483,</text:p>
          </table:table-cell>
          <table:table-cell office:value-type="string">
            <text:p>7.1981513879654e-07</text:p>
          </table:table-cell>
          <table:table-cell table:formula="of:=CONCATENATE([.C98]; &quot;,&quot;)" office:value-type="string" office:string-value="7.1981513879654e-07,">
            <text:p>7.1981513879654e-07,</text:p>
          </table:table-cell>
        </table:table-row>
        <table:table-row table:style-name="ro1">
          <table:table-cell office:value-type="float" office:value="0.25051855917588">
            <text:p>0.2505185592</text:p>
          </table:table-cell>
          <table:table-cell table:formula="of:=CONCATENATE([.A99]; &quot;,&quot;)" office:value-type="string" office:string-value="0.25051855917588,">
            <text:p>0.25051855917588,</text:p>
          </table:table-cell>
          <table:table-cell office:value-type="string">
            <text:p>1.0411124426899e-07</text:p>
          </table:table-cell>
          <table:table-cell table:formula="of:=CONCATENATE([.C99]; &quot;,&quot;)" office:value-type="string" office:string-value="1.0411124426899e-07,">
            <text:p>1.0411124426899e-07,</text:p>
          </table:table-cell>
        </table:table-row>
        <table:table-row table:style-name="ro1">
          <table:table-cell office:value-type="float" office:value="0.082111665341107">
            <text:p>0.0821116653</text:p>
          </table:table-cell>
          <table:table-cell table:formula="of:=CONCATENATE([.A100]; &quot;,&quot;)" office:value-type="string" office:string-value="0.082111665341107,">
            <text:p>0.082111665341107,</text:p>
          </table:table-cell>
          <table:table-cell office:value-type="string">
            <text:p>6.3288938989712e-12</text:p>
          </table:table-cell>
          <table:table-cell table:formula="of:=CONCATENATE([.C100]; &quot;,&quot;)" office:value-type="string" office:string-value="6.3288938989712e-12,">
            <text:p>6.3288938989712e-12,</text:p>
          </table:table-cell>
        </table:table-row>
        <table:table-row table:style-name="ro1">
          <table:table-cell office:value-type="float" office:value="0.13357230388673">
            <text:p>0.1335723039</text:p>
          </table:table-cell>
          <table:table-cell table:formula="of:=CONCATENATE([.A101]; &quot;,&quot;)" office:value-type="string" office:string-value="0.13357230388673,">
            <text:p>0.13357230388673,</text:p>
          </table:table-cell>
          <table:table-cell office:value-type="string">
            <text:p>5.1602638034664e-10</text:p>
          </table:table-cell>
          <table:table-cell table:formula="of:=CONCATENATE([.C101]; &quot;,&quot;)" office:value-type="string" office:string-value="5.1602638034664e-10,">
            <text:p>5.1602638034664e-10,</text:p>
          </table:table-cell>
        </table:table-row>
        <table:table-row table:style-name="ro1">
          <table:table-cell office:value-type="float" office:value="0.39772948080759">
            <text:p>0.3977294808</text:p>
          </table:table-cell>
          <table:table-cell table:formula="of:=CONCATENATE([.A102]; &quot;,&quot;)" office:value-type="string" office:string-value="0.39772948080759,">
            <text:p>0.39772948080759,</text:p>
          </table:table-cell>
          <table:table-cell office:value-type="string">
            <text:p>3.4805395984522e-06</text:p>
          </table:table-cell>
          <table:table-cell table:formula="of:=CONCATENATE([.C102]; &quot;,&quot;)" office:value-type="string" office:string-value="3.4805395984522e-06,">
            <text:p>3.4805395984522e-06,</text:p>
          </table:table-cell>
        </table:table-row>
        <table:table-row table:style-name="ro1">
          <table:table-cell office:value-type="float" office:value="0.46214192210162">
            <text:p>0.4621419221</text:p>
          </table:table-cell>
          <table:table-cell table:formula="of:=CONCATENATE([.A103]; &quot;,&quot;)" office:value-type="string" office:string-value="0.46214192210162,">
            <text:p>0.46214192210162,</text:p>
          </table:table-cell>
          <table:table-cell office:value-type="string">
            <text:p>9.9508085444362e-06</text:p>
          </table:table-cell>
          <table:table-cell table:formula="of:=CONCATENATE([.C103]; &quot;,&quot;)" office:value-type="string" office:string-value="9.9508085444362e-06,">
            <text:p>9.9508085444362e-06,</text:p>
          </table:table-cell>
        </table:table-row>
        <table:table-row table:style-name="ro1">
          <table:table-cell office:value-type="float" office:value="0.57064815480301">
            <text:p>0.5706481548</text:p>
          </table:table-cell>
          <table:table-cell table:formula="of:=CONCATENATE([.A104]; &quot;,&quot;)" office:value-type="string" office:string-value="0.57064815480301,">
            <text:p>0.57064815480301,</text:p>
          </table:table-cell>
          <table:table-cell office:value-type="string">
            <text:p>4.0076989307572e-05</text:p>
          </table:table-cell>
          <table:table-cell table:formula="of:=CONCATENATE([.C104]; &quot;,&quot;)" office:value-type="string" office:string-value="4.0076989307572e-05,">
            <text:p>4.0076989307572e-05,</text:p>
          </table:table-cell>
        </table:table-row>
        <table:table-row table:style-name="ro1">
          <table:table-cell office:value-type="float" office:value="0.34477421966288">
            <text:p>0.3447742197</text:p>
          </table:table-cell>
          <table:table-cell table:formula="of:=CONCATENATE([.A105]; &quot;,&quot;)" office:value-type="string" office:string-value="0.34477421966288,">
            <text:p>0.34477421966288,</text:p>
          </table:table-cell>
          <table:table-cell office:value-type="string">
            <text:p>1.2270269296995e-06</text:p>
          </table:table-cell>
          <table:table-cell table:formula="of:=CONCATENATE([.C105]; &quot;,&quot;)" office:value-type="string" office:string-value="1.2270269296995e-06,">
            <text:p>1.2270269296995e-06,</text:p>
          </table:table-cell>
        </table:table-row>
        <table:table-row table:style-name="ro1">
          <table:table-cell office:value-type="float" office:value="1.1548237025323">
            <text:p>1.1548237025</text:p>
          </table:table-cell>
          <table:table-cell table:formula="of:=CONCATENATE([.A106]; &quot;,&quot;)" office:value-type="string" office:string-value="1.1548237025323,">
            <text:p>1.1548237025323,</text:p>
          </table:table-cell>
          <table:table-cell office:value-type="float" office:value="0.0019545169936061">
            <text:p>0.001954517</text:p>
          </table:table-cell>
          <table:table-cell table:formula="of:=CONCATENATE([.C106]; &quot;,&quot;)" office:value-type="string" office:string-value="0.0019545169936061,">
            <text:p>0.0019545169936061,</text:p>
          </table:table-cell>
        </table:table-row>
        <table:table-row table:style-name="ro1">
          <table:table-cell office:value-type="float" office:value="0.49557921087904">
            <text:p>0.4955792109</text:p>
          </table:table-cell>
          <table:table-cell table:formula="of:=CONCATENATE([.A107]; &quot;,&quot;)" office:value-type="string" office:string-value="0.49557921087904,">
            <text:p>0.49557921087904,</text:p>
          </table:table-cell>
          <table:table-cell office:value-type="string">
            <text:p>1.5960136502009e-05</text:p>
          </table:table-cell>
          <table:table-cell table:formula="of:=CONCATENATE([.C107]; &quot;,&quot;)" office:value-type="string" office:string-value="1.5960136502009e-05,">
            <text:p>1.5960136502009e-05,</text:p>
          </table:table-cell>
        </table:table-row>
        <table:table-row table:style-name="ro1">
          <table:table-cell office:value-type="float" office:value="0.37534385997487">
            <text:p>0.37534386</text:p>
          </table:table-cell>
          <table:table-cell table:formula="of:=CONCATENATE([.A108]; &quot;,&quot;)" office:value-type="string" office:string-value="0.37534385997487,">
            <text:p>0.37534385997487,</text:p>
          </table:table-cell>
          <table:table-cell office:value-type="string">
            <text:p>2.2918185460141e-06</text:p>
          </table:table-cell>
          <table:table-cell table:formula="of:=CONCATENATE([.C108]; &quot;,&quot;)" office:value-type="string" office:string-value="2.2918185460141e-06,">
            <text:p>2.2918185460141e-06,</text:p>
          </table:table-cell>
        </table:table-row>
        <table:table-row table:style-name="ro1">
          <table:table-cell office:value-type="float" office:value="0.2052310975098">
            <text:p>0.2052310975</text:p>
          </table:table-cell>
          <table:table-cell table:formula="of:=CONCATENATE([.A109]; &quot;,&quot;)" office:value-type="string" office:string-value="0.2052310975098,">
            <text:p>0.2052310975098,</text:p>
          </table:table-cell>
          <table:table-cell office:value-type="string">
            <text:p>2.0498797609953e-08</text:p>
          </table:table-cell>
          <table:table-cell table:formula="of:=CONCATENATE([.C109]; &quot;,&quot;)" office:value-type="string" office:string-value="2.0498797609953e-08,">
            <text:p>2.0498797609953e-08,</text:p>
          </table:table-cell>
        </table:table-row>
        <table:table-row table:style-name="ro1">
          <table:table-cell office:value-type="float" office:value="0.39226764855963">
            <text:p>0.3922676486</text:p>
          </table:table-cell>
          <table:table-cell table:formula="of:=CONCATENATE([.A110]; &quot;,&quot;)" office:value-type="string" office:string-value="0.39226764855963,">
            <text:p>0.39226764855963,</text:p>
          </table:table-cell>
          <table:table-cell office:value-type="string">
            <text:p>3.1520826989512e-06</text:p>
          </table:table-cell>
          <table:table-cell table:formula="of:=CONCATENATE([.C110]; &quot;,&quot;)" office:value-type="string" office:string-value="3.1520826989512e-06,">
            <text:p>3.1520826989512e-06,</text:p>
          </table:table-cell>
        </table:table-row>
        <table:table-row table:style-name="ro1">
          <table:table-cell office:value-type="float" office:value="0.17230556463627">
            <text:p>0.1723055646</text:p>
          </table:table-cell>
          <table:table-cell table:formula="of:=CONCATENATE([.A111]; &quot;,&quot;)" office:value-type="string" office:string-value="0.17230556463627,">
            <text:p>0.17230556463627,</text:p>
          </table:table-cell>
          <table:table-cell office:value-type="string">
            <text:p>4.7052723697242e-09</text:p>
          </table:table-cell>
          <table:table-cell table:formula="of:=CONCATENATE([.C111]; &quot;,&quot;)" office:value-type="string" office:string-value="4.7052723697242e-09,">
            <text:p>4.7052723697242e-09,</text:p>
          </table:table-cell>
        </table:table-row>
        <table:table-row table:style-name="ro1">
          <table:table-cell office:value-type="float" office:value="1.5665343859521">
            <text:p>1.566534386</text:p>
          </table:table-cell>
          <table:table-cell table:formula="of:=CONCATENATE([.A112]; &quot;,&quot;)" office:value-type="string" office:string-value="1.5665343859521,">
            <text:p>1.5665343859521,</text:p>
          </table:table-cell>
          <table:table-cell office:value-type="float" office:value="0.0071767604440064">
            <text:p>0.0071767604</text:p>
          </table:table-cell>
          <table:table-cell table:formula="of:=CONCATENATE([.C112]; &quot;,&quot;)" office:value-type="string" office:string-value="0.0071767604440064,">
            <text:p>0.0071767604440064,</text:p>
          </table:table-cell>
        </table:table-row>
        <table:table-row table:style-name="ro1">
          <table:table-cell office:value-type="float" office:value="0.62914121127794">
            <text:p>0.6291412113</text:p>
          </table:table-cell>
          <table:table-cell table:formula="of:=CONCATENATE([.A113]; &quot;,&quot;)" office:value-type="string" office:string-value="0.62914121127794,">
            <text:p>0.62914121127794,</text:p>
          </table:table-cell>
          <table:table-cell office:value-type="string">
            <text:p>7.3772422155992e-05</text:p>
          </table:table-cell>
          <table:table-cell table:formula="of:=CONCATENATE([.C113]; &quot;,&quot;)" office:value-type="string" office:string-value="7.3772422155992e-05,">
            <text:p>7.3772422155992e-05,</text:p>
          </table:table-cell>
        </table:table-row>
        <table:table-row table:style-name="ro1">
          <table:table-cell office:value-type="float" office:value="0.613816380241">
            <text:p>0.6138163802</text:p>
          </table:table-cell>
          <table:table-cell table:formula="of:=CONCATENATE([.A114]; &quot;,&quot;)" office:value-type="string" office:string-value="0.613816380241,">
            <text:p>0.613816380241,</text:p>
          </table:table-cell>
          <table:table-cell office:value-type="string">
            <text:p>6.3364140087891e-05</text:p>
          </table:table-cell>
          <table:table-cell table:formula="of:=CONCATENATE([.C114]; &quot;,&quot;)" office:value-type="string" office:string-value="6.3364140087891e-05,">
            <text:p>6.3364140087891e-05,</text:p>
          </table:table-cell>
        </table:table-row>
        <table:table-row table:style-name="ro1">
          <table:table-cell office:value-type="float" office:value="1.1523488095438">
            <text:p>1.1523488095</text:p>
          </table:table-cell>
          <table:table-cell table:formula="of:=CONCATENATE([.A115]; &quot;,&quot;)" office:value-type="string" office:string-value="1.1523488095438,">
            <text:p>1.1523488095438,</text:p>
          </table:table-cell>
          <table:table-cell office:value-type="float" office:value="0.0019351428541593">
            <text:p>0.0019351429</text:p>
          </table:table-cell>
          <table:table-cell table:formula="of:=CONCATENATE([.C115]; &quot;,&quot;)" office:value-type="string" office:string-value="0.0019351428541593,">
            <text:p>0.0019351428541593,</text:p>
          </table:table-cell>
        </table:table-row>
        <table:table-row table:style-name="ro1">
          <table:table-cell office:value-type="float" office:value="1.3073466424711">
            <text:p>1.3073466425</text:p>
          </table:table-cell>
          <table:table-cell table:formula="of:=CONCATENATE([.A116]; &quot;,&quot;)" office:value-type="string" office:string-value="1.3073466424711,">
            <text:p>1.3073466424711,</text:p>
          </table:table-cell>
          <table:table-cell office:value-type="float" office:value="0.0034101941530151">
            <text:p>0.0034101942</text:p>
          </table:table-cell>
          <table:table-cell table:formula="of:=CONCATENATE([.C116]; &quot;,&quot;)" office:value-type="string" office:string-value="0.0034101941530151,">
            <text:p>0.0034101941530151,</text:p>
          </table:table-cell>
        </table:table-row>
        <table:table-row table:style-name="ro1">
          <table:table-cell office:value-type="float" office:value="1.1986255969778">
            <text:p>1.198625597</text:p>
          </table:table-cell>
          <table:table-cell table:formula="of:=CONCATENATE([.A117]; &quot;,&quot;)" office:value-type="string" office:string-value="1.1986255969778,">
            <text:p>1.1986255969778,</text:p>
          </table:table-cell>
          <table:table-cell office:value-type="float" office:value="0.0023191171152649">
            <text:p>0.0023191171</text:p>
          </table:table-cell>
          <table:table-cell table:formula="of:=CONCATENATE([.C117]; &quot;,&quot;)" office:value-type="string" office:string-value="0.0023191171152649,">
            <text:p>0.0023191171152649,</text:p>
          </table:table-cell>
        </table:table-row>
        <table:table-row table:style-name="ro1">
          <table:table-cell office:value-type="float" office:value="0.84407484682761">
            <text:p>0.8440748468</text:p>
          </table:table-cell>
          <table:table-cell table:formula="of:=CONCATENATE([.A118]; &quot;,&quot;)" office:value-type="string" office:string-value="0.84407484682761,">
            <text:p>0.84407484682761,</text:p>
          </table:table-cell>
          <table:table-cell office:value-type="float" office:value="0.00040366783475295">
            <text:p>0.0004036678</text:p>
          </table:table-cell>
          <table:table-cell table:formula="of:=CONCATENATE([.C118]; &quot;,&quot;)" office:value-type="string" office:string-value="0.00040366783475295,">
            <text:p>0.00040366783475295,</text:p>
          </table:table-cell>
        </table:table-row>
        <table:table-row table:style-name="ro1">
          <table:table-cell office:value-type="float" office:value="0.72875145542522">
            <text:p>0.7287514554</text:p>
          </table:table-cell>
          <table:table-cell table:formula="of:=CONCATENATE([.A119]; &quot;,&quot;)" office:value-type="string" office:string-value="0.72875145542522,">
            <text:p>0.72875145542522,</text:p>
          </table:table-cell>
          <table:table-cell office:value-type="float" office:value="0.00017720205893744">
            <text:p>0.0001772021</text:p>
          </table:table-cell>
          <table:table-cell table:formula="of:=CONCATENATE([.C119]; &quot;,&quot;)" office:value-type="string" office:string-value="0.00017720205893744,">
            <text:p>0.00017720205893744,</text:p>
          </table:table-cell>
        </table:table-row>
        <table:table-row table:style-name="ro1">
          <table:table-cell office:value-type="float" office:value="0.25877461244267">
            <text:p>0.2587746124</text:p>
          </table:table-cell>
          <table:table-cell table:formula="of:=CONCATENATE([.A120]; &quot;,&quot;)" office:value-type="string" office:string-value="0.25877461244267,">
            <text:p>0.25877461244267,</text:p>
          </table:table-cell>
          <table:table-cell office:value-type="string">
            <text:p>1.3481459630053e-07</text:p>
          </table:table-cell>
          <table:table-cell table:formula="of:=CONCATENATE([.C120]; &quot;,&quot;)" office:value-type="string" office:string-value="1.3481459630053e-07,">
            <text:p>1.3481459630053e-07,</text:p>
          </table:table-cell>
        </table:table-row>
        <table:table-row table:style-name="ro1">
          <table:table-cell office:value-type="float" office:value="0.29463934445349">
            <text:p>0.2946393445</text:p>
          </table:table-cell>
          <table:table-cell table:formula="of:=CONCATENATE([.A121]; &quot;,&quot;)" office:value-type="string" office:string-value="0.29463934445349,">
            <text:p>0.29463934445349,</text:p>
          </table:table-cell>
          <table:table-cell office:value-type="string">
            <text:p>3.7275148617056e-07</text:p>
          </table:table-cell>
          <table:table-cell table:formula="of:=CONCATENATE([.C121]; &quot;,&quot;)" office:value-type="string" office:string-value="3.7275148617056e-07,">
            <text:p>3.7275148617056e-07,</text:p>
          </table:table-cell>
        </table:table-row>
        <table:table-row table:style-name="ro1">
          <table:table-cell office:value-type="float" office:value="0.43914799925492">
            <text:p>0.4391479993</text:p>
          </table:table-cell>
          <table:table-cell table:formula="of:=CONCATENATE([.A122]; &quot;,&quot;)" office:value-type="string" office:string-value="0.43914799925492,">
            <text:p>0.43914799925492,</text:p>
          </table:table-cell>
          <table:table-cell office:value-type="string">
            <text:p>6.9992982860569e-06</text:p>
          </table:table-cell>
          <table:table-cell table:formula="of:=CONCATENATE([.C122]; &quot;,&quot;)" office:value-type="string" office:string-value="6.9992982860569e-06,">
            <text:p>6.9992982860569e-06,</text:p>
          </table:table-cell>
        </table:table-row>
        <table:table-row table:style-name="ro1">
          <table:table-cell office:value-type="float" office:value="0.40130057110713">
            <text:p>0.4013005711</text:p>
          </table:table-cell>
          <table:table-cell table:formula="of:=CONCATENATE([.A123]; &quot;,&quot;)" office:value-type="string" office:string-value="0.40130057110713,">
            <text:p>0.40130057110713,</text:p>
          </table:table-cell>
          <table:table-cell office:value-type="string">
            <text:p>3.7100929298987e-06</text:p>
          </table:table-cell>
          <table:table-cell table:formula="of:=CONCATENATE([.C123]; &quot;,&quot;)" office:value-type="string" office:string-value="3.7100929298987e-06,">
            <text:p>3.7100929298987e-06,</text:p>
          </table:table-cell>
        </table:table-row>
        <table:table-row table:style-name="ro1">
          <table:table-cell office:value-type="float" office:value="0.33502595130274">
            <text:p>0.3350259513</text:p>
          </table:table-cell>
          <table:table-cell table:formula="of:=CONCATENATE([.A124]; &quot;,&quot;)" office:value-type="string" office:string-value="0.33502595130274,">
            <text:p>0.33502595130274,</text:p>
          </table:table-cell>
          <table:table-cell office:value-type="string">
            <text:p>9.9057510906822e-07</text:p>
          </table:table-cell>
          <table:table-cell table:formula="of:=CONCATENATE([.C124]; &quot;,&quot;)" office:value-type="string" office:string-value="9.9057510906822e-07,">
            <text:p>9.9057510906822e-07,</text:p>
          </table:table-cell>
        </table:table-row>
        <table:table-row table:style-name="ro1">
          <table:table-cell office:value-type="float" office:value="0.52725264495414">
            <text:p>0.527252645</text:p>
          </table:table-cell>
          <table:table-cell table:formula="of:=CONCATENATE([.A125]; &quot;,&quot;)" office:value-type="string" office:string-value="0.52725264495414,">
            <text:p>0.52725264495414,</text:p>
          </table:table-cell>
          <table:table-cell office:value-type="string">
            <text:p>2.4047991578602e-05</text:p>
          </table:table-cell>
          <table:table-cell table:formula="of:=CONCATENATE([.C125]; &quot;,&quot;)" office:value-type="string" office:string-value="2.4047991578602e-05,">
            <text:p>2.4047991578602e-05,</text:p>
          </table:table-cell>
        </table:table-row>
        <table:table-row table:style-name="ro1">
          <table:table-cell office:value-type="float" office:value="0.18467710871025">
            <text:p>0.1846771087</text:p>
          </table:table-cell>
          <table:table-cell table:formula="of:=CONCATENATE([.A126]; &quot;,&quot;)" office:value-type="string" office:string-value="0.18467710871025,">
            <text:p>0.18467710871025,</text:p>
          </table:table-cell>
          <table:table-cell office:value-type="string">
            <text:p>8.4748242195367e-09</text:p>
          </table:table-cell>
          <table:table-cell table:formula="of:=CONCATENATE([.C126]; &quot;,&quot;)" office:value-type="string" office:string-value="8.4748242195367e-09,">
            <text:p>8.4748242195367e-09,</text:p>
          </table:table-cell>
        </table:table-row>
        <table:table-row table:style-name="ro1">
          <table:table-cell office:value-type="float" office:value="0.37241245367261">
            <text:p>0.3724124537</text:p>
          </table:table-cell>
          <table:table-cell table:formula="of:=CONCATENATE([.A127]; &quot;,&quot;)" office:value-type="string" office:string-value="0.37241245367261,">
            <text:p>0.37241245367261,</text:p>
          </table:table-cell>
          <table:table-cell office:value-type="string">
            <text:p>2.1646887133963e-06</text:p>
          </table:table-cell>
          <table:table-cell table:formula="of:=CONCATENATE([.C127]; &quot;,&quot;)" office:value-type="string" office:string-value="2.1646887133963e-06,">
            <text:p>2.1646887133963e-06,</text:p>
          </table:table-cell>
        </table:table-row>
        <table:table-row table:style-name="ro1">
          <table:table-cell office:value-type="float" office:value="0.42784313719194">
            <text:p>0.4278431372</text:p>
          </table:table-cell>
          <table:table-cell table:formula="of:=CONCATENATE([.A128]; &quot;,&quot;)" office:value-type="string" office:string-value="0.42784313719194,">
            <text:p>0.42784313719194,</text:p>
          </table:table-cell>
          <table:table-cell office:value-type="string">
            <text:p>5.8349980614468e-06</text:p>
          </table:table-cell>
          <table:table-cell table:formula="of:=CONCATENATE([.C128]; &quot;,&quot;)" office:value-type="string" office:string-value="5.8349980614468e-06,">
            <text:p>5.8349980614468e-06,</text:p>
          </table:table-cell>
        </table:table-row>
        <table:table-row table:style-name="ro1">
          <table:table-cell office:value-type="float" office:value="0.41617278811245">
            <text:p>0.4161727881</text:p>
          </table:table-cell>
          <table:table-cell table:formula="of:=CONCATENATE([.A129]; &quot;,&quot;)" office:value-type="string" office:string-value="0.41617278811245,">
            <text:p>0.41617278811245,</text:p>
          </table:table-cell>
          <table:table-cell office:value-type="string">
            <text:p>4.8036830966605e-06</text:p>
          </table:table-cell>
          <table:table-cell table:formula="of:=CONCATENATE([.C129]; &quot;,&quot;)" office:value-type="string" office:string-value="4.8036830966605e-06,">
            <text:p>4.8036830966605e-06,</text:p>
          </table:table-cell>
        </table:table-row>
        <table:table-row table:style-name="ro1">
          <table:table-cell office:value-type="float" office:value="0.75207338147526">
            <text:p>0.7520733815</text:p>
          </table:table-cell>
          <table:table-cell table:formula="of:=CONCATENATE([.A130]; &quot;,&quot;)" office:value-type="string" office:string-value="0.75207338147526,">
            <text:p>0.75207338147526,</text:p>
          </table:table-cell>
          <table:table-cell office:value-type="float" office:value="0.00021236320016201">
            <text:p>0.0002123632</text:p>
          </table:table-cell>
          <table:table-cell table:formula="of:=CONCATENATE([.C130]; &quot;,&quot;)" office:value-type="string" office:string-value="0.00021236320016201,">
            <text:p>0.00021236320016201,</text:p>
          </table:table-cell>
        </table:table-row>
        <table:table-row table:style-name="ro1">
          <table:table-cell office:value-type="float" office:value="0.47259208333419">
            <text:p>0.4725920833</text:p>
          </table:table-cell>
          <table:table-cell table:formula="of:=CONCATENATE([.A131]; &quot;,&quot;)" office:value-type="string" office:string-value="0.47259208333419,">
            <text:p>0.47259208333419,</text:p>
          </table:table-cell>
          <table:table-cell office:value-type="string">
            <text:p>1.1588835776796e-05</text:p>
          </table:table-cell>
          <table:table-cell table:formula="of:=CONCATENATE([.C131]; &quot;,&quot;)" office:value-type="string" office:string-value="1.1588835776796e-05,">
            <text:p>1.1588835776796e-05,</text:p>
          </table:table-cell>
        </table:table-row>
        <table:table-row table:style-name="ro1">
          <table:table-cell office:value-type="float" office:value="0.44391430428276">
            <text:p>0.4439143043</text:p>
          </table:table-cell>
          <table:table-cell table:formula="of:=CONCATENATE([.A132]; &quot;,&quot;)" office:value-type="string" office:string-value="0.44391430428276,">
            <text:p>0.44391430428276,</text:p>
          </table:table-cell>
          <table:table-cell office:value-type="string">
            <text:p>7.5435749126844e-06</text:p>
          </table:table-cell>
          <table:table-cell table:formula="of:=CONCATENATE([.C132]; &quot;,&quot;)" office:value-type="string" office:string-value="7.5435749126844e-06,">
            <text:p>7.5435749126844e-06,</text:p>
          </table:table-cell>
        </table:table-row>
        <table:table-row table:style-name="ro1">
          <table:table-cell office:value-type="float" office:value="0.17555652799254">
            <text:p>0.175556528</text:p>
          </table:table-cell>
          <table:table-cell table:formula="of:=CONCATENATE([.A133]; &quot;,&quot;)" office:value-type="string" office:string-value="0.17555652799254,">
            <text:p>0.17555652799254,</text:p>
          </table:table-cell>
          <table:table-cell office:value-type="string">
            <text:p>5.5174023607945e-09</text:p>
          </table:table-cell>
          <table:table-cell table:formula="of:=CONCATENATE([.C133]; &quot;,&quot;)" office:value-type="string" office:string-value="5.5174023607945e-09,">
            <text:p>5.5174023607945e-09,</text:p>
          </table:table-cell>
        </table:table-row>
        <table:table-row table:style-name="ro1">
          <table:table-cell office:value-type="float" office:value="0.178090169726">
            <text:p>0.1780901697</text:p>
          </table:table-cell>
          <table:table-cell table:formula="of:=CONCATENATE([.A134]; &quot;,&quot;)" office:value-type="string" office:string-value="0.178090169726,">
            <text:p>0.178090169726,</text:p>
          </table:table-cell>
          <table:table-cell office:value-type="string">
            <text:p>6.2318093236093e-09</text:p>
          </table:table-cell>
          <table:table-cell table:formula="of:=CONCATENATE([.C134]; &quot;,&quot;)" office:value-type="string" office:string-value="6.2318093236093e-09,">
            <text:p>6.2318093236093e-09,</text:p>
          </table:table-cell>
        </table:table-row>
        <table:table-row table:style-name="ro1">
          <table:table-cell office:value-type="float" office:value="0.24573035838471">
            <text:p>0.2457303584</text:p>
          </table:table-cell>
          <table:table-cell table:formula="of:=CONCATENATE([.A135]; &quot;,&quot;)" office:value-type="string" office:string-value="0.24573035838471,">
            <text:p>0.24573035838471,</text:p>
          </table:table-cell>
          <table:table-cell office:value-type="string">
            <text:p>8.9196467966009e-08</text:p>
          </table:table-cell>
          <table:table-cell table:formula="of:=CONCATENATE([.C135]; &quot;,&quot;)" office:value-type="string" office:string-value="8.9196467966009e-08,">
            <text:p>8.9196467966009e-08,</text:p>
          </table:table-cell>
        </table:table-row>
        <table:table-row table:style-name="ro1">
          <table:table-cell office:value-type="float" office:value="0.46930073292856">
            <text:p>0.4693007329</text:p>
          </table:table-cell>
          <table:table-cell table:formula="of:=CONCATENATE([.A136]; &quot;,&quot;)" office:value-type="string" office:string-value="0.46930073292856,">
            <text:p>0.46930073292856,</text:p>
          </table:table-cell>
          <table:table-cell office:value-type="string">
            <text:p>1.1051096527948e-05</text:p>
          </table:table-cell>
          <table:table-cell table:formula="of:=CONCATENATE([.C136]; &quot;,&quot;)" office:value-type="string" office:string-value="1.1051096527948e-05,">
            <text:p>1.1051096527948e-05,</text:p>
          </table:table-cell>
        </table:table-row>
        <table:table-row table:style-name="ro1">
          <table:table-cell office:value-type="float" office:value="0.35335686387904">
            <text:p>0.3533568639</text:p>
          </table:table-cell>
          <table:table-cell table:formula="of:=CONCATENATE([.A137]; &quot;,&quot;)" office:value-type="string" office:string-value="0.35335686387904,">
            <text:p>0.35335686387904,</text:p>
          </table:table-cell>
          <table:table-cell office:value-type="string">
            <text:p>1.4723532486494e-06</text:p>
          </table:table-cell>
          <table:table-cell table:formula="of:=CONCATENATE([.C137]; &quot;,&quot;)" office:value-type="string" office:string-value="1.4723532486494e-06,">
            <text:p>1.4723532486494e-06,</text:p>
          </table:table-cell>
        </table:table-row>
        <table:table-row table:style-name="ro1">
          <table:table-cell office:value-type="float" office:value="0.27737445673801">
            <text:p>0.2773744567</text:p>
          </table:table-cell>
          <table:table-cell table:formula="of:=CONCATENATE([.A138]; &quot;,&quot;)" office:value-type="string" office:string-value="0.27737445673801,">
            <text:p>0.27737445673801,</text:p>
          </table:table-cell>
          <table:table-cell office:value-type="string">
            <text:p>2.3306785101748e-07</text:p>
          </table:table-cell>
          <table:table-cell table:formula="of:=CONCATENATE([.C138]; &quot;,&quot;)" office:value-type="string" office:string-value="2.3306785101748e-07,">
            <text:p>2.3306785101748e-07,</text:p>
          </table:table-cell>
        </table:table-row>
        <table:table-row table:style-name="ro1">
          <table:table-cell office:value-type="float" office:value="0.11790138699252">
            <text:p>0.117901387</text:p>
          </table:table-cell>
          <table:table-cell table:formula="of:=CONCATENATE([.A139]; &quot;,&quot;)" office:value-type="string" office:string-value="0.11790138699252,">
            <text:p>0.11790138699252,</text:p>
          </table:table-cell>
          <table:table-cell office:value-type="string">
            <text:p>1.7027629496282e-10</text:p>
          </table:table-cell>
          <table:table-cell table:formula="of:=CONCATENATE([.C139]; &quot;,&quot;)" office:value-type="string" office:string-value="1.7027629496282e-10,">
            <text:p>1.7027629496282e-10,</text:p>
          </table:table-cell>
        </table:table-row>
        <table:table-row table:style-name="ro1">
          <table:table-cell office:value-type="float" office:value="0.39791317136611">
            <text:p>0.3979131714</text:p>
          </table:table-cell>
          <table:table-cell table:formula="of:=CONCATENATE([.A140]; &quot;,&quot;)" office:value-type="string" office:string-value="0.39791317136611,">
            <text:p>0.39791317136611,</text:p>
          </table:table-cell>
          <table:table-cell office:value-type="string">
            <text:p>3.4920558515233e-06</text:p>
          </table:table-cell>
          <table:table-cell table:formula="of:=CONCATENATE([.C140]; &quot;,&quot;)" office:value-type="string" office:string-value="3.4920558515233e-06,">
            <text:p>3.4920558515233e-06,</text:p>
          </table:table-cell>
        </table:table-row>
        <table:table-row table:style-name="ro1">
          <table:table-cell office:value-type="float" office:value="0.37875585026998">
            <text:p>0.3787558503</text:p>
          </table:table-cell>
          <table:table-cell table:formula="of:=CONCATENATE([.A141]; &quot;,&quot;)" office:value-type="string" office:string-value="0.37875585026998,">
            <text:p>0.37875585026998,</text:p>
          </table:table-cell>
          <table:table-cell office:value-type="string">
            <text:p>2.4474837361129e-06</text:p>
          </table:table-cell>
          <table:table-cell table:formula="of:=CONCATENATE([.C141]; &quot;,&quot;)" office:value-type="string" office:string-value="2.4474837361129e-06,">
            <text:p>2.4474837361129e-06,</text:p>
          </table:table-cell>
        </table:table-row>
        <table:table-row table:style-name="ro1">
          <table:table-cell office:value-type="float" office:value="0.39353956779824">
            <text:p>0.3935395678</text:p>
          </table:table-cell>
          <table:table-cell table:formula="of:=CONCATENATE([.A142]; &quot;,&quot;)" office:value-type="string" office:string-value="0.39353956779824,">
            <text:p>0.39353956779824,</text:p>
          </table:table-cell>
          <table:table-cell office:value-type="string">
            <text:p>3.2261978584054e-06</text:p>
          </table:table-cell>
          <table:table-cell table:formula="of:=CONCATENATE([.C142]; &quot;,&quot;)" office:value-type="string" office:string-value="3.2261978584054e-06,">
            <text:p>3.2261978584054e-06,</text:p>
          </table:table-cell>
        </table:table-row>
        <table:table-row table:style-name="ro1">
          <table:table-cell office:value-type="float" office:value="0.20450752005314">
            <text:p>0.2045075201</text:p>
          </table:table-cell>
          <table:table-cell table:formula="of:=CONCATENATE([.A143]; &quot;,&quot;)" office:value-type="string" office:string-value="0.20450752005314,">
            <text:p>0.20450752005314,</text:p>
          </table:table-cell>
          <table:table-cell office:value-type="string">
            <text:p>1.9906626384186e-08</text:p>
          </table:table-cell>
          <table:table-cell table:formula="of:=CONCATENATE([.C143]; &quot;,&quot;)" office:value-type="string" office:string-value="1.9906626384186e-08,">
            <text:p>1.9906626384186e-08,</text:p>
          </table:table-cell>
        </table:table-row>
        <table:table-row table:style-name="ro1">
          <table:table-cell office:value-type="float" office:value="0.61779244529799">
            <text:p>0.6177924453</text:p>
          </table:table-cell>
          <table:table-cell table:formula="of:=CONCATENATE([.A144]; &quot;,&quot;)" office:value-type="string" office:string-value="0.61779244529799,">
            <text:p>0.61779244529799,</text:p>
          </table:table-cell>
          <table:table-cell office:value-type="string">
            <text:p>6.5947433975296e-05</text:p>
          </table:table-cell>
          <table:table-cell table:formula="of:=CONCATENATE([.C144]; &quot;,&quot;)" office:value-type="string" office:string-value="6.5947433975296e-05,">
            <text:p>6.5947433975296e-05,</text:p>
          </table:table-cell>
        </table:table-row>
        <table:table-row table:style-name="ro1">
          <table:table-cell office:value-type="float" office:value="0.65317489341824">
            <text:p>0.6531748934</text:p>
          </table:table-cell>
          <table:table-cell table:formula="of:=CONCATENATE([.A145]; &quot;,&quot;)" office:value-type="string" office:string-value="0.65317489341824,">
            <text:p>0.65317489341824,</text:p>
          </table:table-cell>
          <table:table-cell office:value-type="string">
            <text:p>9.2705781644056e-05</text:p>
          </table:table-cell>
          <table:table-cell table:formula="of:=CONCATENATE([.C145]; &quot;,&quot;)" office:value-type="string" office:string-value="9.2705781644056e-05,">
            <text:p>9.2705781644056e-05,</text:p>
          </table:table-cell>
        </table:table-row>
        <table:table-row table:style-name="ro1">
          <table:table-cell office:value-type="float" office:value="0.12114942637599">
            <text:p>0.1211494264</text:p>
          </table:table-cell>
          <table:table-cell table:formula="of:=CONCATENATE([.A146]; &quot;,&quot;)" office:value-type="string" office:string-value="0.12114942637599,">
            <text:p>0.12114942637599,</text:p>
          </table:table-cell>
          <table:table-cell office:value-type="string">
            <text:p>2.1705941640728e-10</text:p>
          </table:table-cell>
          <table:table-cell table:formula="of:=CONCATENATE([.C146]; &quot;,&quot;)" office:value-type="string" office:string-value="2.1705941640728e-10,">
            <text:p>2.1705941640728e-10,</text:p>
          </table:table-cell>
        </table:table-row>
        <table:table-row table:style-name="ro1">
          <table:table-cell office:value-type="float" office:value="0.37821542971259">
            <text:p>0.3782154297</text:p>
          </table:table-cell>
          <table:table-cell table:formula="of:=CONCATENATE([.A147]; &quot;,&quot;)" office:value-type="string" office:string-value="0.37821542971259,">
            <text:p>0.37821542971259,</text:p>
          </table:table-cell>
          <table:table-cell office:value-type="string">
            <text:p>2.4222632862026e-06</text:p>
          </table:table-cell>
          <table:table-cell table:formula="of:=CONCATENATE([.C147]; &quot;,&quot;)" office:value-type="string" office:string-value="2.4222632862026e-06,">
            <text:p>2.4222632862026e-06,</text:p>
          </table:table-cell>
        </table:table-row>
        <table:table-row table:style-name="ro1">
          <table:table-cell office:value-type="float" office:value="0.98063821984111">
            <text:p>0.9806382198</text:p>
          </table:table-cell>
          <table:table-cell table:formula="of:=CONCATENATE([.A148]; &quot;,&quot;)" office:value-type="string" office:string-value="0.98063821984111,">
            <text:p>0.98063821984111,</text:p>
          </table:table-cell>
          <table:table-cell office:value-type="float" office:value="0.00088519021335271">
            <text:p>0.0008851902</text:p>
          </table:table-cell>
          <table:table-cell table:formula="of:=CONCATENATE([.C148]; &quot;,&quot;)" office:value-type="string" office:string-value="0.00088519021335271,">
            <text:p>0.00088519021335271,</text:p>
          </table:table-cell>
        </table:table-row>
        <table:table-row table:style-name="ro1">
          <table:table-cell office:value-type="float" office:value="0.96852866776557">
            <text:p>0.9685286678</text:p>
          </table:table-cell>
          <table:table-cell table:formula="of:=CONCATENATE([.A149]; &quot;,&quot;)" office:value-type="string" office:string-value="0.96852866776557,">
            <text:p>0.96852866776557,</text:p>
          </table:table-cell>
          <table:table-cell office:value-type="float" office:value="0.00083120349824615">
            <text:p>0.0008312035</text:p>
          </table:table-cell>
          <table:table-cell table:formula="of:=CONCATENATE([.C149]; &quot;,&quot;)" office:value-type="string" office:string-value="0.00083120349824615,">
            <text:p>0.00083120349824615,</text:p>
          </table:table-cell>
        </table:table-row>
        <table:table-row table:style-name="ro1">
          <table:table-cell office:value-type="float" office:value="0.31319387131168">
            <text:p>0.3131938713</text:p>
          </table:table-cell>
          <table:table-cell table:formula="of:=CONCATENATE([.A150]; &quot;,&quot;)" office:value-type="string" office:string-value="0.31319387131168,">
            <text:p>0.31319387131168,</text:p>
          </table:table-cell>
          <table:table-cell office:value-type="string">
            <text:p>5.9544832559262e-07</text:p>
          </table:table-cell>
          <table:table-cell table:formula="of:=CONCATENATE([.C150]; &quot;,&quot;)" office:value-type="string" office:string-value="5.9544832559262e-07,">
            <text:p>5.9544832559262e-07,</text:p>
          </table:table-cell>
        </table:table-row>
        <table:table-row table:style-name="ro1">
          <table:table-cell office:value-type="float" office:value="0.63788742155782">
            <text:p>0.6378874216</text:p>
          </table:table-cell>
          <table:table-cell table:formula="of:=CONCATENATE([.A151]; &quot;,&quot;)" office:value-type="string" office:string-value="0.63788742155782,">
            <text:p>0.63788742155782,</text:p>
          </table:table-cell>
          <table:table-cell office:value-type="string">
            <text:p>8.0278621681657e-05</text:p>
          </table:table-cell>
          <table:table-cell table:formula="of:=CONCATENATE([.C151]; &quot;,&quot;)" office:value-type="string" office:string-value="8.0278621681657e-05,">
            <text:p>8.0278621681657e-05,</text:p>
          </table:table-cell>
        </table:table-row>
        <table:table-row table:style-name="ro1">
          <table:table-cell office:value-type="float" office:value="0.68138614754735">
            <text:p>0.6813861475</text:p>
          </table:table-cell>
          <table:table-cell table:formula="of:=CONCATENATE([.A152]; &quot;,&quot;)" office:value-type="string" office:string-value="0.68138614754735,">
            <text:p>0.68138614754735,</text:p>
          </table:table-cell>
          <table:table-cell office:value-type="float" office:value="0.0001194698590365">
            <text:p>0.0001194699</text:p>
          </table:table-cell>
          <table:table-cell table:formula="of:=CONCATENATE([.C152]; &quot;,&quot;)" office:value-type="string" office:string-value="0.0001194698590365,">
            <text:p>0.0001194698590365,</text:p>
          </table:table-cell>
        </table:table-row>
        <table:table-row table:style-name="ro1">
          <table:table-cell office:value-type="float" office:value="0.63155073342747">
            <text:p>0.6315507334</text:p>
          </table:table-cell>
          <table:table-cell table:formula="of:=CONCATENATE([.A153]; &quot;,&quot;)" office:value-type="string" office:string-value="0.63155073342747,">
            <text:p>0.63155073342747,</text:p>
          </table:table-cell>
          <table:table-cell office:value-type="string">
            <text:p>7.5522543865693e-05</text:p>
          </table:table-cell>
          <table:table-cell table:formula="of:=CONCATENATE([.C153]; &quot;,&quot;)" office:value-type="string" office:string-value="7.5522543865693e-05,">
            <text:p>7.5522543865693e-05,</text:p>
          </table:table-cell>
        </table:table-row>
        <table:table-row table:style-name="ro1">
          <table:table-cell office:value-type="float" office:value="0.49912155020168">
            <text:p>0.4991215502</text:p>
          </table:table-cell>
          <table:table-cell table:formula="of:=CONCATENATE([.A154]; &quot;,&quot;)" office:value-type="string" office:string-value="0.49912155020168,">
            <text:p>0.49912155020168,</text:p>
          </table:table-cell>
          <table:table-cell office:value-type="string">
            <text:p>1.6737660014743e-05</text:p>
          </table:table-cell>
          <table:table-cell table:formula="of:=CONCATENATE([.C154]; &quot;,&quot;)" office:value-type="string" office:string-value="1.6737660014743e-05,">
            <text:p>1.6737660014743e-05,</text:p>
          </table:table-cell>
        </table:table-row>
        <table:table-row table:style-name="ro1">
          <table:table-cell office:value-type="float" office:value="0.5926556640033">
            <text:p>0.592655664</text:p>
          </table:table-cell>
          <table:table-cell table:formula="of:=CONCATENATE([.A155]; &quot;,&quot;)" office:value-type="string" office:string-value="0.5926556640033,">
            <text:p>0.5926556640033,</text:p>
          </table:table-cell>
          <table:table-cell office:value-type="string">
            <text:p>5.0910280361408e-05</text:p>
          </table:table-cell>
          <table:table-cell table:formula="of:=CONCATENATE([.C155]; &quot;,&quot;)" office:value-type="string" office:string-value="5.0910280361408e-05,">
            <text:p>5.0910280361408e-05,</text:p>
          </table:table-cell>
        </table:table-row>
        <table:table-row table:style-name="ro1">
          <table:table-cell office:value-type="float" office:value="0.82599040926438">
            <text:p>0.8259904093</text:p>
          </table:table-cell>
          <table:table-cell table:formula="of:=CONCATENATE([.A156]; &quot;,&quot;)" office:value-type="string" office:string-value="0.82599040926438,">
            <text:p>0.82599040926438,</text:p>
          </table:table-cell>
          <table:table-cell office:value-type="float" office:value="0.00035872787535374">
            <text:p>0.0003587279</text:p>
          </table:table-cell>
          <table:table-cell table:formula="of:=CONCATENATE([.C156]; &quot;,&quot;)" office:value-type="string" office:string-value="0.00035872787535374,">
            <text:p>0.00035872787535374,</text:p>
          </table:table-cell>
        </table:table-row>
        <table:table-row table:style-name="ro1">
          <table:table-cell office:value-type="float" office:value="0.72610394370203">
            <text:p>0.7261039437</text:p>
          </table:table-cell>
          <table:table-cell table:formula="of:=CONCATENATE([.A157]; &quot;,&quot;)" office:value-type="string" office:string-value="0.72610394370203,">
            <text:p>0.72610394370203,</text:p>
          </table:table-cell>
          <table:table-cell office:value-type="float" office:value="0.00017350760196556">
            <text:p>0.0001735076</text:p>
          </table:table-cell>
          <table:table-cell table:formula="of:=CONCATENATE([.C157]; &quot;,&quot;)" office:value-type="string" office:string-value="0.00017350760196556,">
            <text:p>0.00017350760196556,</text:p>
          </table:table-cell>
        </table:table-row>
        <table:table-row table:style-name="ro1">
          <table:table-cell office:value-type="float" office:value="0.3647632777607">
            <text:p>0.3647632778</text:p>
          </table:table-cell>
          <table:table-cell table:formula="of:=CONCATENATE([.A158]; &quot;,&quot;)" office:value-type="string" office:string-value="0.3647632777607,">
            <text:p>0.3647632777607,</text:p>
          </table:table-cell>
          <table:table-cell office:value-type="string">
            <text:p>1.8601065146537e-06</text:p>
          </table:table-cell>
          <table:table-cell table:formula="of:=CONCATENATE([.C158]; &quot;,&quot;)" office:value-type="string" office:string-value="1.8601065146537e-06,">
            <text:p>1.8601065146537e-06,</text:p>
          </table:table-cell>
        </table:table-row>
        <table:table-row table:style-name="ro1">
          <table:table-cell office:value-type="float" office:value="0.30106786694945">
            <text:p>0.3010678669</text:p>
          </table:table-cell>
          <table:table-cell table:formula="of:=CONCATENATE([.A159]; &quot;,&quot;)" office:value-type="string" office:string-value="0.30106786694945,">
            <text:p>0.30106786694945,</text:p>
          </table:table-cell>
          <table:table-cell office:value-type="string">
            <text:p>4.4019443300917e-07</text:p>
          </table:table-cell>
          <table:table-cell table:formula="of:=CONCATENATE([.C159]; &quot;,&quot;)" office:value-type="string" office:string-value="4.4019443300917e-07,">
            <text:p>4.4019443300917e-07,</text:p>
          </table:table-cell>
        </table:table-row>
        <table:table-row table:style-name="ro1">
          <table:table-cell office:value-type="float" office:value="0.23580472137153">
            <text:p>0.2358047214</text:p>
          </table:table-cell>
          <table:table-cell table:formula="of:=CONCATENATE([.A160]; &quot;,&quot;)" office:value-type="string" office:string-value="0.23580472137153,">
            <text:p>0.23580472137153,</text:p>
          </table:table-cell>
          <table:table-cell office:value-type="string">
            <text:p>6.3977381868936e-08</text:p>
          </table:table-cell>
          <table:table-cell table:formula="of:=CONCATENATE([.C160]; &quot;,&quot;)" office:value-type="string" office:string-value="6.3977381868936e-08,">
            <text:p>6.3977381868936e-08,</text:p>
          </table:table-cell>
        </table:table-row>
        <table:table-row table:style-name="ro1">
          <table:table-cell office:value-type="float" office:value="0.079359377165511">
            <text:p>0.0793593772</text:p>
          </table:table-cell>
          <table:table-cell table:formula="of:=CONCATENATE([.A161]; &quot;,&quot;)" office:value-type="string" office:string-value="0.079359377165511,">
            <text:p>0.079359377165511,</text:p>
          </table:table-cell>
          <table:table-cell office:value-type="string">
            <text:p>4.6165954363308e-12</text:p>
          </table:table-cell>
          <table:table-cell table:formula="of:=CONCATENATE([.C161]; &quot;,&quot;)" office:value-type="string" office:string-value="4.6165954363308e-12,">
            <text:p>4.6165954363308e-12,</text:p>
          </table:table-cell>
        </table:table-row>
        <table:table-row table:style-name="ro1">
          <table:table-cell office:value-type="float" office:value="0.68052383612945">
            <text:p>0.6805238361</text:p>
          </table:table-cell>
          <table:table-cell table:formula="of:=CONCATENATE([.A162]; &quot;,&quot;)" office:value-type="string" office:string-value="0.68052383612945,">
            <text:p>0.68052383612945,</text:p>
          </table:table-cell>
          <table:table-cell office:value-type="float" office:value="0.00011857322904677">
            <text:p>0.0001185732</text:p>
          </table:table-cell>
          <table:table-cell table:formula="of:=CONCATENATE([.C162]; &quot;,&quot;)" office:value-type="string" office:string-value="0.00011857322904677,">
            <text:p>0.00011857322904677,</text:p>
          </table:table-cell>
        </table:table-row>
        <table:table-row table:style-name="ro1">
          <table:table-cell office:value-type="float" office:value="0.4685186130273">
            <text:p>0.468518613</text:p>
          </table:table-cell>
          <table:table-cell table:formula="of:=CONCATENATE([.A163]; &quot;,&quot;)" office:value-type="string" office:string-value="0.4685186130273,">
            <text:p>0.4685186130273,</text:p>
          </table:table-cell>
          <table:table-cell office:value-type="string">
            <text:p>1.0926320491981e-05</text:p>
          </table:table-cell>
          <table:table-cell table:formula="of:=CONCATENATE([.C163]; &quot;,&quot;)" office:value-type="string" office:string-value="1.0926320491981e-05,">
            <text:p>1.0926320491981e-05,</text:p>
          </table:table-cell>
        </table:table-row>
        <table:table-row table:style-name="ro1">
          <table:table-cell office:value-type="float" office:value="0.33893894179907">
            <text:p>0.3389389418</text:p>
          </table:table-cell>
          <table:table-cell table:formula="of:=CONCATENATE([.A164]; &quot;,&quot;)" office:value-type="string" office:string-value="0.33893894179907,">
            <text:p>0.33893894179907,</text:p>
          </table:table-cell>
          <table:table-cell office:value-type="string">
            <text:p>1.0804556979331e-06</text:p>
          </table:table-cell>
          <table:table-cell table:formula="of:=CONCATENATE([.C164]; &quot;,&quot;)" office:value-type="string" office:string-value="1.0804556979331e-06,">
            <text:p>1.0804556979331e-06,</text:p>
          </table:table-cell>
        </table:table-row>
        <table:table-row table:style-name="ro1">
          <table:table-cell office:value-type="float" office:value="0.53628462019365">
            <text:p>0.5362846202</text:p>
          </table:table-cell>
          <table:table-cell table:formula="of:=CONCATENATE([.A165]; &quot;,&quot;)" office:value-type="string" office:string-value="0.53628462019365,">
            <text:p>0.53628462019365,</text:p>
          </table:table-cell>
          <table:table-cell office:value-type="string">
            <text:p>2.6868077613426e-05</text:p>
          </table:table-cell>
          <table:table-cell table:formula="of:=CONCATENATE([.C165]; &quot;,&quot;)" office:value-type="string" office:string-value="2.6868077613426e-05,">
            <text:p>2.6868077613426e-05,</text:p>
          </table:table-cell>
        </table:table-row>
        <table:table-row table:style-name="ro1">
          <table:table-cell office:value-type="float" office:value="0.29279818441782">
            <text:p>0.2927981844</text:p>
          </table:table-cell>
          <table:table-cell table:formula="of:=CONCATENATE([.A166]; &quot;,&quot;)" office:value-type="string" office:string-value="0.29279818441782,">
            <text:p>0.29279818441782,</text:p>
          </table:table-cell>
          <table:table-cell office:value-type="string">
            <text:p>3.5512108512454e-07</text:p>
          </table:table-cell>
          <table:table-cell table:formula="of:=CONCATENATE([.C166]; &quot;,&quot;)" office:value-type="string" office:string-value="3.5512108512454e-07,">
            <text:p>3.5512108512454e-07,</text:p>
          </table:table-cell>
        </table:table-row>
        <table:table-row table:style-name="ro1">
          <table:table-cell office:value-type="float" office:value="0.38400867329182">
            <text:p>0.3840086733</text:p>
          </table:table-cell>
          <table:table-cell table:formula="of:=CONCATENATE([.A167]; &quot;,&quot;)" office:value-type="string" office:string-value="0.38400867329182,">
            <text:p>0.38400867329182,</text:p>
          </table:table-cell>
          <table:table-cell office:value-type="string">
            <text:p>2.7040966973401e-06</text:p>
          </table:table-cell>
          <table:table-cell table:formula="of:=CONCATENATE([.C167]; &quot;,&quot;)" office:value-type="string" office:string-value="2.7040966973401e-06,">
            <text:p>2.7040966973401e-06,</text:p>
          </table:table-cell>
        </table:table-row>
        <table:table-row table:style-name="ro1">
          <table:table-cell office:value-type="float" office:value="0.50703478852074">
            <text:p>0.5070347885</text:p>
          </table:table-cell>
          <table:table-cell table:formula="of:=CONCATENATE([.A168]; &quot;,&quot;)" office:value-type="string" office:string-value="0.50703478852074,">
            <text:p>0.50703478852074,</text:p>
          </table:table-cell>
          <table:table-cell office:value-type="string">
            <text:p>1.8584239906033e-05</text:p>
          </table:table-cell>
          <table:table-cell table:formula="of:=CONCATENATE([.C168]; &quot;,&quot;)" office:value-type="string" office:string-value="1.8584239906033e-05,">
            <text:p>1.8584239906033e-05,</text:p>
          </table:table-cell>
        </table:table-row>
        <table:table-row table:style-name="ro1">
          <table:table-cell office:value-type="float" office:value="0.21471563686476">
            <text:p>0.2147156369</text:p>
          </table:table-cell>
          <table:table-cell table:formula="of:=CONCATENATE([.A169]; &quot;,&quot;)" office:value-type="string" office:string-value="0.21471563686476,">
            <text:p>0.21471563686476,</text:p>
          </table:table-cell>
          <table:table-cell office:value-type="string">
            <text:p>2.9777656340949e-08</text:p>
          </table:table-cell>
          <table:table-cell table:formula="of:=CONCATENATE([.C169]; &quot;,&quot;)" office:value-type="string" office:string-value="2.9777656340949e-08,">
            <text:p>2.9777656340949e-08,</text:p>
          </table:table-cell>
        </table:table-row>
        <table:table-row table:style-name="ro1">
          <table:table-cell office:value-type="float" office:value="0.1957279381423">
            <text:p>0.1957279381</text:p>
          </table:table-cell>
          <table:table-cell table:formula="of:=CONCATENATE([.A170]; &quot;,&quot;)" office:value-type="string" office:string-value="0.1957279381423,">
            <text:p>0.1957279381423,</text:p>
          </table:table-cell>
          <table:table-cell office:value-type="string">
            <text:p>1.3810342361561e-08</text:p>
          </table:table-cell>
          <table:table-cell table:formula="of:=CONCATENATE([.C170]; &quot;,&quot;)" office:value-type="string" office:string-value="1.3810342361561e-08,">
            <text:p>1.3810342361561e-08,</text:p>
          </table:table-cell>
        </table:table-row>
        <table:table-row table:style-name="ro1">
          <table:table-cell office:value-type="float" office:value="0.26382735775926">
            <text:p>0.2638273578</text:p>
          </table:table-cell>
          <table:table-cell table:formula="of:=CONCATENATE([.A171]; &quot;,&quot;)" office:value-type="string" office:string-value="0.26382735775926,">
            <text:p>0.26382735775926,</text:p>
          </table:table-cell>
          <table:table-cell office:value-type="string">
            <text:p>1.5715230602139e-07</text:p>
          </table:table-cell>
          <table:table-cell table:formula="of:=CONCATENATE([.C171]; &quot;,&quot;)" office:value-type="string" office:string-value="1.5715230602139e-07,">
            <text:p>1.5715230602139e-07,</text:p>
          </table:table-cell>
        </table:table-row>
        <table:table-row table:style-name="ro1">
          <table:table-cell office:value-type="float" office:value="0.24018625520708">
            <text:p>0.2401862552</text:p>
          </table:table-cell>
          <table:table-cell table:formula="of:=CONCATENATE([.A172]; &quot;,&quot;)" office:value-type="string" office:string-value="0.24018625520708,">
            <text:p>0.24018625520708,</text:p>
          </table:table-cell>
          <table:table-cell office:value-type="string">
            <text:p>7.4235625491401e-08</text:p>
          </table:table-cell>
          <table:table-cell table:formula="of:=CONCATENATE([.C172]; &quot;,&quot;)" office:value-type="string" office:string-value="7.4235625491401e-08,">
            <text:p>7.4235625491401e-08,</text:p>
          </table:table-cell>
        </table:table-row>
        <table:table-row table:style-name="ro1">
          <table:table-cell office:value-type="float" office:value="0.24763432229854">
            <text:p>0.2476343223</text:p>
          </table:table-cell>
          <table:table-cell table:formula="of:=CONCATENATE([.A173]; &quot;,&quot;)" office:value-type="string" office:string-value="0.24763432229854,">
            <text:p>0.24763432229854,</text:p>
          </table:table-cell>
          <table:table-cell office:value-type="string">
            <text:p>9.4893233176338e-08</text:p>
          </table:table-cell>
          <table:table-cell table:formula="of:=CONCATENATE([.C173]; &quot;,&quot;)" office:value-type="string" office:string-value="9.4893233176338e-08,">
            <text:p>9.4893233176338e-08,</text:p>
          </table:table-cell>
        </table:table-row>
        <table:table-row table:style-name="ro1">
          <table:table-cell office:value-type="float" office:value="0.56954731231157">
            <text:p>0.5695473123</text:p>
          </table:table-cell>
          <table:table-cell table:formula="of:=CONCATENATE([.A174]; &quot;,&quot;)" office:value-type="string" office:string-value="0.56954731231157,">
            <text:p>0.56954731231157,</text:p>
          </table:table-cell>
          <table:table-cell office:value-type="string">
            <text:p>3.9587124046485e-05</text:p>
          </table:table-cell>
          <table:table-cell table:formula="of:=CONCATENATE([.C174]; &quot;,&quot;)" office:value-type="string" office:string-value="3.9587124046485e-05,">
            <text:p>3.9587124046485e-05,</text:p>
          </table:table-cell>
        </table:table-row>
        <table:table-row table:style-name="ro1">
          <table:table-cell office:value-type="float" office:value="0.3109020122657">
            <text:p>0.3109020123</text:p>
          </table:table-cell>
          <table:table-cell table:formula="of:=CONCATENATE([.A175]; &quot;,&quot;)" office:value-type="string" office:string-value="0.3109020122657,">
            <text:p>0.3109020122657,</text:p>
          </table:table-cell>
          <table:table-cell office:value-type="string">
            <text:p>5.6303193474215e-07</text:p>
          </table:table-cell>
          <table:table-cell table:formula="of:=CONCATENATE([.C175]; &quot;,&quot;)" office:value-type="string" office:string-value="5.6303193474215e-07,">
            <text:p>5.6303193474215e-07,</text:p>
          </table:table-cell>
        </table:table-row>
        <table:table-row table:style-name="ro1">
          <table:table-cell office:value-type="float" office:value="0.97667694261044">
            <text:p>0.9766769426</text:p>
          </table:table-cell>
          <table:table-cell table:formula="of:=CONCATENATE([.A176]; &quot;,&quot;)" office:value-type="string" office:string-value="0.97667694261044,">
            <text:p>0.97667694261044,</text:p>
          </table:table-cell>
          <table:table-cell office:value-type="float" office:value="0.00086726613109197">
            <text:p>0.0008672661</text:p>
          </table:table-cell>
          <table:table-cell table:formula="of:=CONCATENATE([.C176]; &quot;,&quot;)" office:value-type="string" office:string-value="0.00086726613109197,">
            <text:p>0.00086726613109197,</text:p>
          </table:table-cell>
        </table:table-row>
        <table:table-row table:style-name="ro1">
          <table:table-cell office:value-type="float" office:value="0.58686835112906">
            <text:p>0.5868683511</text:p>
          </table:table-cell>
          <table:table-cell table:formula="of:=CONCATENATE([.A177]; &quot;,&quot;)" office:value-type="string" office:string-value="0.58686835112906,">
            <text:p>0.58686835112906,</text:p>
          </table:table-cell>
          <table:table-cell office:value-type="string">
            <text:p>4.7862778656022e-05</text:p>
          </table:table-cell>
          <table:table-cell table:formula="of:=CONCATENATE([.C177]; &quot;,&quot;)" office:value-type="string" office:string-value="4.7862778656022e-05,">
            <text:p>4.7862778656022e-05,</text:p>
          </table:table-cell>
        </table:table-row>
        <table:table-row table:style-name="ro1">
          <table:table-cell office:value-type="float" office:value="0.58979789049783">
            <text:p>0.5897978905</text:p>
          </table:table-cell>
          <table:table-cell table:formula="of:=CONCATENATE([.A178]; &quot;,&quot;)" office:value-type="string" office:string-value="0.58979789049783,">
            <text:p>0.58979789049783,</text:p>
          </table:table-cell>
          <table:table-cell office:value-type="string">
            <text:p>4.9387038583299e-05</text:p>
          </table:table-cell>
          <table:table-cell table:formula="of:=CONCATENATE([.C178]; &quot;,&quot;)" office:value-type="string" office:string-value="4.9387038583299e-05,">
            <text:p>4.9387038583299e-05,</text:p>
          </table:table-cell>
        </table:table-row>
        <table:table-row table:style-name="ro1">
          <table:table-cell office:value-type="float" office:value="0.54795365385401">
            <text:p>0.5479536539</text:p>
          </table:table-cell>
          <table:table-cell table:formula="of:=CONCATENATE([.A179]; &quot;,&quot;)" office:value-type="string" office:string-value="0.54795365385401,">
            <text:p>0.54795365385401,</text:p>
          </table:table-cell>
          <table:table-cell office:value-type="string">
            <text:p>3.0892904069903e-05</text:p>
          </table:table-cell>
          <table:table-cell table:formula="of:=CONCATENATE([.C179]; &quot;,&quot;)" office:value-type="string" office:string-value="3.0892904069903e-05,">
            <text:p>3.0892904069903e-05,</text:p>
          </table:table-cell>
        </table:table-row>
        <table:table-row table:style-name="ro1">
          <table:table-cell office:value-type="float" office:value="0.50466543936887">
            <text:p>0.5046654394</text:p>
          </table:table-cell>
          <table:table-cell table:formula="of:=CONCATENATE([.A180]; &quot;,&quot;)" office:value-type="string" office:string-value="0.50466543936887,">
            <text:p>0.50466543936887,</text:p>
          </table:table-cell>
          <table:table-cell office:value-type="string">
            <text:p>1.8015079582653e-05</text:p>
          </table:table-cell>
          <table:table-cell table:formula="of:=CONCATENATE([.C180]; &quot;,&quot;)" office:value-type="string" office:string-value="1.8015079582653e-05,">
            <text:p>1.8015079582653e-05,</text:p>
          </table:table-cell>
        </table:table-row>
        <table:table-row table:style-name="ro1">
          <table:table-cell office:value-type="float" office:value="0.55770425701702">
            <text:p>0.557704257</text:p>
          </table:table-cell>
          <table:table-cell table:formula="of:=CONCATENATE([.A181]; &quot;,&quot;)" office:value-type="string" office:string-value="0.55770425701702,">
            <text:p>0.55770425701702,</text:p>
          </table:table-cell>
          <table:table-cell office:value-type="string">
            <text:p>3.4609037976349e-05</text:p>
          </table:table-cell>
          <table:table-cell table:formula="of:=CONCATENATE([.C181]; &quot;,&quot;)" office:value-type="string" office:string-value="3.4609037976349e-05,">
            <text:p>3.4609037976349e-05,</text:p>
          </table:table-cell>
        </table:table-row>
        <table:table-row table:style-name="ro1">
          <table:table-cell office:value-type="float" office:value="0.25035586839972">
            <text:p>0.2503558684</text:p>
          </table:table-cell>
          <table:table-cell table:formula="of:=CONCATENATE([.A182]; &quot;,&quot;)" office:value-type="string" office:string-value="0.25035586839972,">
            <text:p>0.25035586839972,</text:p>
          </table:table-cell>
          <table:table-cell office:value-type="string">
            <text:p>1.0357176818214e-07</text:p>
          </table:table-cell>
          <table:table-cell table:formula="of:=CONCATENATE([.C182]; &quot;,&quot;)" office:value-type="string" office:string-value="1.0357176818214e-07,">
            <text:p>1.0357176818214e-07,</text:p>
          </table:table-cell>
        </table:table-row>
        <table:table-row table:style-name="ro1">
          <table:table-cell office:value-type="float" office:value="0.31961807968032">
            <text:p>0.3196180797</text:p>
          </table:table-cell>
          <table:table-cell table:formula="of:=CONCATENATE([.A183]; &quot;,&quot;)" office:value-type="string" office:string-value="0.31961807968032,">
            <text:p>0.31961807968032,</text:p>
          </table:table-cell>
          <table:table-cell office:value-type="string">
            <text:p>6.9475360366206e-07</text:p>
          </table:table-cell>
          <table:table-cell table:formula="of:=CONCATENATE([.C183]; &quot;,&quot;)" office:value-type="string" office:string-value="6.9475360366206e-07,">
            <text:p>6.9475360366206e-07,</text:p>
          </table:table-cell>
        </table:table-row>
        <table:table-row table:style-name="ro1">
          <table:table-cell office:value-type="float" office:value="0.42275038972175">
            <text:p>0.4227503897</text:p>
          </table:table-cell>
          <table:table-cell table:formula="of:=CONCATENATE([.A184]; &quot;,&quot;)" office:value-type="string" office:string-value="0.42275038972175,">
            <text:p>0.42275038972175,</text:p>
          </table:table-cell>
          <table:table-cell office:value-type="string">
            <text:p>5.3647937966811e-06</text:p>
          </table:table-cell>
          <table:table-cell table:formula="of:=CONCATENATE([.C184]; &quot;,&quot;)" office:value-type="string" office:string-value="5.3647937966811e-06,">
            <text:p>5.3647937966811e-06,</text:p>
          </table:table-cell>
        </table:table-row>
        <table:table-row table:style-name="ro1">
          <table:table-cell office:value-type="float" office:value="0.79762236934793">
            <text:p>0.7976223693</text:p>
          </table:table-cell>
          <table:table-cell table:formula="of:=CONCATENATE([.A185]; &quot;,&quot;)" office:value-type="string" office:string-value="0.79762236934793,">
            <text:p>0.79762236934793,</text:p>
          </table:table-cell>
          <table:table-cell office:value-type="float" office:value="0.00029579349260253">
            <text:p>0.0002957935</text:p>
          </table:table-cell>
          <table:table-cell table:formula="of:=CONCATENATE([.C185]; &quot;,&quot;)" office:value-type="string" office:string-value="0.00029579349260253,">
            <text:p>0.00029579349260253,</text:p>
          </table:table-cell>
        </table:table-row>
        <table:table-row table:style-name="ro1">
          <table:table-cell office:value-type="float" office:value="0.73336209688095">
            <text:p>0.7333620969</text:p>
          </table:table-cell>
          <table:table-cell table:formula="of:=CONCATENATE([.A186]; &quot;,&quot;)" office:value-type="string" office:string-value="0.73336209688095,">
            <text:p>0.73336209688095,</text:p>
          </table:table-cell>
          <table:table-cell office:value-type="float" office:value="0.00018377720582939">
            <text:p>0.0001837772</text:p>
          </table:table-cell>
          <table:table-cell table:formula="of:=CONCATENATE([.C186]; &quot;,&quot;)" office:value-type="string" office:string-value="0.00018377720582939,">
            <text:p>0.00018377720582939,</text:p>
          </table:table-cell>
        </table:table-row>
        <table:table-row table:style-name="ro1">
          <table:table-cell office:value-type="float" office:value="0.54294099096788">
            <text:p>0.542940991</text:p>
          </table:table-cell>
          <table:table-cell table:formula="of:=CONCATENATE([.A187]; &quot;,&quot;)" office:value-type="string" office:string-value="0.54294099096788,">
            <text:p>0.54294099096788,</text:p>
          </table:table-cell>
          <table:table-cell office:value-type="string">
            <text:p>2.9109392544874e-05</text:p>
          </table:table-cell>
          <table:table-cell table:formula="of:=CONCATENATE([.C187]; &quot;,&quot;)" office:value-type="string" office:string-value="2.9109392544874e-05,">
            <text:p>2.9109392544874e-05,</text:p>
          </table:table-cell>
        </table:table-row>
        <table:table-row table:style-name="ro1">
          <table:table-cell office:value-type="float" office:value="0.36309545490335">
            <text:p>0.3630954549</text:p>
          </table:table-cell>
          <table:table-cell table:formula="of:=CONCATENATE([.A188]; &quot;,&quot;)" office:value-type="string" office:string-value="0.36309545490335,">
            <text:p>0.36309545490335,</text:p>
          </table:table-cell>
          <table:table-cell office:value-type="string">
            <text:p>1.7986448939876e-06</text:p>
          </table:table-cell>
          <table:table-cell table:formula="of:=CONCATENATE([.C188]; &quot;,&quot;)" office:value-type="string" office:string-value="1.7986448939876e-06,">
            <text:p>1.7986448939876e-06,</text:p>
          </table:table-cell>
        </table:table-row>
        <table:table-row table:style-name="ro1">
          <table:table-cell office:value-type="float" office:value="0.5295912452576">
            <text:p>0.5295912453</text:p>
          </table:table-cell>
          <table:table-cell table:formula="of:=CONCATENATE([.A189]; &quot;,&quot;)" office:value-type="string" office:string-value="0.5295912452576,">
            <text:p>0.5295912452576,</text:p>
          </table:table-cell>
          <table:table-cell office:value-type="string">
            <text:p>2.4754495451876e-05</text:p>
          </table:table-cell>
          <table:table-cell table:formula="of:=CONCATENATE([.C189]; &quot;,&quot;)" office:value-type="string" office:string-value="2.4754495451876e-05,">
            <text:p>2.4754495451876e-05,</text:p>
          </table:table-cell>
        </table:table-row>
        <table:table-row table:style-name="ro1">
          <table:table-cell office:value-type="float" office:value="0.57901973947598">
            <text:p>0.5790197395</text:p>
          </table:table-cell>
          <table:table-cell table:formula="of:=CONCATENATE([.A190]; &quot;,&quot;)" office:value-type="string" office:string-value="0.57901973947598,">
            <text:p>0.57901973947598,</text:p>
          </table:table-cell>
          <table:table-cell office:value-type="string">
            <text:p>4.396004253793e-05</text:p>
          </table:table-cell>
          <table:table-cell table:formula="of:=CONCATENATE([.C190]; &quot;,&quot;)" office:value-type="string" office:string-value="4.396004253793e-05,">
            <text:p>4.396004253793e-05,</text:p>
          </table:table-cell>
        </table:table-row>
        <table:table-row table:style-name="ro1">
          <table:table-cell office:value-type="float" office:value="0.460113922528">
            <text:p>0.4601139225</text:p>
          </table:table-cell>
          <table:table-cell table:formula="of:=CONCATENATE([.A191]; &quot;,&quot;)" office:value-type="string" office:string-value="0.460113922528,">
            <text:p>0.460113922528,</text:p>
          </table:table-cell>
          <table:table-cell office:value-type="string">
            <text:p>9.6557569731716e-06</text:p>
          </table:table-cell>
          <table:table-cell table:formula="of:=CONCATENATE([.C191]; &quot;,&quot;)" office:value-type="string" office:string-value="9.6557569731716e-06,">
            <text:p>9.6557569731716e-06,</text:p>
          </table:table-cell>
        </table:table-row>
        <table:table-row table:style-name="ro1">
          <table:table-cell office:value-type="float" office:value="0.62501988197723">
            <text:p>0.625019882</text:p>
          </table:table-cell>
          <table:table-cell table:formula="of:=CONCATENATE([.A192]; &quot;,&quot;)" office:value-type="string" office:string-value="0.62501988197723,">
            <text:p>0.62501988197723,</text:p>
          </table:table-cell>
          <table:table-cell office:value-type="string">
            <text:p>7.0851905766546e-05</text:p>
          </table:table-cell>
          <table:table-cell table:formula="of:=CONCATENATE([.C192]; &quot;,&quot;)" office:value-type="string" office:string-value="7.0851905766546e-05,">
            <text:p>7.0851905766546e-05,</text:p>
          </table:table-cell>
        </table:table-row>
        <table:table-row table:style-name="ro1">
          <table:table-cell office:value-type="float" office:value="0.43573254742752">
            <text:p>0.4357325474</text:p>
          </table:table-cell>
          <table:table-cell table:formula="of:=CONCATENATE([.A193]; &quot;,&quot;)" office:value-type="string" office:string-value="0.43573254742752,">
            <text:p>0.43573254742752,</text:p>
          </table:table-cell>
          <table:table-cell office:value-type="string">
            <text:p>6.6292523917037e-06</text:p>
          </table:table-cell>
          <table:table-cell table:formula="of:=CONCATENATE([.C193]; &quot;,&quot;)" office:value-type="string" office:string-value="6.6292523917037e-06,">
            <text:p>6.6292523917037e-06,</text:p>
          </table:table-cell>
        </table:table-row>
        <table:table-row table:style-name="ro1">
          <table:table-cell office:value-type="float" office:value="0.30348862510829">
            <text:p>0.3034886251</text:p>
          </table:table-cell>
          <table:table-cell table:formula="of:=CONCATENATE([.A194]; &quot;,&quot;)" office:value-type="string" office:string-value="0.30348862510829,">
            <text:p>0.30348862510829,</text:p>
          </table:table-cell>
          <table:table-cell office:value-type="string">
            <text:p>4.6811410265239e-07</text:p>
          </table:table-cell>
          <table:table-cell table:formula="of:=CONCATENATE([.C194]; &quot;,&quot;)" office:value-type="string" office:string-value="4.6811410265239e-07,">
            <text:p>4.6811410265239e-07,</text:p>
          </table:table-cell>
        </table:table-row>
        <table:table-row table:style-name="ro1">
          <table:table-cell office:value-type="float" office:value="0.25597818237623">
            <text:p>0.2559781824</text:p>
          </table:table-cell>
          <table:table-cell table:formula="of:=CONCATENATE([.A195]; &quot;,&quot;)" office:value-type="string" office:string-value="0.25597818237623,">
            <text:p>0.25597818237623,</text:p>
          </table:table-cell>
          <table:table-cell office:value-type="string">
            <text:p>1.2365411006452e-07</text:p>
          </table:table-cell>
          <table:table-cell table:formula="of:=CONCATENATE([.C195]; &quot;,&quot;)" office:value-type="string" office:string-value="1.2365411006452e-07,">
            <text:p>1.2365411006452e-07,</text:p>
          </table:table-cell>
        </table:table-row>
        <table:table-row table:style-name="ro1">
          <table:table-cell office:value-type="float" office:value="0.60852236672717">
            <text:p>0.6085223667</text:p>
          </table:table-cell>
          <table:table-cell table:formula="of:=CONCATENATE([.A196]; &quot;,&quot;)" office:value-type="string" office:string-value="0.60852236672717,">
            <text:p>0.60852236672717,</text:p>
          </table:table-cell>
          <table:table-cell office:value-type="string">
            <text:p>6.0047428674042e-05</text:p>
          </table:table-cell>
          <table:table-cell table:formula="of:=CONCATENATE([.C196]; &quot;,&quot;)" office:value-type="string" office:string-value="6.0047428674042e-05,">
            <text:p>6.0047428674042e-05,</text:p>
          </table:table-cell>
        </table:table-row>
        <table:table-row table:style-name="ro1">
          <table:table-cell office:value-type="float" office:value="0.38220108946804">
            <text:p>0.3822010895</text:p>
          </table:table-cell>
          <table:table-cell table:formula="of:=CONCATENATE([.A197]; &quot;,&quot;)" office:value-type="string" office:string-value="0.38220108946804,">
            <text:p>0.38220108946804,</text:p>
          </table:table-cell>
          <table:table-cell office:value-type="string">
            <text:p>2.6134060811119e-06</text:p>
          </table:table-cell>
          <table:table-cell table:formula="of:=CONCATENATE([.C197]; &quot;,&quot;)" office:value-type="string" office:string-value="2.6134060811119e-06,">
            <text:p>2.6134060811119e-06,</text:p>
          </table:table-cell>
        </table:table-row>
        <table:table-row table:style-name="ro1">
          <table:table-cell office:value-type="float" office:value="1.0539892428311">
            <text:p>1.0539892428</text:p>
          </table:table-cell>
          <table:table-cell table:formula="of:=CONCATENATE([.A198]; &quot;,&quot;)" office:value-type="string" office:string-value="1.0539892428311,">
            <text:p>1.0539892428311,</text:p>
          </table:table-cell>
          <table:table-cell office:value-type="float" office:value="0.001265843851549">
            <text:p>0.0012658439</text:p>
          </table:table-cell>
          <table:table-cell table:formula="of:=CONCATENATE([.C198]; &quot;,&quot;)" office:value-type="string" office:string-value="0.001265843851549,">
            <text:p>0.001265843851549,</text:p>
          </table:table-cell>
        </table:table-row>
        <table:table-row table:style-name="ro1">
          <table:table-cell office:value-type="float" office:value="0.490674941183">
            <text:p>0.4906749412</text:p>
          </table:table-cell>
          <table:table-cell table:formula="of:=CONCATENATE([.A199]; &quot;,&quot;)" office:value-type="string" office:string-value="0.490674941183,">
            <text:p>0.490674941183,</text:p>
          </table:table-cell>
          <table:table-cell office:value-type="string">
            <text:p>1.4931700908957e-05</text:p>
          </table:table-cell>
          <table:table-cell table:formula="of:=CONCATENATE([.C199]; &quot;,&quot;)" office:value-type="string" office:string-value="1.4931700908957e-05,">
            <text:p>1.4931700908957e-05,</text:p>
          </table:table-cell>
        </table:table-row>
        <table:table-row table:style-name="ro1">
          <table:table-cell office:value-type="float" office:value="0.28517557846962">
            <text:p>0.2851755785</text:p>
          </table:table-cell>
          <table:table-cell table:formula="of:=CONCATENATE([.A200]; &quot;,&quot;)" office:value-type="string" office:string-value="0.28517557846962,">
            <text:p>0.28517557846962,</text:p>
          </table:table-cell>
          <table:table-cell office:value-type="string">
            <text:p>2.8940009469901e-07</text:p>
          </table:table-cell>
          <table:table-cell table:formula="of:=CONCATENATE([.C200]; &quot;,&quot;)" office:value-type="string" office:string-value="2.8940009469901e-07,">
            <text:p>2.8940009469901e-07,</text:p>
          </table:table-cell>
        </table:table-row>
        <table:table-row table:style-name="ro1">
          <table:table-cell office:value-type="float" office:value="0.48313292015237">
            <text:p>0.4831329202</text:p>
          </table:table-cell>
          <table:table-cell table:formula="of:=CONCATENATE([.A201]; &quot;,&quot;)" office:value-type="string" office:string-value="0.48313292015237,">
            <text:p>0.48313292015237,</text:p>
          </table:table-cell>
          <table:table-cell office:value-type="string">
            <text:p>1.3454437972147e-05</text:p>
          </table:table-cell>
          <table:table-cell table:formula="of:=CONCATENATE([.C201]; &quot;,&quot;)" office:value-type="string" office:string-value="1.3454437972147e-05,">
            <text:p>1.3454437972147e-05,</text:p>
          </table:table-cell>
        </table:table-row>
        <table:table-row table:style-name="ro1">
          <table:table-cell office:value-type="float" office:value="0.34420933795794">
            <text:p>0.344209338</text:p>
          </table:table-cell>
          <table:table-cell table:formula="of:=CONCATENATE([.A202]; &quot;,&quot;)" office:value-type="string" office:string-value="0.34420933795794,">
            <text:p>0.34420933795794,</text:p>
          </table:table-cell>
          <table:table-cell office:value-type="string">
            <text:p>1.212152885643e-06</text:p>
          </table:table-cell>
          <table:table-cell table:formula="of:=CONCATENATE([.C202]; &quot;,&quot;)" office:value-type="string" office:string-value="1.212152885643e-06,">
            <text:p>1.212152885643e-06,</text:p>
          </table:table-cell>
        </table:table-row>
        <table:table-row table:style-name="ro1">
          <table:table-cell office:value-type="float" office:value="0.22560604608922">
            <text:p>0.2256060461</text:p>
          </table:table-cell>
          <table:table-cell table:formula="of:=CONCATENATE([.A203]; &quot;,&quot;)" office:value-type="string" office:string-value="0.22560604608922,">
            <text:p>0.22560604608922,</text:p>
          </table:table-cell>
          <table:table-cell office:value-type="string">
            <text:p>4.4668194172658e-08</text:p>
          </table:table-cell>
          <table:table-cell table:formula="of:=CONCATENATE([.C203]; &quot;,&quot;)" office:value-type="string" office:string-value="4.4668194172658e-08,">
            <text:p>4.4668194172658e-08,</text:p>
          </table:table-cell>
        </table:table-row>
        <table:table-row table:style-name="ro1">
          <table:table-cell office:value-type="float" office:value="1.1447437470364">
            <text:p>1.144743747</text:p>
          </table:table-cell>
          <table:table-cell table:formula="of:=CONCATENATE([.A204]; &quot;,&quot;)" office:value-type="string" office:string-value="1.1447437470364,">
            <text:p>1.1447437470364,</text:p>
          </table:table-cell>
          <table:table-cell office:value-type="float" office:value="0.0018764141368991">
            <text:p>0.0018764141</text:p>
          </table:table-cell>
          <table:table-cell table:formula="of:=CONCATENATE([.C204]; &quot;,&quot;)" office:value-type="string" office:string-value="0.0018764141368991,">
            <text:p>0.0018764141368991,</text:p>
          </table:table-cell>
        </table:table-row>
        <table:table-row table:style-name="ro1">
          <table:table-cell office:value-type="float" office:value="0.42620595968161">
            <text:p>0.4262059597</text:p>
          </table:table-cell>
          <table:table-cell table:formula="of:=CONCATENATE([.A205]; &quot;,&quot;)" office:value-type="string" office:string-value="0.42620595968161,">
            <text:p>0.42620595968161,</text:p>
          </table:table-cell>
          <table:table-cell office:value-type="string">
            <text:p>5.680318832381e-06</text:p>
          </table:table-cell>
          <table:table-cell table:formula="of:=CONCATENATE([.C205]; &quot;,&quot;)" office:value-type="string" office:string-value="5.680318832381e-06,">
            <text:p>5.680318832381e-06,</text:p>
          </table:table-cell>
        </table:table-row>
        <table:table-row table:style-name="ro1">
          <table:table-cell office:value-type="float" office:value="0.33944669633089">
            <text:p>0.3394466963</text:p>
          </table:table-cell>
          <table:table-cell table:formula="of:=CONCATENATE([.A206]; &quot;,&quot;)" office:value-type="string" office:string-value="0.33944669633089,">
            <text:p>0.33944669633089,</text:p>
          </table:table-cell>
          <table:table-cell office:value-type="string">
            <text:p>1.0926007855183e-06</text:p>
          </table:table-cell>
          <table:table-cell table:formula="of:=CONCATENATE([.C206]; &quot;,&quot;)" office:value-type="string" office:string-value="1.0926007855183e-06,">
            <text:p>1.0926007855183e-06,</text:p>
          </table:table-cell>
        </table:table-row>
        <table:table-row table:style-name="ro1">
          <table:table-cell office:value-type="float" office:value="0.34361302184508">
            <text:p>0.3436130218</text:p>
          </table:table-cell>
          <table:table-cell table:formula="of:=CONCATENATE([.A207]; &quot;,&quot;)" office:value-type="string" office:string-value="0.34361302184508,">
            <text:p>0.34361302184508,</text:p>
          </table:table-cell>
          <table:table-cell office:value-type="string">
            <text:p>1.1966140459065e-06</text:p>
          </table:table-cell>
          <table:table-cell table:formula="of:=CONCATENATE([.C207]; &quot;,&quot;)" office:value-type="string" office:string-value="1.1966140459065e-06,">
            <text:p>1.1966140459065e-06,</text:p>
          </table:table-cell>
        </table:table-row>
        <table:table-row table:style-name="ro1">
          <table:table-cell office:value-type="float" office:value="0.32934085056126">
            <text:p>0.3293408506</text:p>
          </table:table-cell>
          <table:table-cell table:formula="of:=CONCATENATE([.A208]; &quot;,&quot;)" office:value-type="string" office:string-value="0.32934085056126,">
            <text:p>0.32934085056126,</text:p>
          </table:table-cell>
          <table:table-cell office:value-type="string">
            <text:p>8.7114915528673e-07</text:p>
          </table:table-cell>
          <table:table-cell table:formula="of:=CONCATENATE([.C208]; &quot;,&quot;)" office:value-type="string" office:string-value="8.7114915528673e-07,">
            <text:p>8.7114915528673e-07,</text:p>
          </table:table-cell>
        </table:table-row>
        <table:table-row table:style-name="ro1">
          <table:table-cell office:value-type="float" office:value="0.52371532972391">
            <text:p>0.5237153297</text:p>
          </table:table-cell>
          <table:table-cell table:formula="of:=CONCATENATE([.A209]; &quot;,&quot;)" office:value-type="string" office:string-value="0.52371532972391,">
            <text:p>0.52371532972391,</text:p>
          </table:table-cell>
          <table:table-cell office:value-type="string">
            <text:p>2.3009887464497e-05</text:p>
          </table:table-cell>
          <table:table-cell table:formula="of:=CONCATENATE([.C209]; &quot;,&quot;)" office:value-type="string" office:string-value="2.3009887464497e-05,">
            <text:p>2.3009887464497e-05,</text:p>
          </table:table-cell>
        </table:table-row>
        <table:table-row table:style-name="ro1">
          <table:table-cell office:value-type="float" office:value="0.44284024317627">
            <text:p>0.4428402432</text:p>
          </table:table-cell>
          <table:table-cell table:formula="of:=CONCATENATE([.A210]; &quot;,&quot;)" office:value-type="string" office:string-value="0.44284024317627,">
            <text:p>0.44284024317627,</text:p>
          </table:table-cell>
          <table:table-cell office:value-type="string">
            <text:p>7.418025737124e-06</text:p>
          </table:table-cell>
          <table:table-cell table:formula="of:=CONCATENATE([.C210]; &quot;,&quot;)" office:value-type="string" office:string-value="7.418025737124e-06,">
            <text:p>7.418025737124e-06,</text:p>
          </table:table-cell>
        </table:table-row>
        <table:table-row table:style-name="ro1">
          <table:table-cell office:value-type="float" office:value="0.54948849681834">
            <text:p>0.5494884968</text:p>
          </table:table-cell>
          <table:table-cell table:formula="of:=CONCATENATE([.A211]; &quot;,&quot;)" office:value-type="string" office:string-value="0.54948849681834,">
            <text:p>0.54948849681834,</text:p>
          </table:table-cell>
          <table:table-cell office:value-type="string">
            <text:p>3.1455926934085e-05</text:p>
          </table:table-cell>
          <table:table-cell table:formula="of:=CONCATENATE([.C211]; &quot;,&quot;)" office:value-type="string" office:string-value="3.1455926934085e-05,">
            <text:p>3.1455926934085e-05,</text:p>
          </table:table-cell>
        </table:table-row>
        <table:table-row table:style-name="ro1">
          <table:table-cell office:value-type="float" office:value="0.48206667656798">
            <text:p>0.4820666766</text:p>
          </table:table-cell>
          <table:table-cell table:formula="of:=CONCATENATE([.A212]; &quot;,&quot;)" office:value-type="string" office:string-value="0.48206667656798,">
            <text:p>0.48206667656798,</text:p>
          </table:table-cell>
          <table:table-cell office:value-type="string">
            <text:p>1.3255425976661e-05</text:p>
          </table:table-cell>
          <table:table-cell table:formula="of:=CONCATENATE([.C212]; &quot;,&quot;)" office:value-type="string" office:string-value="1.3255425976661e-05,">
            <text:p>1.3255425976661e-05,</text:p>
          </table:table-cell>
        </table:table-row>
        <table:table-row table:style-name="ro1">
          <table:table-cell office:value-type="float" office:value="0.36588395679069">
            <text:p>0.3658839568</text:p>
          </table:table-cell>
          <table:table-cell table:formula="of:=CONCATENATE([.A213]; &quot;,&quot;)" office:value-type="string" office:string-value="0.36588395679069,">
            <text:p>0.36588395679069,</text:p>
          </table:table-cell>
          <table:table-cell office:value-type="string">
            <text:p>1.9023728122854e-06</text:p>
          </table:table-cell>
          <table:table-cell table:formula="of:=CONCATENATE([.C213]; &quot;,&quot;)" office:value-type="string" office:string-value="1.9023728122854e-06,">
            <text:p>1.9023728122854e-06,</text:p>
          </table:table-cell>
        </table:table-row>
        <table:table-row table:style-name="ro1">
          <table:table-cell office:value-type="float" office:value="0.30251594107643">
            <text:p>0.3025159411</text:p>
          </table:table-cell>
          <table:table-cell table:formula="of:=CONCATENATE([.A214]; &quot;,&quot;)" office:value-type="string" office:string-value="0.30251594107643,">
            <text:p>0.30251594107643,</text:p>
          </table:table-cell>
          <table:table-cell office:value-type="string">
            <text:p>4.5672225621097e-07</text:p>
          </table:table-cell>
          <table:table-cell table:formula="of:=CONCATENATE([.C214]; &quot;,&quot;)" office:value-type="string" office:string-value="4.5672225621097e-07,">
            <text:p>4.5672225621097e-07,</text:p>
          </table:table-cell>
        </table:table-row>
        <table:table-row table:style-name="ro1">
          <table:table-cell office:value-type="float" office:value="0.32041600796765">
            <text:p>0.320416008</text:p>
          </table:table-cell>
          <table:table-cell table:formula="of:=CONCATENATE([.A215]; &quot;,&quot;)" office:value-type="string" office:string-value="0.32041600796765,">
            <text:p>0.32041600796765,</text:p>
          </table:table-cell>
          <table:table-cell office:value-type="string">
            <text:p>7.0800160884177e-07</text:p>
          </table:table-cell>
          <table:table-cell table:formula="of:=CONCATENATE([.C215]; &quot;,&quot;)" office:value-type="string" office:string-value="7.0800160884177e-07,">
            <text:p>7.0800160884177e-07,</text:p>
          </table:table-cell>
        </table:table-row>
        <table:table-row table:style-name="ro1">
          <table:table-cell office:value-type="float" office:value="0.37864011813231">
            <text:p>0.3786401181</text:p>
          </table:table-cell>
          <table:table-cell table:formula="of:=CONCATENATE([.A216]; &quot;,&quot;)" office:value-type="string" office:string-value="0.37864011813231,">
            <text:p>0.37864011813231,</text:p>
          </table:table-cell>
          <table:table-cell office:value-type="string">
            <text:p>2.4420645955574e-06</text:p>
          </table:table-cell>
          <table:table-cell table:formula="of:=CONCATENATE([.C216]; &quot;,&quot;)" office:value-type="string" office:string-value="2.4420645955574e-06,">
            <text:p>2.4420645955574e-06,</text:p>
          </table:table-cell>
        </table:table-row>
        <table:table-row table:style-name="ro1">
          <table:table-cell office:value-type="float" office:value="0.2369335438842">
            <text:p>0.2369335439</text:p>
          </table:table-cell>
          <table:table-cell table:formula="of:=CONCATENATE([.A217]; &quot;,&quot;)" office:value-type="string" office:string-value="0.2369335438842,">
            <text:p>0.2369335438842,</text:p>
          </table:table-cell>
          <table:table-cell office:value-type="string">
            <text:p>6.6496966245864e-08</text:p>
          </table:table-cell>
          <table:table-cell table:formula="of:=CONCATENATE([.C217]; &quot;,&quot;)" office:value-type="string" office:string-value="6.6496966245864e-08,">
            <text:p>6.6496966245864e-08,</text:p>
          </table:table-cell>
        </table:table-row>
        <table:table-row table:style-name="ro1">
          <table:table-cell office:value-type="float" office:value="0.16219316103715">
            <text:p>0.162193161</text:p>
          </table:table-cell>
          <table:table-cell table:formula="of:=CONCATENATE([.A218]; &quot;,&quot;)" office:value-type="string" office:string-value="0.16219316103715,">
            <text:p>0.16219316103715,</text:p>
          </table:table-cell>
          <table:table-cell office:value-type="string">
            <text:p>2.802478084488e-09</text:p>
          </table:table-cell>
          <table:table-cell table:formula="of:=CONCATENATE([.C218]; &quot;,&quot;)" office:value-type="string" office:string-value="2.802478084488e-09,">
            <text:p>2.802478084488e-09,</text:p>
          </table:table-cell>
        </table:table-row>
        <table:table-row table:style-name="ro1">
          <table:table-cell office:value-type="float" office:value="0.11272405745635">
            <text:p>0.1127240575</text:p>
          </table:table-cell>
          <table:table-cell table:formula="of:=CONCATENATE([.A219]; &quot;,&quot;)" office:value-type="string" office:string-value="0.11272405745635,">
            <text:p>0.11272405745635,</text:p>
          </table:table-cell>
          <table:table-cell office:value-type="string">
            <text:p>1.1383907257332e-10</text:p>
          </table:table-cell>
          <table:table-cell table:formula="of:=CONCATENATE([.C219]; &quot;,&quot;)" office:value-type="string" office:string-value="1.1383907257332e-10,">
            <text:p>1.1383907257332e-10,</text:p>
          </table:table-cell>
        </table:table-row>
        <table:table-row table:style-name="ro1">
          <table:table-cell office:value-type="float" office:value="0.13667937053509">
            <text:p>0.1366793705</text:p>
          </table:table-cell>
          <table:table-cell table:formula="of:=CONCATENATE([.A220]; &quot;,&quot;)" office:value-type="string" office:string-value="0.13667937053509,">
            <text:p>0.13667937053509,</text:p>
          </table:table-cell>
          <table:table-cell office:value-type="string">
            <text:p>6.3190227540683e-10</text:p>
          </table:table-cell>
          <table:table-cell table:formula="of:=CONCATENATE([.C220]; &quot;,&quot;)" office:value-type="string" office:string-value="6.3190227540683e-10,">
            <text:p>6.3190227540683e-10,</text:p>
          </table:table-cell>
        </table:table-row>
        <table:table-row table:style-name="ro1">
          <table:table-cell office:value-type="float" office:value="0.38369575981842">
            <text:p>0.3836957598</text:p>
          </table:table-cell>
          <table:table-cell table:formula="of:=CONCATENATE([.A221]; &quot;,&quot;)" office:value-type="string" office:string-value="0.38369575981842,">
            <text:p>0.38369575981842,</text:p>
          </table:table-cell>
          <table:table-cell office:value-type="string">
            <text:p>2.6882143673505e-06</text:p>
          </table:table-cell>
          <table:table-cell table:formula="of:=CONCATENATE([.C221]; &quot;,&quot;)" office:value-type="string" office:string-value="2.6882143673505e-06,">
            <text:p>2.6882143673505e-06,</text:p>
          </table:table-cell>
        </table:table-row>
        <table:table-row table:style-name="ro1">
          <table:table-cell office:value-type="float" office:value="0.42036243262082">
            <text:p>0.4203624326</text:p>
          </table:table-cell>
          <table:table-cell table:formula="of:=CONCATENATE([.A222]; &quot;,&quot;)" office:value-type="string" office:string-value="0.42036243262082,">
            <text:p>0.42036243262082,</text:p>
          </table:table-cell>
          <table:table-cell office:value-type="string">
            <text:p>5.1552199043934e-06</text:p>
          </table:table-cell>
          <table:table-cell table:formula="of:=CONCATENATE([.C222]; &quot;,&quot;)" office:value-type="string" office:string-value="5.1552199043934e-06,">
            <text:p>5.1552199043934e-06,</text:p>
          </table:table-cell>
        </table:table-row>
        <table:table-row table:style-name="ro1">
          <table:table-cell office:value-type="float" office:value="0.40533837855093">
            <text:p>0.4053383786</text:p>
          </table:table-cell>
          <table:table-cell table:formula="of:=CONCATENATE([.A223]; &quot;,&quot;)" office:value-type="string" office:string-value="0.40533837855093,">
            <text:p>0.40533837855093,</text:p>
          </table:table-cell>
          <table:table-cell office:value-type="string">
            <text:p>3.9844482686625e-06</text:p>
          </table:table-cell>
          <table:table-cell table:formula="of:=CONCATENATE([.C223]; &quot;,&quot;)" office:value-type="string" office:string-value="3.9844482686625e-06,">
            <text:p>3.9844482686625e-06,</text:p>
          </table:table-cell>
        </table:table-row>
        <table:table-row table:style-name="ro1">
          <table:table-cell office:value-type="float" office:value="0.31691801485519">
            <text:p>0.3169180149</text:p>
          </table:table-cell>
          <table:table-cell table:formula="of:=CONCATENATE([.A224]; &quot;,&quot;)" office:value-type="string" office:string-value="0.31691801485519,">
            <text:p>0.31691801485519,</text:p>
          </table:table-cell>
          <table:table-cell office:value-type="string">
            <text:p>6.5145119067622e-07</text:p>
          </table:table-cell>
          <table:table-cell table:formula="of:=CONCATENATE([.C224]; &quot;,&quot;)" office:value-type="string" office:string-value="6.5145119067622e-07,">
            <text:p>6.5145119067622e-07,</text:p>
          </table:table-cell>
        </table:table-row>
        <table:table-row table:style-name="ro1">
          <table:table-cell office:value-type="float" office:value="0.17681198674749">
            <text:p>0.1768119867</text:p>
          </table:table-cell>
          <table:table-cell table:formula="of:=CONCATENATE([.A225]; &quot;,&quot;)" office:value-type="string" office:string-value="0.17681198674749,">
            <text:p>0.17681198674749,</text:p>
          </table:table-cell>
          <table:table-cell office:value-type="string">
            <text:p>5.8620053108549e-09</text:p>
          </table:table-cell>
          <table:table-cell table:formula="of:=CONCATENATE([.C225]; &quot;,&quot;)" office:value-type="string" office:string-value="5.8620053108549e-09,">
            <text:p>5.8620053108549e-09,</text:p>
          </table:table-cell>
        </table:table-row>
        <table:table-row table:style-name="ro1">
          <table:table-cell office:value-type="float" office:value="0.35202952924552">
            <text:p>0.3520295292</text:p>
          </table:table-cell>
          <table:table-cell table:formula="of:=CONCATENATE([.A226]; &quot;,&quot;)" office:value-type="string" office:string-value="0.35202952924552,">
            <text:p>0.35202952924552,</text:p>
          </table:table-cell>
          <table:table-cell office:value-type="string">
            <text:p>1.4319543686415e-06</text:p>
          </table:table-cell>
          <table:table-cell table:formula="of:=CONCATENATE([.C226]; &quot;,&quot;)" office:value-type="string" office:string-value="1.4319543686415e-06,">
            <text:p>1.4319543686415e-06,</text:p>
          </table:table-cell>
        </table:table-row>
        <table:table-row table:style-name="ro1">
          <table:table-cell office:value-type="float" office:value="0.47358871698061">
            <text:p>0.473588717</text:p>
          </table:table-cell>
          <table:table-cell table:formula="of:=CONCATENATE([.A227]; &quot;,&quot;)" office:value-type="string" office:string-value="0.47358871698061,">
            <text:p>0.47358871698061,</text:p>
          </table:table-cell>
          <table:table-cell office:value-type="string">
            <text:p>1.1755756839552e-05</text:p>
          </table:table-cell>
          <table:table-cell table:formula="of:=CONCATENATE([.C227]; &quot;,&quot;)" office:value-type="string" office:string-value="1.1755756839552e-05,">
            <text:p>1.1755756839552e-05,</text:p>
          </table:table-cell>
        </table:table-row>
        <table:table-row table:style-name="ro1">
          <table:table-cell office:value-type="float" office:value="0.64381337479089">
            <text:p>0.6438133748</text:p>
          </table:table-cell>
          <table:table-cell table:formula="of:=CONCATENATE([.A228]; &quot;,&quot;)" office:value-type="string" office:string-value="0.64381337479089,">
            <text:p>0.64381337479089,</text:p>
          </table:table-cell>
          <table:table-cell office:value-type="string">
            <text:p>8.4932684032594e-05</text:p>
          </table:table-cell>
          <table:table-cell table:formula="of:=CONCATENATE([.C228]; &quot;,&quot;)" office:value-type="string" office:string-value="8.4932684032594e-05,">
            <text:p>8.4932684032594e-05,</text:p>
          </table:table-cell>
        </table:table-row>
        <table:table-row table:style-name="ro1">
          <table:table-cell office:value-type="float" office:value="0.58743860212364">
            <text:p>0.5874386021</text:p>
          </table:table-cell>
          <table:table-cell table:formula="of:=CONCATENATE([.A229]; &quot;,&quot;)" office:value-type="string" office:string-value="0.58743860212364,">
            <text:p>0.58743860212364,</text:p>
          </table:table-cell>
          <table:table-cell office:value-type="string">
            <text:p>4.81565591095e-05</text:p>
          </table:table-cell>
          <table:table-cell table:formula="of:=CONCATENATE([.C229]; &quot;,&quot;)" office:value-type="string" office:string-value="4.81565591095e-05,">
            <text:p>4.81565591095e-05,</text:p>
          </table:table-cell>
        </table:table-row>
        <table:table-row table:style-name="ro1">
          <table:table-cell office:value-type="float" office:value="0.45427237502184">
            <text:p>0.454272375</text:p>
          </table:table-cell>
          <table:table-cell table:formula="of:=CONCATENATE([.A230]; &quot;,&quot;)" office:value-type="string" office:string-value="0.45427237502184,">
            <text:p>0.45427237502184,</text:p>
          </table:table-cell>
          <table:table-cell office:value-type="string">
            <text:p>8.8451607627226e-06</text:p>
          </table:table-cell>
          <table:table-cell table:formula="of:=CONCATENATE([.C230]; &quot;,&quot;)" office:value-type="string" office:string-value="8.8451607627226e-06,">
            <text:p>8.8451607627226e-06,</text:p>
          </table:table-cell>
        </table:table-row>
        <table:table-row table:style-name="ro1">
          <table:table-cell office:value-type="float" office:value="0.22989214639175">
            <text:p>0.2298921464</text:p>
          </table:table-cell>
          <table:table-cell table:formula="of:=CONCATENATE([.A231]; &quot;,&quot;)" office:value-type="string" office:string-value="0.22989214639175,">
            <text:p>0.22989214639175,</text:p>
          </table:table-cell>
          <table:table-cell office:value-type="string">
            <text:p>5.2068020610065e-08</text:p>
          </table:table-cell>
          <table:table-cell table:formula="of:=CONCATENATE([.C231]; &quot;,&quot;)" office:value-type="string" office:string-value="5.2068020610065e-08,">
            <text:p>5.2068020610065e-08,</text:p>
          </table:table-cell>
        </table:table-row>
        <table:table-row table:style-name="ro1">
          <table:table-cell office:value-type="float" office:value="0.43016430610064">
            <text:p>0.4301643061</text:p>
          </table:table-cell>
          <table:table-cell table:formula="of:=CONCATENATE([.A232]; &quot;,&quot;)" office:value-type="string" office:string-value="0.43016430610064,">
            <text:p>0.43016430610064,</text:p>
          </table:table-cell>
          <table:table-cell office:value-type="string">
            <text:p>6.0601637844843e-06</text:p>
          </table:table-cell>
          <table:table-cell table:formula="of:=CONCATENATE([.C232]; &quot;,&quot;)" office:value-type="string" office:string-value="6.0601637844843e-06,">
            <text:p>6.0601637844843e-06,</text:p>
          </table:table-cell>
        </table:table-row>
        <table:table-row table:style-name="ro1">
          <table:table-cell office:value-type="float" office:value="0.38937468022583">
            <text:p>0.3893746802</text:p>
          </table:table-cell>
          <table:table-cell table:formula="of:=CONCATENATE([.A233]; &quot;,&quot;)" office:value-type="string" office:string-value="0.38937468022583,">
            <text:p>0.38937468022583,</text:p>
          </table:table-cell>
          <table:table-cell office:value-type="string">
            <text:p>2.988706530361e-06</text:p>
          </table:table-cell>
          <table:table-cell table:formula="of:=CONCATENATE([.C233]; &quot;,&quot;)" office:value-type="string" office:string-value="2.988706530361e-06,">
            <text:p>2.988706530361e-06,</text:p>
          </table:table-cell>
        </table:table-row>
        <table:table-row table:style-name="ro1">
          <table:table-cell office:value-type="float" office:value="0.39780134696919">
            <text:p>0.397801347</text:p>
          </table:table-cell>
          <table:table-cell table:formula="of:=CONCATENATE([.A234]; &quot;,&quot;)" office:value-type="string" office:string-value="0.39780134696919,">
            <text:p>0.39780134696919,</text:p>
          </table:table-cell>
          <table:table-cell office:value-type="string">
            <text:p>3.4850414423977e-06</text:p>
          </table:table-cell>
          <table:table-cell table:formula="of:=CONCATENATE([.C234]; &quot;,&quot;)" office:value-type="string" office:string-value="3.4850414423977e-06,">
            <text:p>3.4850414423977e-06,</text:p>
          </table:table-cell>
        </table:table-row>
        <table:table-row table:style-name="ro1">
          <table:table-cell office:value-type="float" office:value="0.24739883369499">
            <text:p>0.2473988337</text:p>
          </table:table-cell>
          <table:table-cell table:formula="of:=CONCATENATE([.A235]; &quot;,&quot;)" office:value-type="string" office:string-value="0.24739883369499,">
            <text:p>0.24739883369499,</text:p>
          </table:table-cell>
          <table:table-cell office:value-type="string">
            <text:p>9.4172292444657e-08</text:p>
          </table:table-cell>
          <table:table-cell table:formula="of:=CONCATENATE([.C235]; &quot;,&quot;)" office:value-type="string" office:string-value="9.4172292444657e-08,">
            <text:p>9.4172292444657e-08,</text:p>
          </table:table-cell>
        </table:table-row>
        <table:table-row table:style-name="ro1">
          <table:table-cell office:value-type="float" office:value="0.44910150041276">
            <text:p>0.4491015004</text:p>
          </table:table-cell>
          <table:table-cell table:formula="of:=CONCATENATE([.A236]; &quot;,&quot;)" office:value-type="string" office:string-value="0.44910150041276,">
            <text:p>0.44910150041276,</text:p>
          </table:table-cell>
          <table:table-cell office:value-type="string">
            <text:p>8.1744209588701e-06</text:p>
          </table:table-cell>
          <table:table-cell table:formula="of:=CONCATENATE([.C236]; &quot;,&quot;)" office:value-type="string" office:string-value="8.1744209588701e-06,">
            <text:p>8.1744209588701e-06,</text:p>
          </table:table-cell>
        </table:table-row>
        <table:table-row table:style-name="ro1">
          <table:table-cell office:value-type="float" office:value="0.4725162490153">
            <text:p>0.472516249</text:p>
          </table:table-cell>
          <table:table-cell table:formula="of:=CONCATENATE([.A237]; &quot;,&quot;)" office:value-type="string" office:string-value="0.4725162490153,">
            <text:p>0.4725162490153,</text:p>
          </table:table-cell>
          <table:table-cell office:value-type="string">
            <text:p>1.15762132558e-05</text:p>
          </table:table-cell>
          <table:table-cell table:formula="of:=CONCATENATE([.C237]; &quot;,&quot;)" office:value-type="string" office:string-value="1.15762132558e-05,">
            <text:p>1.15762132558e-05,</text:p>
          </table:table-cell>
        </table:table-row>
        <table:table-row table:style-name="ro1">
          <table:table-cell office:value-type="float" office:value="0.34428696239896">
            <text:p>0.3442869624</text:p>
          </table:table-cell>
          <table:table-cell table:formula="of:=CONCATENATE([.A238]; &quot;,&quot;)" office:value-type="string" office:string-value="0.34428696239896,">
            <text:p>0.34428696239896,</text:p>
          </table:table-cell>
          <table:table-cell office:value-type="string">
            <text:p>1.2141879077334e-06</text:p>
          </table:table-cell>
          <table:table-cell table:formula="of:=CONCATENATE([.C238]; &quot;,&quot;)" office:value-type="string" office:string-value="1.2141879077334e-06,">
            <text:p>1.2141879077334e-06,</text:p>
          </table:table-cell>
        </table:table-row>
        <table:table-row table:style-name="ro1">
          <table:table-cell office:value-type="float" office:value="0.1318662257327">
            <text:p>0.1318662257</text:p>
          </table:table-cell>
          <table:table-cell table:formula="of:=CONCATENATE([.A239]; &quot;,&quot;)" office:value-type="string" office:string-value="0.1318662257327,">
            <text:p>0.1318662257327,</text:p>
          </table:table-cell>
          <table:table-cell office:value-type="string">
            <text:p>4.6066450468586e-10</text:p>
          </table:table-cell>
          <table:table-cell table:formula="of:=CONCATENATE([.C239]; &quot;,&quot;)" office:value-type="string" office:string-value="4.6066450468586e-10,">
            <text:p>4.6066450468586e-10,</text:p>
          </table:table-cell>
        </table:table-row>
        <table:table-row table:style-name="ro1">
          <table:table-cell office:value-type="float" office:value="0.061031953638225">
            <text:p>0.0610319536</text:p>
          </table:table-cell>
          <table:table-cell table:formula="of:=CONCATENATE([.A240]; &quot;,&quot;)" office:value-type="string" office:string-value="0.061031953638225,">
            <text:p>0.061031953638225,</text:p>
          </table:table-cell>
          <table:table-cell office:value-type="string">
            <text:p>3.9654099169491e-13</text:p>
          </table:table-cell>
          <table:table-cell table:formula="of:=CONCATENATE([.C240]; &quot;,&quot;)" office:value-type="string" office:string-value="3.9654099169491e-13,">
            <text:p>3.9654099169491e-13,</text:p>
          </table:table-cell>
        </table:table-row>
        <table:table-row table:style-name="ro1">
          <table:table-cell office:value-type="float" office:value="0.12601400649184">
            <text:p>0.1260140065</text:p>
          </table:table-cell>
          <table:table-cell table:formula="of:=CONCATENATE([.A241]; &quot;,&quot;)" office:value-type="string" office:string-value="0.12601400649184,">
            <text:p>0.12601400649184,</text:p>
          </table:table-cell>
          <table:table-cell office:value-type="string">
            <text:p>3.0814155519986e-10</text:p>
          </table:table-cell>
          <table:table-cell table:formula="of:=CONCATENATE([.C241]; &quot;,&quot;)" office:value-type="string" office:string-value="3.0814155519986e-10,">
            <text:p>3.0814155519986e-10,</text:p>
          </table:table-cell>
        </table:table-row>
        <table:table-row table:style-name="ro1">
          <table:table-cell office:value-type="float" office:value="0.26749817878403">
            <text:p>0.2674981788</text:p>
          </table:table-cell>
          <table:table-cell table:formula="of:=CONCATENATE([.A242]; &quot;,&quot;)" office:value-type="string" office:string-value="0.26749817878403,">
            <text:p>0.26749817878403,</text:p>
          </table:table-cell>
          <table:table-cell office:value-type="string">
            <text:p>1.7528100538665e-07</text:p>
          </table:table-cell>
          <table:table-cell table:formula="of:=CONCATENATE([.C242]; &quot;,&quot;)" office:value-type="string" office:string-value="1.7528100538665e-07,">
            <text:p>1.7528100538665e-07,</text:p>
          </table:table-cell>
        </table:table-row>
        <table:table-row table:style-name="ro1">
          <table:table-cell office:value-type="float" office:value="0.33023556034311">
            <text:p>0.3302355603</text:p>
          </table:table-cell>
          <table:table-cell table:formula="of:=CONCATENATE([.A243]; &quot;,&quot;)" office:value-type="string" office:string-value="0.33023556034311,">
            <text:p>0.33023556034311,</text:p>
          </table:table-cell>
          <table:table-cell office:value-type="string">
            <text:p>8.8910455792206e-07</text:p>
          </table:table-cell>
          <table:table-cell table:formula="of:=CONCATENATE([.C243]; &quot;,&quot;)" office:value-type="string" office:string-value="8.8910455792206e-07,">
            <text:p>8.8910455792206e-07,</text:p>
          </table:table-cell>
        </table:table-row>
        <table:table-row table:style-name="ro1">
          <table:table-cell office:value-type="float" office:value="0.43205533110724">
            <text:p>0.4320553311</text:p>
          </table:table-cell>
          <table:table-cell table:formula="of:=CONCATENATE([.A244]; &quot;,&quot;)" office:value-type="string" office:string-value="0.43205533110724,">
            <text:p>0.43205533110724,</text:p>
          </table:table-cell>
          <table:table-cell office:value-type="string">
            <text:p>6.2487866749927e-06</text:p>
          </table:table-cell>
          <table:table-cell table:formula="of:=CONCATENATE([.C244]; &quot;,&quot;)" office:value-type="string" office:string-value="6.2487866749927e-06,">
            <text:p>6.2487866749927e-06,</text:p>
          </table:table-cell>
        </table:table-row>
        <table:table-row table:style-name="ro1">
          <table:table-cell office:value-type="float" office:value="0.54709882765455">
            <text:p>0.5470988277</text:p>
          </table:table-cell>
          <table:table-cell table:formula="of:=CONCATENATE([.A245]; &quot;,&quot;)" office:value-type="string" office:string-value="0.54709882765455,">
            <text:p>0.54709882765455,</text:p>
          </table:table-cell>
          <table:table-cell office:value-type="string">
            <text:p>3.058280187498e-05</text:p>
          </table:table-cell>
          <table:table-cell table:formula="of:=CONCATENATE([.C245]; &quot;,&quot;)" office:value-type="string" office:string-value="3.058280187498e-05,">
            <text:p>3.058280187498e-05,</text:p>
          </table:table-cell>
        </table:table-row>
        <table:table-row table:style-name="ro1">
          <table:table-cell office:value-type="float" office:value="0.38085244916926">
            <text:p>0.3808524492</text:p>
          </table:table-cell>
          <table:table-cell table:formula="of:=CONCATENATE([.A246]; &quot;,&quot;)" office:value-type="string" office:string-value="0.38085244916926,">
            <text:p>0.38085244916926,</text:p>
          </table:table-cell>
          <table:table-cell office:value-type="string">
            <text:p>2.5473861432691e-06</text:p>
          </table:table-cell>
          <table:table-cell table:formula="of:=CONCATENATE([.C246]; &quot;,&quot;)" office:value-type="string" office:string-value="2.5473861432691e-06,">
            <text:p>2.5473861432691e-06,</text:p>
          </table:table-cell>
        </table:table-row>
        <table:table-row table:style-name="ro1">
          <table:table-cell office:value-type="float" office:value="0.38331326757472">
            <text:p>0.3833132676</text:p>
          </table:table-cell>
          <table:table-cell table:formula="of:=CONCATENATE([.A247]; &quot;,&quot;)" office:value-type="string" office:string-value="0.38331326757472,">
            <text:p>0.38331326757472,</text:p>
          </table:table-cell>
          <table:table-cell office:value-type="string">
            <text:p>2.6689048660522e-06</text:p>
          </table:table-cell>
          <table:table-cell table:formula="of:=CONCATENATE([.C247]; &quot;,&quot;)" office:value-type="string" office:string-value="2.6689048660522e-06,">
            <text:p>2.6689048660522e-06,</text:p>
          </table:table-cell>
        </table:table-row>
        <table:table-row table:style-name="ro1">
          <table:table-cell office:value-type="float" office:value="0.33830876032883">
            <text:p>0.3383087603</text:p>
          </table:table-cell>
          <table:table-cell table:formula="of:=CONCATENATE([.A248]; &quot;,&quot;)" office:value-type="string" office:string-value="0.33830876032883,">
            <text:p>0.33830876032883,</text:p>
          </table:table-cell>
          <table:table-cell office:value-type="string">
            <text:p>1.0655387049559e-06</text:p>
          </table:table-cell>
          <table:table-cell table:formula="of:=CONCATENATE([.C248]; &quot;,&quot;)" office:value-type="string" office:string-value="1.0655387049559e-06,">
            <text:p>1.0655387049559e-06,</text:p>
          </table:table-cell>
        </table:table-row>
        <table:table-row table:style-name="ro1">
          <table:table-cell office:value-type="float" office:value="0.18277329494857">
            <text:p>0.1827732949</text:p>
          </table:table-cell>
          <table:table-cell table:formula="of:=CONCATENATE([.A249]; &quot;,&quot;)" office:value-type="string" office:string-value="0.18277329494857,">
            <text:p>0.18277329494857,</text:p>
          </table:table-cell>
          <table:table-cell office:value-type="string">
            <text:p>7.7644787981888e-09</text:p>
          </table:table-cell>
          <table:table-cell table:formula="of:=CONCATENATE([.C249]; &quot;,&quot;)" office:value-type="string" office:string-value="7.7644787981888e-09,">
            <text:p>7.7644787981888e-09,</text:p>
          </table:table-cell>
        </table:table-row>
        <table:table-row table:style-name="ro1">
          <table:table-cell office:value-type="float" office:value="0.046312765556084">
            <text:p>0.0463127656</text:p>
          </table:table-cell>
          <table:table-cell table:formula="of:=CONCATENATE([.A250]; &quot;,&quot;)" office:value-type="string" office:string-value="0.046312765556084,">
            <text:p>0.046312765556084,</text:p>
          </table:table-cell>
          <table:table-cell office:value-type="string">
            <text:p>2.8866352849478e-14</text:p>
          </table:table-cell>
          <table:table-cell table:formula="of:=CONCATENATE([.C250]; &quot;,&quot;)" office:value-type="string" office:string-value="2.8866352849478e-14,">
            <text:p>2.8866352849478e-14,</text:p>
          </table:table-cell>
        </table:table-row>
        <table:table-row table:style-name="ro1">
          <table:table-cell office:value-type="float" office:value="0.09786405846889">
            <text:p>0.0978640585</text:p>
          </table:table-cell>
          <table:table-cell table:formula="of:=CONCATENATE([.A251]; &quot;,&quot;)" office:value-type="string" office:string-value="0.09786405846889,">
            <text:p>0.09786405846889,</text:p>
          </table:table-cell>
          <table:table-cell office:value-type="string">
            <text:p>3.1677182507566e-11</text:p>
          </table:table-cell>
          <table:table-cell table:formula="of:=CONCATENATE([.C251]; &quot;,&quot;)" office:value-type="string" office:string-value="3.1677182507566e-11,">
            <text:p>3.1677182507566e-11,</text:p>
          </table:table-cell>
        </table:table-row>
        <table:table-row table:style-name="ro1">
          <table:table-cell office:value-type="float" office:value="0.1485096246876">
            <text:p>0.1485096247</text:p>
          </table:table-cell>
          <table:table-cell table:formula="of:=CONCATENATE([.A252]; &quot;,&quot;)" office:value-type="string" office:string-value="0.1485096246876,">
            <text:p>0.1485096246876,</text:p>
          </table:table-cell>
          <table:table-cell office:value-type="string">
            <text:p>1.3067713834245e-09</text:p>
          </table:table-cell>
          <table:table-cell table:formula="of:=CONCATENATE([.C252]; &quot;,&quot;)" office:value-type="string" office:string-value="1.3067713834245e-09,">
            <text:p>1.3067713834245e-09,</text:p>
          </table:table-cell>
        </table:table-row>
        <table:table-row table:style-name="ro1">
          <table:table-cell office:value-type="float" office:value="0.11193350933151">
            <text:p>0.1119335093</text:p>
          </table:table-cell>
          <table:table-cell table:formula="of:=CONCATENATE([.A253]; &quot;,&quot;)" office:value-type="string" office:string-value="0.11193350933151,">
            <text:p>0.11193350933151,</text:p>
          </table:table-cell>
          <table:table-cell office:value-type="string">
            <text:p>1.0685946998216e-10</text:p>
          </table:table-cell>
          <table:table-cell table:formula="of:=CONCATENATE([.C253]; &quot;,&quot;)" office:value-type="string" office:string-value="1.0685946998216e-10,">
            <text:p>1.0685946998216e-10,</text:p>
          </table:table-cell>
        </table:table-row>
        <table:table-row table:style-name="ro1">
          <table:table-cell office:value-type="float" office:value="0.068439538863682">
            <text:p>0.0684395389</text:p>
          </table:table-cell>
          <table:table-cell table:formula="of:=CONCATENATE([.A254]; &quot;,&quot;)" office:value-type="string" office:string-value="0.068439538863682,">
            <text:p>0.068439538863682,</text:p>
          </table:table-cell>
          <table:table-cell office:value-type="string">
            <text:p>1.1629772905907e-12</text:p>
          </table:table-cell>
          <table:table-cell table:formula="of:=CONCATENATE([.C254]; &quot;,&quot;)" office:value-type="string" office:string-value="1.1629772905907e-12,">
            <text:p>1.1629772905907e-12,</text:p>
          </table:table-cell>
        </table:table-row>
        <table:table-row table:style-name="ro1">
          <table:table-cell office:value-type="float" office:value="0.11623819106121">
            <text:p>0.1162381911</text:p>
          </table:table-cell>
          <table:table-cell table:formula="of:=CONCATENATE([.A255]; &quot;,&quot;)" office:value-type="string" office:string-value="0.11623819106121,">
            <text:p>0.11623819106121,</text:p>
          </table:table-cell>
          <table:table-cell office:value-type="string">
            <text:p>1.4994074101371e-10</text:p>
          </table:table-cell>
          <table:table-cell table:formula="of:=CONCATENATE([.C255]; &quot;,&quot;)" office:value-type="string" office:string-value="1.4994074101371e-10,">
            <text:p>1.4994074101371e-10,</text:p>
          </table:table-cell>
        </table:table-row>
        <table:table-row table:style-name="ro1">
          <table:table-cell office:value-type="float" office:value="0.12776005490356">
            <text:p>0.1277600549</text:p>
          </table:table-cell>
          <table:table-cell table:formula="of:=CONCATENATE([.A256]; &quot;,&quot;)" office:value-type="string" office:string-value="0.12776005490356,">
            <text:p>0.12776005490356,</text:p>
          </table:table-cell>
          <table:table-cell office:value-type="string">
            <text:p>3.4816396441674e-10</text:p>
          </table:table-cell>
          <table:table-cell table:formula="of:=CONCATENATE([.C256]; &quot;,&quot;)" office:value-type="string" office:string-value="3.4816396441674e-10,">
            <text:p>3.4816396441674e-10,</text:p>
          </table:table-cell>
        </table:table-row>
        <table:table-row table:style-name="ro1">
          <table:table-cell office:value-type="float" office:value="0.061797185992689">
            <text:p>0.061797186</text:p>
          </table:table-cell>
          <table:table-cell table:formula="of:=CONCATENATE([.A257]; &quot;,&quot;)" office:value-type="string" office:string-value="0.061797185992689,">
            <text:p>0.061797185992689,</text:p>
          </table:table-cell>
          <table:table-cell office:value-type="string">
            <text:p>4.4593472685463e-13</text:p>
          </table:table-cell>
          <table:table-cell table:formula="of:=CONCATENATE([.C257]; &quot;,&quot;)" office:value-type="string" office:string-value="4.4593472685463e-13,">
            <text:p>4.4593472685463e-13,</text:p>
          </table:table-cell>
        </table:table-row>
        <table:table-row table:style-name="ro1">
          <table:table-cell office:value-type="float" office:value="0.042163171490916">
            <text:p>0.0421631715</text:p>
          </table:table-cell>
          <table:table-cell table:formula="of:=CONCATENATE([.A258]; &quot;,&quot;)" office:value-type="string" office:string-value="0.042163171490916,">
            <text:p>0.042163171490916,</text:p>
          </table:table-cell>
          <table:table-cell office:value-type="string">
            <text:p>1.1748312513078e-14</text:p>
          </table:table-cell>
          <table:table-cell table:formula="of:=CONCATENATE([.C258]; &quot;,&quot;)" office:value-type="string" office:string-value="1.1748312513078e-14,">
            <text:p>1.1748312513078e-14,</text:p>
          </table:table-cell>
        </table:table-row>
        <table:table-row table:style-name="ro1">
          <table:table-cell office:value-type="float" office:value="0.038648440816429">
            <text:p>0.0386484408</text:p>
          </table:table-cell>
          <table:table-cell table:formula="of:=CONCATENATE([.A259]; &quot;,&quot;)" office:value-type="string" office:string-value="0.038648440816429,">
            <text:p>0.038648440816429,</text:p>
          </table:table-cell>
          <table:table-cell office:value-type="string">
            <text:p>5.0890186783283e-15</text:p>
          </table:table-cell>
          <table:table-cell table:formula="of:=CONCATENATE([.C259]; &quot;,&quot;)" office:value-type="string" office:string-value="5.0890186783283e-15,">
            <text:p>5.0890186783283e-15,</text:p>
          </table:table-cell>
        </table:table-row>
        <table:table-row table:style-name="ro1">
          <table:table-cell office:value-type="float" office:value="0.11374090461491">
            <text:p>0.1137409046</text:p>
          </table:table-cell>
          <table:table-cell table:formula="of:=CONCATENATE([.A260]; &quot;,&quot;)" office:value-type="string" office:string-value="0.11374090461491,">
            <text:p>0.11374090461491,</text:p>
          </table:table-cell>
          <table:table-cell office:value-type="string">
            <text:p>1.2340281768618e-10</text:p>
          </table:table-cell>
          <table:table-cell table:formula="of:=CONCATENATE([.C260]; &quot;,&quot;)" office:value-type="string" office:string-value="1.2340281768618e-10,">
            <text:p>1.2340281768618e-10,</text:p>
          </table:table-cell>
        </table:table-row>
        <table:table-row table:style-name="ro1">
          <table:table-cell office:value-type="float" office:value="0.078965902620521">
            <text:p>0.0789659026</text:p>
          </table:table-cell>
          <table:table-cell table:formula="of:=CONCATENATE([.A261]; &quot;,&quot;)" office:value-type="string" office:string-value="0.078965902620521,">
            <text:p>0.078965902620521,</text:p>
          </table:table-cell>
          <table:table-cell office:value-type="string">
            <text:p>4.4087841407032e-12</text:p>
          </table:table-cell>
          <table:table-cell table:formula="of:=CONCATENATE([.C261]; &quot;,&quot;)" office:value-type="string" office:string-value="4.4087841407032e-12,">
            <text:p>4.4087841407032e-12,</text:p>
          </table:table-cell>
        </table:table-row>
        <table:table-row table:style-name="ro1">
          <table:table-cell office:value-type="float" office:value="0.063184241284288">
            <text:p>0.0631842413</text:p>
          </table:table-cell>
          <table:table-cell table:formula="of:=CONCATENATE([.A262]; &quot;,&quot;)" office:value-type="string" office:string-value="0.063184241284288,">
            <text:p>0.063184241284288,</text:p>
          </table:table-cell>
          <table:table-cell office:value-type="string">
            <text:p>5.4954396218721e-13</text:p>
          </table:table-cell>
          <table:table-cell table:formula="of:=CONCATENATE([.C262]; &quot;,&quot;)" office:value-type="string" office:string-value="5.4954396218721e-13,">
            <text:p>5.4954396218721e-13,</text:p>
          </table:table-cell>
        </table:table-row>
        <table:table-row table:style-name="ro1">
          <table:table-cell office:value-type="float" office:value="0.27808194212235">
            <text:p>0.2780819421</text:p>
          </table:table-cell>
          <table:table-cell table:formula="of:=CONCATENATE([.A263]; &quot;,&quot;)" office:value-type="string" office:string-value="0.27808194212235,">
            <text:p>0.27808194212235,</text:p>
          </table:table-cell>
          <table:table-cell office:value-type="string">
            <text:p>2.3776114906709e-07</text:p>
          </table:table-cell>
          <table:table-cell table:formula="of:=CONCATENATE([.C263]; &quot;,&quot;)" office:value-type="string" office:string-value="2.3776114906709e-07,">
            <text:p>2.3776114906709e-07,</text:p>
          </table:table-cell>
        </table:table-row>
        <table:table-row table:style-name="ro1">
          <table:table-cell office:value-type="float" office:value="0.40712671975295">
            <text:p>0.4071267198</text:p>
          </table:table-cell>
          <table:table-cell table:formula="of:=CONCATENATE([.A264]; &quot;,&quot;)" office:value-type="string" office:string-value="0.40712671975295,">
            <text:p>0.40712671975295,</text:p>
          </table:table-cell>
          <table:table-cell office:value-type="string">
            <text:p>4.1111560517126e-06</text:p>
          </table:table-cell>
          <table:table-cell table:formula="of:=CONCATENATE([.C264]; &quot;,&quot;)" office:value-type="string" office:string-value="4.1111560517126e-06,">
            <text:p>4.1111560517126e-06,</text:p>
          </table:table-cell>
        </table:table-row>
        <table:table-row table:style-name="ro1">
          <table:table-cell office:value-type="float" office:value="0.22602792688645">
            <text:p>0.2260279269</text:p>
          </table:table-cell>
          <table:table-cell table:formula="of:=CONCATENATE([.A265]; &quot;,&quot;)" office:value-type="string" office:string-value="0.22602792688645,">
            <text:p>0.22602792688645,</text:p>
          </table:table-cell>
          <table:table-cell office:value-type="string">
            <text:p>4.5354187300122e-08</text:p>
          </table:table-cell>
          <table:table-cell table:formula="of:=CONCATENATE([.C265]; &quot;,&quot;)" office:value-type="string" office:string-value="4.5354187300122e-08,">
            <text:p>4.5354187300122e-08,</text:p>
          </table:table-cell>
        </table:table-row>
        <table:table-row table:style-name="ro1">
          <table:table-cell office:value-type="float" office:value="0.15266960338042">
            <text:p>0.1526696034</text:p>
          </table:table-cell>
          <table:table-cell table:formula="of:=CONCATENATE([.A266]; &quot;,&quot;)" office:value-type="string" office:string-value="0.15266960338042,">
            <text:p>0.15266960338042,</text:p>
          </table:table-cell>
          <table:table-cell office:value-type="string">
            <text:p>1.6614120900777e-09</text:p>
          </table:table-cell>
          <table:table-cell table:formula="of:=CONCATENATE([.C266]; &quot;,&quot;)" office:value-type="string" office:string-value="1.6614120900777e-09,">
            <text:p>1.6614120900777e-09,</text:p>
          </table:table-cell>
        </table:table-row>
        <table:table-row table:style-name="ro1">
          <table:table-cell office:value-type="float" office:value="0.10911240753253">
            <text:p>0.1091124075</text:p>
          </table:table-cell>
          <table:table-cell table:formula="of:=CONCATENATE([.A267]; &quot;,&quot;)" office:value-type="string" office:string-value="0.10911240753253,">
            <text:p>0.10911240753253,</text:p>
          </table:table-cell>
          <table:table-cell office:value-type="string">
            <text:p>8.4915260699342e-11</text:p>
          </table:table-cell>
          <table:table-cell table:formula="of:=CONCATENATE([.C267]; &quot;,&quot;)" office:value-type="string" office:string-value="8.4915260699342e-11,">
            <text:p>8.4915260699342e-11,</text:p>
          </table:table-cell>
        </table:table-row>
        <table:table-row table:style-name="ro1">
          <table:table-cell office:value-type="float" office:value="0.31170745918943">
            <text:p>0.3117074592</text:p>
          </table:table-cell>
          <table:table-cell table:formula="of:=CONCATENATE([.A268]; &quot;,&quot;)" office:value-type="string" office:string-value="0.31170745918943,">
            <text:p>0.31170745918943,</text:p>
          </table:table-cell>
          <table:table-cell office:value-type="string">
            <text:p>5.7425140823695e-07</text:p>
          </table:table-cell>
          <table:table-cell table:formula="of:=CONCATENATE([.C268]; &quot;,&quot;)" office:value-type="string" office:string-value="5.7425140823695e-07,">
            <text:p>5.7425140823695e-07,</text:p>
          </table:table-cell>
        </table:table-row>
        <table:table-row table:style-name="ro1">
          <table:table-cell office:value-type="float" office:value="0.29218911046274">
            <text:p>0.2921891105</text:p>
          </table:table-cell>
          <table:table-cell table:formula="of:=CONCATENATE([.A269]; &quot;,&quot;)" office:value-type="string" office:string-value="0.29218911046274,">
            <text:p>0.29218911046274,</text:p>
          </table:table-cell>
          <table:table-cell office:value-type="string">
            <text:p>3.4944553390247e-07</text:p>
          </table:table-cell>
          <table:table-cell table:formula="of:=CONCATENATE([.C269]; &quot;,&quot;)" office:value-type="string" office:string-value="3.4944553390247e-07,">
            <text:p>3.4944553390247e-07,</text:p>
          </table:table-cell>
        </table:table-row>
        <table:table-row table:style-name="ro1">
          <table:table-cell office:value-type="float" office:value="0.28737399645473">
            <text:p>0.2873739965</text:p>
          </table:table-cell>
          <table:table-cell table:formula="of:=CONCATENATE([.A270]; &quot;,&quot;)" office:value-type="string" office:string-value="0.28737399645473,">
            <text:p>0.28737399645473,</text:p>
          </table:table-cell>
          <table:table-cell office:value-type="string">
            <text:p>3.0720434266099e-07</text:p>
          </table:table-cell>
          <table:table-cell table:formula="of:=CONCATENATE([.C270]; &quot;,&quot;)" office:value-type="string" office:string-value="3.0720434266099e-07,">
            <text:p>3.0720434266099e-07,</text:p>
          </table:table-cell>
        </table:table-row>
        <table:table-row table:style-name="ro1">
          <table:table-cell office:value-type="float" office:value="0.63174273701048">
            <text:p>0.631742737</text:p>
          </table:table-cell>
          <table:table-cell table:formula="of:=CONCATENATE([.A271]; &quot;,&quot;)" office:value-type="string" office:string-value="0.63174273701048,">
            <text:p>0.63174273701048,</text:p>
          </table:table-cell>
          <table:table-cell office:value-type="string">
            <text:p>7.5663372238367e-05</text:p>
          </table:table-cell>
          <table:table-cell table:formula="of:=CONCATENATE([.C271]; &quot;,&quot;)" office:value-type="string" office:string-value="7.5663372238367e-05,">
            <text:p>7.5663372238367e-05,</text:p>
          </table:table-cell>
        </table:table-row>
        <table:table-row table:style-name="ro1">
          <table:table-cell office:value-type="float" office:value="0.68706633575025">
            <text:p>0.6870663358</text:p>
          </table:table-cell>
          <table:table-cell table:formula="of:=CONCATENATE([.A272]; &quot;,&quot;)" office:value-type="string" office:string-value="0.68706633575025,">
            <text:p>0.68706633575025,</text:p>
          </table:table-cell>
          <table:table-cell office:value-type="float" office:value="0.00012550617800319">
            <text:p>0.0001255062</text:p>
          </table:table-cell>
          <table:table-cell table:formula="of:=CONCATENATE([.C272]; &quot;,&quot;)" office:value-type="string" office:string-value="0.00012550617800319,">
            <text:p>0.00012550617800319,</text:p>
          </table:table-cell>
        </table:table-row>
        <table:table-row table:style-name="ro1">
          <table:table-cell office:value-type="float" office:value="0.53978476664186">
            <text:p>0.5397847666</text:p>
          </table:table-cell>
          <table:table-cell table:formula="of:=CONCATENATE([.A273]; &quot;,&quot;)" office:value-type="string" office:string-value="0.53978476664186,">
            <text:p>0.53978476664186,</text:p>
          </table:table-cell>
          <table:table-cell office:value-type="string">
            <text:p>2.8028899948019e-05</text:p>
          </table:table-cell>
          <table:table-cell table:formula="of:=CONCATENATE([.C273]; &quot;,&quot;)" office:value-type="string" office:string-value="2.8028899948019e-05,">
            <text:p>2.8028899948019e-05,</text:p>
          </table:table-cell>
        </table:table-row>
        <table:table-row table:style-name="ro1">
          <table:table-cell office:value-type="float" office:value="0.29447390610308">
            <text:p>0.2944739061</text:p>
          </table:table-cell>
          <table:table-cell table:formula="of:=CONCATENATE([.A274]; &quot;,&quot;)" office:value-type="string" office:string-value="0.29447390610308,">
            <text:p>0.29447390610308,</text:p>
          </table:table-cell>
          <table:table-cell office:value-type="string">
            <text:p>3.7113778180155e-07</text:p>
          </table:table-cell>
          <table:table-cell table:formula="of:=CONCATENATE([.C274]; &quot;,&quot;)" office:value-type="string" office:string-value="3.7113778180155e-07,">
            <text:p>3.7113778180155e-07,</text:p>
          </table:table-cell>
        </table:table-row>
        <table:table-row table:style-name="ro1">
          <table:table-cell office:value-type="float" office:value="0.49171044225072">
            <text:p>0.4917104423</text:p>
          </table:table-cell>
          <table:table-cell table:formula="of:=CONCATENATE([.A275]; &quot;,&quot;)" office:value-type="string" office:string-value="0.49171044225072,">
            <text:p>0.49171044225072,</text:p>
          </table:table-cell>
          <table:table-cell office:value-type="string">
            <text:p>1.5144293382081e-05</text:p>
          </table:table-cell>
          <table:table-cell table:formula="of:=CONCATENATE([.C275]; &quot;,&quot;)" office:value-type="string" office:string-value="1.5144293382081e-05,">
            <text:p>1.5144293382081e-05,</text:p>
          </table:table-cell>
        </table:table-row>
        <table:table-row table:style-name="ro1">
          <table:table-cell office:value-type="float" office:value="0.68921338952843">
            <text:p>0.6892133895</text:p>
          </table:table-cell>
          <table:table-cell table:formula="of:=CONCATENATE([.A276]; &quot;,&quot;)" office:value-type="string" office:string-value="0.68921338952843,">
            <text:p>0.68921338952843,</text:p>
          </table:table-cell>
          <table:table-cell office:value-type="float" office:value="0.0001278474023033">
            <text:p>0.0001278474</text:p>
          </table:table-cell>
          <table:table-cell table:formula="of:=CONCATENATE([.C276]; &quot;,&quot;)" office:value-type="string" office:string-value="0.0001278474023033,">
            <text:p>0.0001278474023033,</text:p>
          </table:table-cell>
        </table:table-row>
        <table:table-row table:style-name="ro1">
          <table:table-cell office:value-type="float" office:value="0.88972594168051">
            <text:p>0.8897259417</text:p>
          </table:table-cell>
          <table:table-cell table:formula="of:=CONCATENATE([.A277]; &quot;,&quot;)" office:value-type="string" office:string-value="0.88972594168051,">
            <text:p>0.88972594168051,</text:p>
          </table:table-cell>
          <table:table-cell office:value-type="float" office:value="0.00053527170226627">
            <text:p>0.0005352717</text:p>
          </table:table-cell>
          <table:table-cell table:formula="of:=CONCATENATE([.C277]; &quot;,&quot;)" office:value-type="string" office:string-value="0.00053527170226627,">
            <text:p>0.00053527170226627,</text:p>
          </table:table-cell>
        </table:table-row>
        <table:table-row table:style-name="ro1">
          <table:table-cell office:value-type="float" office:value="0.68165731241903">
            <text:p>0.6816573124</text:p>
          </table:table-cell>
          <table:table-cell table:formula="of:=CONCATENATE([.A278]; &quot;,&quot;)" office:value-type="string" office:string-value="0.68165731241903,">
            <text:p>0.68165731241903,</text:p>
          </table:table-cell>
          <table:table-cell office:value-type="float" office:value="0.00011975288319723">
            <text:p>0.0001197529</text:p>
          </table:table-cell>
          <table:table-cell table:formula="of:=CONCATENATE([.C278]; &quot;,&quot;)" office:value-type="string" office:string-value="0.00011975288319723,">
            <text:p>0.00011975288319723,</text:p>
          </table:table-cell>
        </table:table-row>
        <table:table-row table:style-name="ro1">
          <table:table-cell office:value-type="float" office:value="0.56741230418088">
            <text:p>0.5674123042</text:p>
          </table:table-cell>
          <table:table-cell table:formula="of:=CONCATENATE([.A279]; &quot;,&quot;)" office:value-type="string" office:string-value="0.56741230418088,">
            <text:p>0.56741230418088,</text:p>
          </table:table-cell>
          <table:table-cell office:value-type="string">
            <text:p>3.8650487373373e-05</text:p>
          </table:table-cell>
          <table:table-cell table:formula="of:=CONCATENATE([.C279]; &quot;,&quot;)" office:value-type="string" office:string-value="3.8650487373373e-05,">
            <text:p>3.8650487373373e-05,</text:p>
          </table:table-cell>
        </table:table-row>
        <table:table-row table:style-name="ro1">
          <table:table-cell office:value-type="float" office:value="1.2775095652978">
            <text:p>1.2775095653</text:p>
          </table:table-cell>
          <table:table-cell table:formula="of:=CONCATENATE([.A280]; &quot;,&quot;)" office:value-type="string" office:string-value="1.2775095652978,">
            <text:p>1.2775095652978,</text:p>
          </table:table-cell>
          <table:table-cell office:value-type="float" office:value="0.003083468452242">
            <text:p>0.0030834685</text:p>
          </table:table-cell>
          <table:table-cell table:formula="of:=CONCATENATE([.C280]; &quot;,&quot;)" office:value-type="string" office:string-value="0.003083468452242,">
            <text:p>0.003083468452242,</text:p>
          </table:table-cell>
        </table:table-row>
        <table:table-row table:style-name="ro1">
          <table:table-cell office:value-type="float" office:value="0.50594881036041">
            <text:p>0.5059488104</text:p>
          </table:table-cell>
          <table:table-cell table:formula="of:=CONCATENATE([.A281]; &quot;,&quot;)" office:value-type="string" office:string-value="0.50594881036041,">
            <text:p>0.50594881036041,</text:p>
          </table:table-cell>
          <table:table-cell office:value-type="string">
            <text:p>1.8321612492659e-05</text:p>
          </table:table-cell>
          <table:table-cell table:formula="of:=CONCATENATE([.C281]; &quot;,&quot;)" office:value-type="string" office:string-value="1.8321612492659e-05,">
            <text:p>1.8321612492659e-05,</text:p>
          </table:table-cell>
        </table:table-row>
        <table:table-row table:style-name="ro1">
          <table:table-cell office:value-type="float" office:value="1.0315931569294">
            <text:p>1.0315931569</text:p>
          </table:table-cell>
          <table:table-cell table:formula="of:=CONCATENATE([.A282]; &quot;,&quot;)" office:value-type="string" office:string-value="1.0315931569294,">
            <text:p>1.0315931569294,</text:p>
          </table:table-cell>
          <table:table-cell office:value-type="float" office:value="0.0011395073025556">
            <text:p>0.0011395073</text:p>
          </table:table-cell>
          <table:table-cell table:formula="of:=CONCATENATE([.C282]; &quot;,&quot;)" office:value-type="string" office:string-value="0.0011395073025556,">
            <text:p>0.0011395073025556,</text:p>
          </table:table-cell>
        </table:table-row>
        <table:table-row table:style-name="ro1">
          <table:table-cell office:value-type="float" office:value="0.52582748614462">
            <text:p>0.5258274861</text:p>
          </table:table-cell>
          <table:table-cell table:formula="of:=CONCATENATE([.A283]; &quot;,&quot;)" office:value-type="string" office:string-value="0.52582748614462,">
            <text:p>0.52582748614462,</text:p>
          </table:table-cell>
          <table:table-cell office:value-type="string">
            <text:p>2.3625363484517e-05</text:p>
          </table:table-cell>
          <table:table-cell table:formula="of:=CONCATENATE([.C283]; &quot;,&quot;)" office:value-type="string" office:string-value="2.3625363484517e-05,">
            <text:p>2.3625363484517e-05,</text:p>
          </table:table-cell>
        </table:table-row>
        <table:table-row table:style-name="ro1">
          <table:table-cell office:value-type="float" office:value="0.61520407864194">
            <text:p>0.6152040786</text:p>
          </table:table-cell>
          <table:table-cell table:formula="of:=CONCATENATE([.A284]; &quot;,&quot;)" office:value-type="string" office:string-value="0.61520407864194,">
            <text:p>0.61520407864194,</text:p>
          </table:table-cell>
          <table:table-cell office:value-type="string">
            <text:p>6.4256643287667e-05</text:p>
          </table:table-cell>
          <table:table-cell table:formula="of:=CONCATENATE([.C284]; &quot;,&quot;)" office:value-type="string" office:string-value="6.4256643287667e-05,">
            <text:p>6.4256643287667e-05,</text:p>
          </table:table-cell>
        </table:table-row>
        <table:table-row table:style-name="ro1">
          <table:table-cell office:value-type="float" office:value="0.52585551755958">
            <text:p>0.5258555176</text:p>
          </table:table-cell>
          <table:table-cell table:formula="of:=CONCATENATE([.A285]; &quot;,&quot;)" office:value-type="string" office:string-value="0.52585551755958,">
            <text:p>0.52585551755958,</text:p>
          </table:table-cell>
          <table:table-cell office:value-type="string">
            <text:p>2.3633618827142e-05</text:p>
          </table:table-cell>
          <table:table-cell table:formula="of:=CONCATENATE([.C285]; &quot;,&quot;)" office:value-type="string" office:string-value="2.3633618827142e-05,">
            <text:p>2.3633618827142e-05,</text:p>
          </table:table-cell>
        </table:table-row>
        <table:table-row table:style-name="ro1">
          <table:table-cell office:value-type="float" office:value="0.18359209876901">
            <text:p>0.1835920988</text:p>
          </table:table-cell>
          <table:table-cell table:formula="of:=CONCATENATE([.A286]; &quot;,&quot;)" office:value-type="string" office:string-value="0.18359209876901,">
            <text:p>0.18359209876901,</text:p>
          </table:table-cell>
          <table:table-cell office:value-type="string">
            <text:p>8.0634202098431e-09</text:p>
          </table:table-cell>
          <table:table-cell table:formula="of:=CONCATENATE([.C286]; &quot;,&quot;)" office:value-type="string" office:string-value="8.0634202098431e-09,">
            <text:p>8.0634202098431e-09,</text:p>
          </table:table-cell>
        </table:table-row>
        <table:table-row table:style-name="ro1">
          <table:table-cell office:value-type="float" office:value="0.27930046919538">
            <text:p>0.2793004692</text:p>
          </table:table-cell>
          <table:table-cell table:formula="of:=CONCATENATE([.A287]; &quot;,&quot;)" office:value-type="string" office:string-value="0.27930046919538,">
            <text:p>0.27930046919538,</text:p>
          </table:table-cell>
          <table:table-cell office:value-type="string">
            <text:p>2.4603169635283e-07</text:p>
          </table:table-cell>
          <table:table-cell table:formula="of:=CONCATENATE([.C287]; &quot;,&quot;)" office:value-type="string" office:string-value="2.4603169635283e-07,">
            <text:p>2.4603169635283e-07,</text:p>
          </table:table-cell>
        </table:table-row>
        <table:table-row table:style-name="ro1">
          <table:table-cell office:value-type="float" office:value="0.40541642008161">
            <text:p>0.4054164201</text:p>
          </table:table-cell>
          <table:table-cell table:formula="of:=CONCATENATE([.A288]; &quot;,&quot;)" office:value-type="string" office:string-value="0.40541642008161,">
            <text:p>0.40541642008161,</text:p>
          </table:table-cell>
          <table:table-cell office:value-type="string">
            <text:p>3.9899101086082e-06</text:p>
          </table:table-cell>
          <table:table-cell table:formula="of:=CONCATENATE([.C288]; &quot;,&quot;)" office:value-type="string" office:string-value="3.9899101086082e-06,">
            <text:p>3.9899101086082e-06,</text:p>
          </table:table-cell>
        </table:table-row>
        <table:table-row table:style-name="ro1">
          <table:table-cell office:value-type="float" office:value="0.60237218407853">
            <text:p>0.6023721841</text:p>
          </table:table-cell>
          <table:table-cell table:formula="of:=CONCATENATE([.A289]; &quot;,&quot;)" office:value-type="string" office:string-value="0.60237218407853,">
            <text:p>0.60237218407853,</text:p>
          </table:table-cell>
          <table:table-cell office:value-type="string">
            <text:p>5.6365727625849e-05</text:p>
          </table:table-cell>
          <table:table-cell table:formula="of:=CONCATENATE([.C289]; &quot;,&quot;)" office:value-type="string" office:string-value="5.6365727625849e-05,">
            <text:p>5.6365727625849e-05,</text:p>
          </table:table-cell>
        </table:table-row>
        <table:table-row table:style-name="ro1">
          <table:table-cell office:value-type="float" office:value="0.55394056665308">
            <text:p>0.5539405667</text:p>
          </table:table-cell>
          <table:table-cell table:formula="of:=CONCATENATE([.A290]; &quot;,&quot;)" office:value-type="string" office:string-value="0.55394056665308,">
            <text:p>0.55394056665308,</text:p>
          </table:table-cell>
          <table:table-cell office:value-type="string">
            <text:p>3.3135052693277e-05</text:p>
          </table:table-cell>
          <table:table-cell table:formula="of:=CONCATENATE([.C290]; &quot;,&quot;)" office:value-type="string" office:string-value="3.3135052693277e-05,">
            <text:p>3.3135052693277e-05,</text:p>
          </table:table-cell>
        </table:table-row>
        <table:table-row table:style-name="ro1">
          <table:table-cell office:value-type="float" office:value="0.47839953373167">
            <text:p>0.4783995337</text:p>
          </table:table-cell>
          <table:table-cell table:formula="of:=CONCATENATE([.A291]; &quot;,&quot;)" office:value-type="string" office:string-value="0.47839953373167,">
            <text:p>0.47839953373167,</text:p>
          </table:table-cell>
          <table:table-cell office:value-type="string">
            <text:p>1.2588944182079e-05</text:p>
          </table:table-cell>
          <table:table-cell table:formula="of:=CONCATENATE([.C291]; &quot;,&quot;)" office:value-type="string" office:string-value="1.2588944182079e-05,">
            <text:p>1.2588944182079e-05,</text:p>
          </table:table-cell>
        </table:table-row>
        <table:table-row table:style-name="ro1">
          <table:table-cell office:value-type="float" office:value="0.42542446036224">
            <text:p>0.4254244604</text:p>
          </table:table-cell>
          <table:table-cell table:formula="of:=CONCATENATE([.A292]; &quot;,&quot;)" office:value-type="string" office:string-value="0.42542446036224,">
            <text:p>0.42542446036224,</text:p>
          </table:table-cell>
          <table:table-cell office:value-type="string">
            <text:p>5.6076706149546e-06</text:p>
          </table:table-cell>
          <table:table-cell table:formula="of:=CONCATENATE([.C292]; &quot;,&quot;)" office:value-type="string" office:string-value="5.6076706149546e-06,">
            <text:p>5.6076706149546e-06,</text:p>
          </table:table-cell>
        </table:table-row>
        <table:table-row table:style-name="ro1">
          <table:table-cell office:value-type="float" office:value="0.28967551736749">
            <text:p>0.2896755174</text:p>
          </table:table-cell>
          <table:table-cell table:formula="of:=CONCATENATE([.A293]; &quot;,&quot;)" office:value-type="string" office:string-value="0.28967551736749,">
            <text:p>0.28967551736749,</text:p>
          </table:table-cell>
          <table:table-cell office:value-type="string">
            <text:p>3.2682356154251e-07</text:p>
          </table:table-cell>
          <table:table-cell table:formula="of:=CONCATENATE([.C293]; &quot;,&quot;)" office:value-type="string" office:string-value="3.2682356154251e-07,">
            <text:p>3.2682356154251e-07,</text:p>
          </table:table-cell>
        </table:table-row>
        <table:table-row table:style-name="ro1">
          <table:table-cell office:value-type="float" office:value="0.1773021444621">
            <text:p>0.1773021445</text:p>
          </table:table-cell>
          <table:table-cell table:formula="of:=CONCATENATE([.A294]; &quot;,&quot;)" office:value-type="string" office:string-value="0.1773021444621,">
            <text:p>0.1773021444621,</text:p>
          </table:table-cell>
          <table:table-cell office:value-type="string">
            <text:p>6.0015099875329e-09</text:p>
          </table:table-cell>
          <table:table-cell table:formula="of:=CONCATENATE([.C294]; &quot;,&quot;)" office:value-type="string" office:string-value="6.0015099875329e-09,">
            <text:p>6.0015099875329e-09,</text:p>
          </table:table-cell>
        </table:table-row>
        <table:table-row table:style-name="ro1">
          <table:table-cell office:value-type="float" office:value="0.14896663796716">
            <text:p>0.148966638</text:p>
          </table:table-cell>
          <table:table-cell table:formula="of:=CONCATENATE([.A295]; &quot;,&quot;)" office:value-type="string" office:string-value="0.14896663796716,">
            <text:p>0.14896663796716,</text:p>
          </table:table-cell>
          <table:table-cell office:value-type="string">
            <text:p>1.3421961172769e-09</text:p>
          </table:table-cell>
          <table:table-cell table:formula="of:=CONCATENATE([.C295]; &quot;,&quot;)" office:value-type="string" office:string-value="1.3421961172769e-09,">
            <text:p>1.3421961172769e-09,</text:p>
          </table:table-cell>
        </table:table-row>
        <table:table-row table:style-name="ro1">
          <table:table-cell office:value-type="float" office:value="0.43221970579291">
            <text:p>0.4322197058</text:p>
          </table:table-cell>
          <table:table-cell table:formula="of:=CONCATENATE([.A296]; &quot;,&quot;)" office:value-type="string" office:string-value="0.43221970579291,">
            <text:p>0.43221970579291,</text:p>
          </table:table-cell>
          <table:table-cell office:value-type="string">
            <text:p>6.265405519189e-06</text:p>
          </table:table-cell>
          <table:table-cell table:formula="of:=CONCATENATE([.C296]; &quot;,&quot;)" office:value-type="string" office:string-value="6.265405519189e-06,">
            <text:p>6.265405519189e-06,</text:p>
          </table:table-cell>
        </table:table-row>
        <table:table-row table:style-name="ro1">
          <table:table-cell office:value-type="float" office:value="0.43284098944809">
            <text:p>0.4328409894</text:p>
          </table:table-cell>
          <table:table-cell table:formula="of:=CONCATENATE([.A297]; &quot;,&quot;)" office:value-type="string" office:string-value="0.43284098944809,">
            <text:p>0.43284098944809,</text:p>
          </table:table-cell>
          <table:table-cell office:value-type="string">
            <text:p>6.3285445556416e-06</text:p>
          </table:table-cell>
          <table:table-cell table:formula="of:=CONCATENATE([.C297]; &quot;,&quot;)" office:value-type="string" office:string-value="6.3285445556416e-06,">
            <text:p>6.3285445556416e-06,</text:p>
          </table:table-cell>
        </table:table-row>
        <table:table-row table:style-name="ro1">
          <table:table-cell office:value-type="float" office:value="0.32305143781908">
            <text:p>0.3230514378</text:p>
          </table:table-cell>
          <table:table-cell table:formula="of:=CONCATENATE([.A298]; &quot;,&quot;)" office:value-type="string" office:string-value="0.32305143781908,">
            <text:p>0.32305143781908,</text:p>
          </table:table-cell>
          <table:table-cell office:value-type="string">
            <text:p>7.532679547575e-07</text:p>
          </table:table-cell>
          <table:table-cell table:formula="of:=CONCATENATE([.C298]; &quot;,&quot;)" office:value-type="string" office:string-value="7.532679547575e-07,">
            <text:p>7.532679547575e-07,</text:p>
          </table:table-cell>
        </table:table-row>
        <table:table-row table:style-name="ro1">
          <table:table-cell office:value-type="float" office:value="0.79887324711349">
            <text:p>0.7988732471</text:p>
          </table:table-cell>
          <table:table-cell table:formula="of:=CONCATENATE([.A299]; &quot;,&quot;)" office:value-type="string" office:string-value="0.79887324711349,">
            <text:p>0.79887324711349,</text:p>
          </table:table-cell>
          <table:table-cell office:value-type="float" office:value="0.00029838236115076">
            <text:p>0.0002983824</text:p>
          </table:table-cell>
          <table:table-cell table:formula="of:=CONCATENATE([.C299]; &quot;,&quot;)" office:value-type="string" office:string-value="0.00029838236115076,">
            <text:p>0.00029838236115076,</text:p>
          </table:table-cell>
        </table:table-row>
        <table:table-row table:style-name="ro1">
          <table:table-cell office:value-type="float" office:value="0.39646217800752">
            <text:p>0.396462178</text:p>
          </table:table-cell>
          <table:table-cell table:formula="of:=CONCATENATE([.A300]; &quot;,&quot;)" office:value-type="string" office:string-value="0.39646217800752,">
            <text:p>0.39646217800752,</text:p>
          </table:table-cell>
          <table:table-cell office:value-type="string">
            <text:p>3.4019337188847e-06</text:p>
          </table:table-cell>
          <table:table-cell table:formula="of:=CONCATENATE([.C300]; &quot;,&quot;)" office:value-type="string" office:string-value="3.4019337188847e-06,">
            <text:p>3.4019337188847e-06,</text:p>
          </table:table-cell>
        </table:table-row>
        <table:table-row table:style-name="ro1">
          <table:table-cell office:value-type="float" office:value="0.2830323970721">
            <text:p>0.2830323971</text:p>
          </table:table-cell>
          <table:table-cell table:formula="of:=CONCATENATE([.A301]; &quot;,&quot;)" office:value-type="string" office:string-value="0.2830323970721,">
            <text:p>0.2830323970721,</text:p>
          </table:table-cell>
          <table:table-cell office:value-type="string">
            <text:p>2.7288852199559e-07</text:p>
          </table:table-cell>
          <table:table-cell table:formula="of:=CONCATENATE([.C301]; &quot;,&quot;)" office:value-type="string" office:string-value="2.7288852199559e-07,">
            <text:p>2.7288852199559e-07,</text:p>
          </table:table-cell>
        </table:table-row>
        <table:table-row table:style-name="ro1">
          <table:table-cell office:value-type="float" office:value="0.15992538216907">
            <text:p>0.1599253822</text:p>
          </table:table-cell>
          <table:table-cell table:formula="of:=CONCATENATE([.A302]; &quot;,&quot;)" office:value-type="string" office:string-value="0.15992538216907,">
            <text:p>0.15992538216907,</text:p>
          </table:table-cell>
          <table:table-cell office:value-type="string">
            <text:p>2.4824096559231e-09</text:p>
          </table:table-cell>
          <table:table-cell table:formula="of:=CONCATENATE([.C302]; &quot;,&quot;)" office:value-type="string" office:string-value="2.4824096559231e-09,">
            <text:p>2.4824096559231e-09,</text:p>
          </table:table-cell>
        </table:table-row>
        <table:table-row table:style-name="ro1">
          <table:table-cell office:value-type="float" office:value="0.2536157211776">
            <text:p>0.2536157212</text:p>
          </table:table-cell>
          <table:table-cell table:formula="of:=CONCATENATE([.A303]; &quot;,&quot;)" office:value-type="string" office:string-value="0.2536157211776,">
            <text:p>0.2536157211776,</text:p>
          </table:table-cell>
          <table:table-cell office:value-type="string">
            <text:p>1.1484640715809e-07</text:p>
          </table:table-cell>
          <table:table-cell table:formula="of:=CONCATENATE([.C303]; &quot;,&quot;)" office:value-type="string" office:string-value="1.1484640715809e-07,">
            <text:p>1.1484640715809e-07,</text:p>
          </table:table-cell>
        </table:table-row>
        <table:table-row table:style-name="ro1">
          <table:table-cell office:value-type="float" office:value="0.1664212587831">
            <text:p>0.1664212588</text:p>
          </table:table-cell>
          <table:table-cell table:formula="of:=CONCATENATE([.A304]; &quot;,&quot;)" office:value-type="string" office:string-value="0.1664212587831,">
            <text:p>0.1664212587831,</text:p>
          </table:table-cell>
          <table:table-cell office:value-type="string">
            <text:p>3.4956968464512e-09</text:p>
          </table:table-cell>
          <table:table-cell table:formula="of:=CONCATENATE([.C304]; &quot;,&quot;)" office:value-type="string" office:string-value="3.4956968464512e-09,">
            <text:p>3.4956968464512e-09,</text:p>
          </table:table-cell>
        </table:table-row>
        <table:table-row table:style-name="ro1">
          <table:table-cell office:value-type="float" office:value="0.80783214270554">
            <text:p>0.8078321427</text:p>
          </table:table-cell>
          <table:table-cell table:formula="of:=CONCATENATE([.A305]; &quot;,&quot;)" office:value-type="string" office:string-value="0.80783214270554,">
            <text:p>0.80783214270554,</text:p>
          </table:table-cell>
          <table:table-cell office:value-type="float" office:value="0.00031741705287467">
            <text:p>0.0003174171</text:p>
          </table:table-cell>
          <table:table-cell table:formula="of:=CONCATENATE([.C305]; &quot;,&quot;)" office:value-type="string" office:string-value="0.00031741705287467,">
            <text:p>0.00031741705287467,</text:p>
          </table:table-cell>
        </table:table-row>
        <table:table-row table:style-name="ro1">
          <table:table-cell office:value-type="float" office:value="0.13158424729122">
            <text:p>0.1315842473</text:p>
          </table:table-cell>
          <table:table-cell table:formula="of:=CONCATENATE([.A306]; &quot;,&quot;)" office:value-type="string" office:string-value="0.13158424729122,">
            <text:p>0.13158424729122,</text:p>
          </table:table-cell>
          <table:table-cell office:value-type="string">
            <text:p>4.5203293080307e-10</text:p>
          </table:table-cell>
          <table:table-cell table:formula="of:=CONCATENATE([.C306]; &quot;,&quot;)" office:value-type="string" office:string-value="4.5203293080307e-10,">
            <text:p>4.5203293080307e-10,</text:p>
          </table:table-cell>
        </table:table-row>
        <table:table-row table:style-name="ro1">
          <table:table-cell office:value-type="float" office:value="0.060552733423794">
            <text:p>0.0605527334</text:p>
          </table:table-cell>
          <table:table-cell table:formula="of:=CONCATENATE([.A307]; &quot;,&quot;)" office:value-type="string" office:string-value="0.060552733423794,">
            <text:p>0.060552733423794,</text:p>
          </table:table-cell>
          <table:table-cell office:value-type="string">
            <text:p>3.6814156030805e-13</text:p>
          </table:table-cell>
          <table:table-cell table:formula="of:=CONCATENATE([.C307]; &quot;,&quot;)" office:value-type="string" office:string-value="3.6814156030805e-13,">
            <text:p>3.6814156030805e-13,</text:p>
          </table:table-cell>
        </table:table-row>
        <table:table-row table:style-name="ro1">
          <table:table-cell office:value-type="float" office:value="0.29180454898307">
            <text:p>0.291804549</text:p>
          </table:table-cell>
          <table:table-cell table:formula="of:=CONCATENATE([.A308]; &quot;,&quot;)" office:value-type="string" office:string-value="0.29180454898307,">
            <text:p>0.29180454898307,</text:p>
          </table:table-cell>
          <table:table-cell office:value-type="string">
            <text:p>3.4590153037668e-07</text:p>
          </table:table-cell>
          <table:table-cell table:formula="of:=CONCATENATE([.C308]; &quot;,&quot;)" office:value-type="string" office:string-value="3.4590153037668e-07,">
            <text:p>3.4590153037668e-07,</text:p>
          </table:table-cell>
        </table:table-row>
        <table:table-row table:style-name="ro1">
          <table:table-cell office:value-type="float" office:value="0.14055214239564">
            <text:p>0.1405521424</text:p>
          </table:table-cell>
          <table:table-cell table:formula="of:=CONCATENATE([.A309]; &quot;,&quot;)" office:value-type="string" office:string-value="0.14055214239564,">
            <text:p>0.14055214239564,</text:p>
          </table:table-cell>
          <table:table-cell office:value-type="string">
            <text:p>8.0765010148532e-10</text:p>
          </table:table-cell>
          <table:table-cell table:formula="of:=CONCATENATE([.C309]; &quot;,&quot;)" office:value-type="string" office:string-value="8.0765010148532e-10,">
            <text:p>8.0765010148532e-10,</text:p>
          </table:table-cell>
        </table:table-row>
        <table:table-row table:style-name="ro1">
          <table:table-cell office:value-type="float" office:value="0.60581852028334">
            <text:p>0.6058185203</text:p>
          </table:table-cell>
          <table:table-cell table:formula="of:=CONCATENATE([.A310]; &quot;,&quot;)" office:value-type="string" office:string-value="0.60581852028334,">
            <text:p>0.60581852028334,</text:p>
          </table:table-cell>
          <table:table-cell office:value-type="string">
            <text:p>5.8406453264195e-05</text:p>
          </table:table-cell>
          <table:table-cell table:formula="of:=CONCATENATE([.C310]; &quot;,&quot;)" office:value-type="string" office:string-value="5.8406453264195e-05,">
            <text:p>5.8406453264195e-05,</text:p>
          </table:table-cell>
        </table:table-row>
        <table:table-row table:style-name="ro1">
          <table:table-cell office:value-type="float" office:value="0.2907351137003">
            <text:p>0.2907351137</text:p>
          </table:table-cell>
          <table:table-cell table:formula="of:=CONCATENATE([.A311]; &quot;,&quot;)" office:value-type="string" office:string-value="0.2907351137003,">
            <text:p>0.2907351137003,</text:p>
          </table:table-cell>
          <table:table-cell office:value-type="string">
            <text:p>3.3620457705419e-07</text:p>
          </table:table-cell>
          <table:table-cell table:formula="of:=CONCATENATE([.C311]; &quot;,&quot;)" office:value-type="string" office:string-value="3.3620457705419e-07,">
            <text:p>3.3620457705419e-07,</text:p>
          </table:table-cell>
        </table:table-row>
        <table:table-row table:style-name="ro1">
          <table:table-cell office:value-type="float" office:value="0.44156035616915">
            <text:p>0.4415603562</text:p>
          </table:table-cell>
          <table:table-cell table:formula="of:=CONCATENATE([.A312]; &quot;,&quot;)" office:value-type="string" office:string-value="0.44156035616915,">
            <text:p>0.44156035616915,</text:p>
          </table:table-cell>
          <table:table-cell office:value-type="string">
            <text:p>7.2706367209548e-06</text:p>
          </table:table-cell>
          <table:table-cell table:formula="of:=CONCATENATE([.C312]; &quot;,&quot;)" office:value-type="string" office:string-value="7.2706367209548e-06,">
            <text:p>7.2706367209548e-06,</text:p>
          </table:table-cell>
        </table:table-row>
        <table:table-row table:style-name="ro1">
          <table:table-cell office:value-type="float" office:value="0.60576576993732">
            <text:p>0.6057657699</text:p>
          </table:table-cell>
          <table:table-cell table:formula="of:=CONCATENATE([.A313]; &quot;,&quot;)" office:value-type="string" office:string-value="0.60576576993732,">
            <text:p>0.60576576993732,</text:p>
          </table:table-cell>
          <table:table-cell office:value-type="string">
            <text:p>5.8374790018245e-05</text:p>
          </table:table-cell>
          <table:table-cell table:formula="of:=CONCATENATE([.C313]; &quot;,&quot;)" office:value-type="string" office:string-value="5.8374790018245e-05,">
            <text:p>5.8374790018245e-05,</text:p>
          </table:table-cell>
        </table:table-row>
        <table:table-row table:style-name="ro1">
          <table:table-cell office:value-type="float" office:value="0.60664903082321">
            <text:p>0.6066490308</text:p>
          </table:table-cell>
          <table:table-cell table:formula="of:=CONCATENATE([.A314]; &quot;,&quot;)" office:value-type="string" office:string-value="0.60664903082321,">
            <text:p>0.60664903082321,</text:p>
          </table:table-cell>
          <table:table-cell office:value-type="string">
            <text:p>5.8906730292006e-05</text:p>
          </table:table-cell>
          <table:table-cell table:formula="of:=CONCATENATE([.C314]; &quot;,&quot;)" office:value-type="string" office:string-value="5.8906730292006e-05,">
            <text:p>5.8906730292006e-05,</text:p>
          </table:table-cell>
        </table:table-row>
        <table:table-row table:style-name="ro1">
          <table:table-cell office:value-type="float" office:value="0.67537330090554">
            <text:p>0.6753733009</text:p>
          </table:table-cell>
          <table:table-cell table:formula="of:=CONCATENATE([.A315]; &quot;,&quot;)" office:value-type="string" office:string-value="0.67537330090554,">
            <text:p>0.67537330090554,</text:p>
          </table:table-cell>
          <table:table-cell office:value-type="float" office:value="0.00011332428249074">
            <text:p>0.0001133243</text:p>
          </table:table-cell>
          <table:table-cell table:formula="of:=CONCATENATE([.C315]; &quot;,&quot;)" office:value-type="string" office:string-value="0.00011332428249074,">
            <text:p>0.00011332428249074,</text:p>
          </table:table-cell>
        </table:table-row>
        <table:table-row table:style-name="ro1">
          <table:table-cell office:value-type="float" office:value="0.25694469232301">
            <text:p>0.2569446923</text:p>
          </table:table-cell>
          <table:table-cell table:formula="of:=CONCATENATE([.A316]; &quot;,&quot;)" office:value-type="string" office:string-value="0.25694469232301,">
            <text:p>0.25694469232301,</text:p>
          </table:table-cell>
          <table:table-cell office:value-type="string">
            <text:p>1.2741918567805e-07</text:p>
          </table:table-cell>
          <table:table-cell table:formula="of:=CONCATENATE([.C316]; &quot;,&quot;)" office:value-type="string" office:string-value="1.2741918567805e-07,">
            <text:p>1.2741918567805e-07,</text:p>
          </table:table-cell>
        </table:table-row>
        <table:table-row table:style-name="ro1">
          <table:table-cell office:value-type="float" office:value="0.64951219536897">
            <text:p>0.6495121954</text:p>
          </table:table-cell>
          <table:table-cell table:formula="of:=CONCATENATE([.A317]; &quot;,&quot;)" office:value-type="string" office:string-value="0.64951219536897,">
            <text:p>0.64951219536897,</text:p>
          </table:table-cell>
          <table:table-cell office:value-type="string">
            <text:p>8.9602018054757e-05</text:p>
          </table:table-cell>
          <table:table-cell table:formula="of:=CONCATENATE([.C317]; &quot;,&quot;)" office:value-type="string" office:string-value="8.9602018054757e-05,">
            <text:p>8.9602018054757e-05,</text:p>
          </table:table-cell>
        </table:table-row>
        <table:table-row table:style-name="ro1">
          <table:table-cell office:value-type="float" office:value="0.36784404939825">
            <text:p>0.3678440494</text:p>
          </table:table-cell>
          <table:table-cell table:formula="of:=CONCATENATE([.A318]; &quot;,&quot;)" office:value-type="string" office:string-value="0.36784404939825,">
            <text:p>0.36784404939825,</text:p>
          </table:table-cell>
          <table:table-cell office:value-type="string">
            <text:p>1.9782059068753e-06</text:p>
          </table:table-cell>
          <table:table-cell table:formula="of:=CONCATENATE([.C318]; &quot;,&quot;)" office:value-type="string" office:string-value="1.9782059068753e-06,">
            <text:p>1.9782059068753e-06,</text:p>
          </table:table-cell>
        </table:table-row>
        <table:table-row table:style-name="ro1">
          <table:table-cell office:value-type="float" office:value="0.64404781906732">
            <text:p>0.6440478191</text:p>
          </table:table-cell>
          <table:table-cell table:formula="of:=CONCATENATE([.A319]; &quot;,&quot;)" office:value-type="string" office:string-value="0.64404781906732,">
            <text:p>0.64404781906732,</text:p>
          </table:table-cell>
          <table:table-cell office:value-type="string">
            <text:p>8.5120993848123e-05</text:p>
          </table:table-cell>
          <table:table-cell table:formula="of:=CONCATENATE([.C319]; &quot;,&quot;)" office:value-type="string" office:string-value="8.5120993848123e-05,">
            <text:p>8.5120993848123e-05,</text:p>
          </table:table-cell>
        </table:table-row>
        <table:table-row table:style-name="ro1">
          <table:table-cell office:value-type="float" office:value="0.38788828550354">
            <text:p>0.3878882855</text:p>
          </table:table-cell>
          <table:table-cell table:formula="of:=CONCATENATE([.A320]; &quot;,&quot;)" office:value-type="string" office:string-value="0.38788828550354,">
            <text:p>0.38788828550354,</text:p>
          </table:table-cell>
          <table:table-cell office:value-type="string">
            <text:p>2.9075121412074e-06</text:p>
          </table:table-cell>
          <table:table-cell table:formula="of:=CONCATENATE([.C320]; &quot;,&quot;)" office:value-type="string" office:string-value="2.9075121412074e-06,">
            <text:p>2.9075121412074e-06,</text:p>
          </table:table-cell>
        </table:table-row>
        <table:table-row table:style-name="ro1">
          <table:table-cell office:value-type="float" office:value="0.36153158457292">
            <text:p>0.3615315846</text:p>
          </table:table-cell>
          <table:table-cell table:formula="of:=CONCATENATE([.A321]; &quot;,&quot;)" office:value-type="string" office:string-value="0.36153158457292,">
            <text:p>0.36153158457292,</text:p>
          </table:table-cell>
          <table:table-cell office:value-type="string">
            <text:p>1.7425499735927e-06</text:p>
          </table:table-cell>
          <table:table-cell table:formula="of:=CONCATENATE([.C321]; &quot;,&quot;)" office:value-type="string" office:string-value="1.7425499735927e-06,">
            <text:p>1.7425499735927e-06,</text:p>
          </table:table-cell>
        </table:table-row>
        <table:table-row table:style-name="ro1">
          <table:table-cell office:value-type="float" office:value="0.41428032463031">
            <text:p>0.4142803246</text:p>
          </table:table-cell>
          <table:table-cell table:formula="of:=CONCATENATE([.A322]; &quot;,&quot;)" office:value-type="string" office:string-value="0.41428032463031,">
            <text:p>0.41428032463031,</text:p>
          </table:table-cell>
          <table:table-cell office:value-type="string">
            <text:p>4.6514470710089e-06</text:p>
          </table:table-cell>
          <table:table-cell table:formula="of:=CONCATENATE([.C322]; &quot;,&quot;)" office:value-type="string" office:string-value="4.6514470710089e-06,">
            <text:p>4.6514470710089e-06,</text:p>
          </table:table-cell>
        </table:table-row>
        <table:table-row table:style-name="ro1">
          <table:table-cell office:value-type="float" office:value="0.60517878868825">
            <text:p>0.6051787887</text:p>
          </table:table-cell>
          <table:table-cell table:formula="of:=CONCATENATE([.A323]; &quot;,&quot;)" office:value-type="string" office:string-value="0.60517878868825,">
            <text:p>0.60517878868825,</text:p>
          </table:table-cell>
          <table:table-cell office:value-type="string">
            <text:p>5.8023357489665e-05</text:p>
          </table:table-cell>
          <table:table-cell table:formula="of:=CONCATENATE([.C323]; &quot;,&quot;)" office:value-type="string" office:string-value="5.8023357489665e-05,">
            <text:p>5.8023357489665e-05,</text:p>
          </table:table-cell>
        </table:table-row>
        <table:table-row table:style-name="ro1">
          <table:table-cell office:value-type="float" office:value="0.5775591449171">
            <text:p>0.5775591449</text:p>
          </table:table-cell>
          <table:table-cell table:formula="of:=CONCATENATE([.A324]; &quot;,&quot;)" office:value-type="string" office:string-value="0.5775591449171,">
            <text:p>0.5775591449171,</text:p>
          </table:table-cell>
          <table:table-cell office:value-type="string">
            <text:p>4.326215431867e-05</text:p>
          </table:table-cell>
          <table:table-cell table:formula="of:=CONCATENATE([.C324]; &quot;,&quot;)" office:value-type="string" office:string-value="4.326215431867e-05,">
            <text:p>4.326215431867e-05,</text:p>
          </table:table-cell>
        </table:table-row>
        <table:table-row table:style-name="ro1">
          <table:table-cell office:value-type="float" office:value="0.49812707230065">
            <text:p>0.4981270723</text:p>
          </table:table-cell>
          <table:table-cell table:formula="of:=CONCATENATE([.A325]; &quot;,&quot;)" office:value-type="string" office:string-value="0.49812707230065,">
            <text:p>0.49812707230065,</text:p>
          </table:table-cell>
          <table:table-cell office:value-type="string">
            <text:p>1.6516382561464e-05</text:p>
          </table:table-cell>
          <table:table-cell table:formula="of:=CONCATENATE([.C325]; &quot;,&quot;)" office:value-type="string" office:string-value="1.6516382561464e-05,">
            <text:p>1.6516382561464e-05,</text:p>
          </table:table-cell>
        </table:table-row>
        <table:table-row table:style-name="ro1">
          <table:table-cell office:value-type="float" office:value="0.21129187777211">
            <text:p>0.2112918778</text:p>
          </table:table-cell>
          <table:table-cell table:formula="of:=CONCATENATE([.A326]; &quot;,&quot;)" office:value-type="string" office:string-value="0.21129187777211,">
            <text:p>0.21129187777211,</text:p>
          </table:table-cell>
          <table:table-cell office:value-type="string">
            <text:p>2.6081945101882e-08</text:p>
          </table:table-cell>
          <table:table-cell table:formula="of:=CONCATENATE([.C326]; &quot;,&quot;)" office:value-type="string" office:string-value="2.6081945101882e-08,">
            <text:p>2.6081945101882e-08,</text:p>
          </table:table-cell>
        </table:table-row>
        <table:table-row table:style-name="ro1">
          <table:table-cell office:value-type="float" office:value="0.33257685996988">
            <text:p>0.33257686</text:p>
          </table:table-cell>
          <table:table-cell table:formula="of:=CONCATENATE([.A327]; &quot;,&quot;)" office:value-type="string" office:string-value="0.33257685996988,">
            <text:p>0.33257685996988,</text:p>
          </table:table-cell>
          <table:table-cell office:value-type="string">
            <text:p>9.3755684884389e-07</text:p>
          </table:table-cell>
          <table:table-cell table:formula="of:=CONCATENATE([.C327]; &quot;,&quot;)" office:value-type="string" office:string-value="9.3755684884389e-07,">
            <text:p>9.3755684884389e-07,</text:p>
          </table:table-cell>
        </table:table-row>
        <table:table-row table:style-name="ro1">
          <table:table-cell office:value-type="float" office:value="0.4449381785873">
            <text:p>0.4449381786</text:p>
          </table:table-cell>
          <table:table-cell table:formula="of:=CONCATENATE([.A328]; &quot;,&quot;)" office:value-type="string" office:string-value="0.4449381785873,">
            <text:p>0.4449381785873,</text:p>
          </table:table-cell>
          <table:table-cell office:value-type="string">
            <text:p>7.6648571188117e-06</text:p>
          </table:table-cell>
          <table:table-cell table:formula="of:=CONCATENATE([.C328]; &quot;,&quot;)" office:value-type="string" office:string-value="7.6648571188117e-06,">
            <text:p>7.6648571188117e-06,</text:p>
          </table:table-cell>
        </table:table-row>
        <table:table-row table:style-name="ro1">
          <table:table-cell office:value-type="float" office:value="0.58475399250648">
            <text:p>0.5847539925</text:p>
          </table:table-cell>
          <table:table-cell table:formula="of:=CONCATENATE([.A329]; &quot;,&quot;)" office:value-type="string" office:string-value="0.58475399250648,">
            <text:p>0.58475399250648,</text:p>
          </table:table-cell>
          <table:table-cell office:value-type="string">
            <text:p>4.6785730127653e-05</text:p>
          </table:table-cell>
          <table:table-cell table:formula="of:=CONCATENATE([.C329]; &quot;,&quot;)" office:value-type="string" office:string-value="4.6785730127653e-05,">
            <text:p>4.6785730127653e-05,</text:p>
          </table:table-cell>
        </table:table-row>
        <table:table-row table:style-name="ro1">
          <table:table-cell office:value-type="float" office:value="0.54796909890902">
            <text:p>0.5479690989</text:p>
          </table:table-cell>
          <table:table-cell table:formula="of:=CONCATENATE([.A330]; &quot;,&quot;)" office:value-type="string" office:string-value="0.54796909890902,">
            <text:p>0.54796909890902,</text:p>
          </table:table-cell>
          <table:table-cell office:value-type="string">
            <text:p>3.0898529784134e-05</text:p>
          </table:table-cell>
          <table:table-cell table:formula="of:=CONCATENATE([.C330]; &quot;,&quot;)" office:value-type="string" office:string-value="3.0898529784134e-05,">
            <text:p>3.0898529784134e-05,</text:p>
          </table:table-cell>
        </table:table-row>
        <table:table-row table:style-name="ro1">
          <table:table-cell office:value-type="float" office:value="0.22813759112983">
            <text:p>0.2281375911</text:p>
          </table:table-cell>
          <table:table-cell table:formula="of:=CONCATENATE([.A331]; &quot;,&quot;)" office:value-type="string" office:string-value="0.22813759112983,">
            <text:p>0.22813759112983,</text:p>
          </table:table-cell>
          <table:table-cell office:value-type="string">
            <text:p>4.8921331667295e-08</text:p>
          </table:table-cell>
          <table:table-cell table:formula="of:=CONCATENATE([.C331]; &quot;,&quot;)" office:value-type="string" office:string-value="4.8921331667295e-08,">
            <text:p>4.8921331667295e-08,</text:p>
          </table:table-cell>
        </table:table-row>
        <table:table-row table:style-name="ro1">
          <table:table-cell office:value-type="float" office:value="0.94214274858808">
            <text:p>0.9421427486</text:p>
          </table:table-cell>
          <table:table-cell table:formula="of:=CONCATENATE([.A332]; &quot;,&quot;)" office:value-type="string" office:string-value="0.94214274858808,">
            <text:p>0.94214274858808,</text:p>
          </table:table-cell>
          <table:table-cell office:value-type="float" office:value="0.00072169819969728">
            <text:p>0.0007216982</text:p>
          </table:table-cell>
          <table:table-cell table:formula="of:=CONCATENATE([.C332]; &quot;,&quot;)" office:value-type="string" office:string-value="0.00072169819969728,">
            <text:p>0.00072169819969728,</text:p>
          </table:table-cell>
        </table:table-row>
        <table:table-row table:style-name="ro1">
          <table:table-cell office:value-type="float" office:value="0.89944724919977">
            <text:p>0.8994472492</text:p>
          </table:table-cell>
          <table:table-cell table:formula="of:=CONCATENATE([.A333]; &quot;,&quot;)" office:value-type="string" office:string-value="0.89944724919977,">
            <text:p>0.89944724919977,</text:p>
          </table:table-cell>
          <table:table-cell office:value-type="float" office:value="0.00056687148223959">
            <text:p>0.0005668715</text:p>
          </table:table-cell>
          <table:table-cell table:formula="of:=CONCATENATE([.C333]; &quot;,&quot;)" office:value-type="string" office:string-value="0.00056687148223959,">
            <text:p>0.00056687148223959,</text:p>
          </table:table-cell>
        </table:table-row>
        <table:table-row table:style-name="ro1">
          <table:table-cell office:value-type="float" office:value="0.93132107288185">
            <text:p>0.9313210729</text:p>
          </table:table-cell>
          <table:table-cell table:formula="of:=CONCATENATE([.A334]; &quot;,&quot;)" office:value-type="string" office:string-value="0.93132107288185,">
            <text:p>0.93132107288185,</text:p>
          </table:table-cell>
          <table:table-cell office:value-type="float" office:value="0.0006799069903377">
            <text:p>0.000679907</text:p>
          </table:table-cell>
          <table:table-cell table:formula="of:=CONCATENATE([.C334]; &quot;,&quot;)" office:value-type="string" office:string-value="0.0006799069903377,">
            <text:p>0.0006799069903377,</text:p>
          </table:table-cell>
        </table:table-row>
        <table:table-row table:style-name="ro1">
          <table:table-cell office:value-type="float" office:value="0.72683980502175">
            <text:p>0.726839805</text:p>
          </table:table-cell>
          <table:table-cell table:formula="of:=CONCATENATE([.A335]; &quot;,&quot;)" office:value-type="string" office:string-value="0.72683980502175,">
            <text:p>0.72683980502175,</text:p>
          </table:table-cell>
          <table:table-cell office:value-type="float" office:value="0.00017452856697819">
            <text:p>0.0001745286</text:p>
          </table:table-cell>
          <table:table-cell table:formula="of:=CONCATENATE([.C335]; &quot;,&quot;)" office:value-type="string" office:string-value="0.00017452856697819,">
            <text:p>0.00017452856697819,</text:p>
          </table:table-cell>
        </table:table-row>
        <table:table-row table:style-name="ro1">
          <table:table-cell office:value-type="float" office:value="0.45282036831097">
            <text:p>0.4528203683</text:p>
          </table:table-cell>
          <table:table-cell table:formula="of:=CONCATENATE([.A336]; &quot;,&quot;)" office:value-type="string" office:string-value="0.45282036831097,">
            <text:p>0.45282036831097,</text:p>
          </table:table-cell>
          <table:table-cell office:value-type="string">
            <text:p>8.6524746701283e-06</text:p>
          </table:table-cell>
          <table:table-cell table:formula="of:=CONCATENATE([.C336]; &quot;,&quot;)" office:value-type="string" office:string-value="8.6524746701283e-06,">
            <text:p>8.6524746701283e-06,</text:p>
          </table:table-cell>
        </table:table-row>
        <table:table-row table:style-name="ro1">
          <table:table-cell office:value-type="float" office:value="0.19679986003791">
            <text:p>0.19679986</text:p>
          </table:table-cell>
          <table:table-cell table:formula="of:=CONCATENATE([.A337]; &quot;,&quot;)" office:value-type="string" office:string-value="0.19679986003791,">
            <text:p>0.19679986003791,</text:p>
          </table:table-cell>
          <table:table-cell office:value-type="string">
            <text:p>1.4455481258751e-08</text:p>
          </table:table-cell>
          <table:table-cell table:formula="of:=CONCATENATE([.C337]; &quot;,&quot;)" office:value-type="string" office:string-value="1.4455481258751e-08,">
            <text:p>1.4455481258751e-08,</text:p>
          </table:table-cell>
        </table:table-row>
        <table:table-row table:style-name="ro1">
          <table:table-cell office:value-type="float" office:value="0.51189567101922">
            <text:p>0.511895671</text:p>
          </table:table-cell>
          <table:table-cell table:formula="of:=CONCATENATE([.A338]; &quot;,&quot;)" office:value-type="string" office:string-value="0.51189567101922,">
            <text:p>0.51189567101922,</text:p>
          </table:table-cell>
          <table:table-cell office:value-type="string">
            <text:p>1.9796860969091e-05</text:p>
          </table:table-cell>
          <table:table-cell table:formula="of:=CONCATENATE([.C338]; &quot;,&quot;)" office:value-type="string" office:string-value="1.9796860969091e-05,">
            <text:p>1.9796860969091e-05,</text:p>
          </table:table-cell>
        </table:table-row>
        <table:table-row table:style-name="ro1">
          <table:table-cell office:value-type="float" office:value="0.79016421364659">
            <text:p>0.7901642136</text:p>
          </table:table-cell>
          <table:table-cell table:formula="of:=CONCATENATE([.A339]; &quot;,&quot;)" office:value-type="string" office:string-value="0.79016421364659,">
            <text:p>0.79016421364659,</text:p>
          </table:table-cell>
          <table:table-cell office:value-type="float" office:value="0.00028070157922478">
            <text:p>0.0002807016</text:p>
          </table:table-cell>
          <table:table-cell table:formula="of:=CONCATENATE([.C339]; &quot;,&quot;)" office:value-type="string" office:string-value="0.00028070157922478,">
            <text:p>0.00028070157922478,</text:p>
          </table:table-cell>
        </table:table-row>
        <table:table-row table:style-name="ro1">
          <table:table-cell office:value-type="float" office:value="0.97807150829713">
            <text:p>0.9780715083</text:p>
          </table:table-cell>
          <table:table-cell table:formula="of:=CONCATENATE([.A340]; &quot;,&quot;)" office:value-type="string" office:string-value="0.97807150829713,">
            <text:p>0.97807150829713,</text:p>
          </table:table-cell>
          <table:table-cell office:value-type="float" office:value="0.00087354685336289">
            <text:p>0.0008735469</text:p>
          </table:table-cell>
          <table:table-cell table:formula="of:=CONCATENATE([.C340]; &quot;,&quot;)" office:value-type="string" office:string-value="0.00087354685336289,">
            <text:p>0.00087354685336289,</text:p>
          </table:table-cell>
        </table:table-row>
        <table:table-row table:style-name="ro1">
          <table:table-cell office:value-type="float" office:value="0.86405447077726">
            <text:p>0.8640544708</text:p>
          </table:table-cell>
          <table:table-cell table:formula="of:=CONCATENATE([.A341]; &quot;,&quot;)" office:value-type="string" office:string-value="0.86405447077726,">
            <text:p>0.86405447077726,</text:p>
          </table:table-cell>
          <table:table-cell office:value-type="float" office:value="0.00045795755335618">
            <text:p>0.0004579576</text:p>
          </table:table-cell>
          <table:table-cell table:formula="of:=CONCATENATE([.C341]; &quot;,&quot;)" office:value-type="string" office:string-value="0.00045795755335618,">
            <text:p>0.00045795755335618,</text:p>
          </table:table-cell>
        </table:table-row>
        <table:table-row table:style-name="ro1">
          <table:table-cell office:value-type="float" office:value="0.97967941481408">
            <text:p>0.9796794148</text:p>
          </table:table-cell>
          <table:table-cell table:formula="of:=CONCATENATE([.A342]; &quot;,&quot;)" office:value-type="string" office:string-value="0.97967941481408,">
            <text:p>0.97967941481408,</text:p>
          </table:table-cell>
          <table:table-cell office:value-type="float" office:value="0.00088082808732871">
            <text:p>0.0008808281</text:p>
          </table:table-cell>
          <table:table-cell table:formula="of:=CONCATENATE([.C342]; &quot;,&quot;)" office:value-type="string" office:string-value="0.00088082808732871,">
            <text:p>0.00088082808732871,</text:p>
          </table:table-cell>
        </table:table-row>
        <table:table-row table:style-name="ro1">
          <table:table-cell office:value-type="float" office:value="0.51761926991946">
            <text:p>0.5176192699</text:p>
          </table:table-cell>
          <table:table-cell table:formula="of:=CONCATENATE([.A343]; &quot;,&quot;)" office:value-type="string" office:string-value="0.51761926991946,">
            <text:p>0.51761926991946,</text:p>
          </table:table-cell>
          <table:table-cell office:value-type="string">
            <text:p>2.1304730023159e-05</text:p>
          </table:table-cell>
          <table:table-cell table:formula="of:=CONCATENATE([.C343]; &quot;,&quot;)" office:value-type="string" office:string-value="2.1304730023159e-05,">
            <text:p>2.1304730023159e-05,</text:p>
          </table:table-cell>
        </table:table-row>
        <table:table-row table:style-name="ro1">
          <table:table-cell office:value-type="float" office:value="1.0666915474655">
            <text:p>1.0666915475</text:p>
          </table:table-cell>
          <table:table-cell table:formula="of:=CONCATENATE([.A344]; &quot;,&quot;)" office:value-type="string" office:string-value="1.0666915474655,">
            <text:p>1.0666915474655,</text:p>
          </table:table-cell>
          <table:table-cell office:value-type="float" office:value="0.0013416273548761">
            <text:p>0.0013416274</text:p>
          </table:table-cell>
          <table:table-cell table:formula="of:=CONCATENATE([.C344]; &quot;,&quot;)" office:value-type="string" office:string-value="0.0013416273548761,">
            <text:p>0.0013416273548761,</text:p>
          </table:table-cell>
        </table:table-row>
        <table:table-row table:style-name="ro1">
          <table:table-cell office:value-type="float" office:value="0.29188792909214">
            <text:p>0.2918879291</text:p>
          </table:table-cell>
          <table:table-cell table:formula="of:=CONCATENATE([.A345]; &quot;,&quot;)" office:value-type="string" office:string-value="0.29188792909214,">
            <text:p>0.29188792909214,</text:p>
          </table:table-cell>
          <table:table-cell office:value-type="string">
            <text:p>3.4666735679034e-07</text:p>
          </table:table-cell>
          <table:table-cell table:formula="of:=CONCATENATE([.C345]; &quot;,&quot;)" office:value-type="string" office:string-value="3.4666735679034e-07,">
            <text:p>3.4666735679034e-07,</text:p>
          </table:table-cell>
        </table:table-row>
        <table:table-row table:style-name="ro1">
          <table:table-cell office:value-type="float" office:value="0.21632386700674">
            <text:p>0.216323867</text:p>
          </table:table-cell>
          <table:table-cell table:formula="of:=CONCATENATE([.A346]; &quot;,&quot;)" office:value-type="string" office:string-value="0.21632386700674,">
            <text:p>0.21632386700674,</text:p>
          </table:table-cell>
          <table:table-cell office:value-type="string">
            <text:p>3.1663002208856e-08</text:p>
          </table:table-cell>
          <table:table-cell table:formula="of:=CONCATENATE([.C346]; &quot;,&quot;)" office:value-type="string" office:string-value="3.1663002208856e-08,">
            <text:p>3.1663002208856e-08,</text:p>
          </table:table-cell>
        </table:table-row>
        <table:table-row table:style-name="ro1">
          <table:table-cell office:value-type="float" office:value="0.15966857649565">
            <text:p>0.1596685765</text:p>
          </table:table-cell>
          <table:table-cell table:formula="of:=CONCATENATE([.A347]; &quot;,&quot;)" office:value-type="string" office:string-value="0.15966857649565,">
            <text:p>0.15966857649565,</text:p>
          </table:table-cell>
          <table:table-cell office:value-type="string">
            <text:p>2.4482493143585e-09</text:p>
          </table:table-cell>
          <table:table-cell table:formula="of:=CONCATENATE([.C347]; &quot;,&quot;)" office:value-type="string" office:string-value="2.4482493143585e-09,">
            <text:p>2.4482493143585e-09,</text:p>
          </table:table-cell>
        </table:table-row>
        <table:table-row table:style-name="ro1">
          <table:table-cell office:value-type="float" office:value="0.44070134765457">
            <text:p>0.4407013477</text:p>
          </table:table-cell>
          <table:table-cell table:formula="of:=CONCATENATE([.A348]; &quot;,&quot;)" office:value-type="string" office:string-value="0.44070134765457,">
            <text:p>0.44070134765457,</text:p>
          </table:table-cell>
          <table:table-cell office:value-type="string">
            <text:p>7.1730550119618e-06</text:p>
          </table:table-cell>
          <table:table-cell table:formula="of:=CONCATENATE([.C348]; &quot;,&quot;)" office:value-type="string" office:string-value="7.1730550119618e-06,">
            <text:p>7.1730550119618e-06,</text:p>
          </table:table-cell>
        </table:table-row>
        <table:table-row table:style-name="ro1">
          <table:table-cell office:value-type="float" office:value="0.63759376063386">
            <text:p>0.6375937606</text:p>
          </table:table-cell>
          <table:table-cell table:formula="of:=CONCATENATE([.A349]; &quot;,&quot;)" office:value-type="string" office:string-value="0.63759376063386,">
            <text:p>0.63759376063386,</text:p>
          </table:table-cell>
          <table:table-cell office:value-type="string">
            <text:p>8.0053225521013e-05</text:p>
          </table:table-cell>
          <table:table-cell table:formula="of:=CONCATENATE([.C349]; &quot;,&quot;)" office:value-type="string" office:string-value="8.0053225521013e-05,">
            <text:p>8.0053225521013e-05,</text:p>
          </table:table-cell>
        </table:table-row>
        <table:table-row table:style-name="ro1">
          <table:table-cell office:value-type="float" office:value="0.2570519927216">
            <text:p>0.2570519927</text:p>
          </table:table-cell>
          <table:table-cell table:formula="of:=CONCATENATE([.A350]; &quot;,&quot;)" office:value-type="string" office:string-value="0.2570519927216,">
            <text:p>0.2570519927216,</text:p>
          </table:table-cell>
          <table:table-cell office:value-type="string">
            <text:p>1.2784311416253e-07</text:p>
          </table:table-cell>
          <table:table-cell table:formula="of:=CONCATENATE([.C350]; &quot;,&quot;)" office:value-type="string" office:string-value="1.2784311416253e-07,">
            <text:p>1.2784311416253e-07,</text:p>
          </table:table-cell>
        </table:table-row>
        <table:table-row table:style-name="ro1">
          <table:table-cell office:value-type="float" office:value="0.33143115332698">
            <text:p>0.3314311533</text:p>
          </table:table-cell>
          <table:table-cell table:formula="of:=CONCATENATE([.A351]; &quot;,&quot;)" office:value-type="string" office:string-value="0.33143115332698,">
            <text:p>0.33143115332698,</text:p>
          </table:table-cell>
          <table:table-cell office:value-type="string">
            <text:p>9.1357905845741e-07</text:p>
          </table:table-cell>
          <table:table-cell table:formula="of:=CONCATENATE([.C351]; &quot;,&quot;)" office:value-type="string" office:string-value="9.1357905845741e-07,">
            <text:p>9.1357905845741e-07,</text:p>
          </table:table-cell>
        </table:table-row>
        <table:table-row table:style-name="ro1">
          <table:table-cell office:value-type="float" office:value="0.38709687713042">
            <text:p>0.3870968771</text:p>
          </table:table-cell>
          <table:table-cell table:formula="of:=CONCATENATE([.A352]; &quot;,&quot;)" office:value-type="string" office:string-value="0.38709687713042,">
            <text:p>0.38709687713042,</text:p>
          </table:table-cell>
          <table:table-cell office:value-type="string">
            <text:p>2.8650271197633e-06</text:p>
          </table:table-cell>
          <table:table-cell table:formula="of:=CONCATENATE([.C352]; &quot;,&quot;)" office:value-type="string" office:string-value="2.8650271197633e-06,">
            <text:p>2.8650271197633e-06,</text:p>
          </table:table-cell>
        </table:table-row>
        <table:table-row table:style-name="ro1">
          <table:table-cell office:value-type="float" office:value="0.50249576755817">
            <text:p>0.5024957676</text:p>
          </table:table-cell>
          <table:table-cell table:formula="of:=CONCATENATE([.A353]; &quot;,&quot;)" office:value-type="string" office:string-value="0.50249576755817,">
            <text:p>0.50249576755817,</text:p>
          </table:table-cell>
          <table:table-cell office:value-type="string">
            <text:p>1.7506184780474e-05</text:p>
          </table:table-cell>
          <table:table-cell table:formula="of:=CONCATENATE([.C353]; &quot;,&quot;)" office:value-type="string" office:string-value="1.7506184780474e-05,">
            <text:p>1.7506184780474e-05,</text:p>
          </table:table-cell>
        </table:table-row>
        <table:table-row table:style-name="ro1">
          <table:table-cell office:value-type="float" office:value="0.47847507879467">
            <text:p>0.4784750788</text:p>
          </table:table-cell>
          <table:table-cell table:formula="of:=CONCATENATE([.A354]; &quot;,&quot;)" office:value-type="string" office:string-value="0.47847507879467,">
            <text:p>0.47847507879467,</text:p>
          </table:table-cell>
          <table:table-cell office:value-type="string">
            <text:p>1.2602396570086e-05</text:p>
          </table:table-cell>
          <table:table-cell table:formula="of:=CONCATENATE([.C354]; &quot;,&quot;)" office:value-type="string" office:string-value="1.2602396570086e-05,">
            <text:p>1.2602396570086e-05,</text:p>
          </table:table-cell>
        </table:table-row>
        <table:table-row table:style-name="ro1">
          <table:table-cell office:value-type="float" office:value="0.13074866625919">
            <text:p>0.1307486663</text:p>
          </table:table-cell>
          <table:table-cell table:formula="of:=CONCATENATE([.A355]; &quot;,&quot;)" office:value-type="string" office:string-value="0.13074866625919,">
            <text:p>0.13074866625919,</text:p>
          </table:table-cell>
          <table:table-cell office:value-type="string">
            <text:p>4.2727927939136e-10</text:p>
          </table:table-cell>
          <table:table-cell table:formula="of:=CONCATENATE([.C355]; &quot;,&quot;)" office:value-type="string" office:string-value="4.2727927939136e-10,">
            <text:p>4.2727927939136e-10,</text:p>
          </table:table-cell>
        </table:table-row>
        <table:table-row table:style-name="ro1">
          <table:table-cell office:value-type="float" office:value="0.59114219635423">
            <text:p>0.5911421964</text:p>
          </table:table-cell>
          <table:table-cell table:formula="of:=CONCATENATE([.A356]; &quot;,&quot;)" office:value-type="string" office:string-value="0.59114219635423,">
            <text:p>0.59114219635423,</text:p>
          </table:table-cell>
          <table:table-cell office:value-type="string">
            <text:p>5.0099071464744e-05</text:p>
          </table:table-cell>
          <table:table-cell table:formula="of:=CONCATENATE([.C356]; &quot;,&quot;)" office:value-type="string" office:string-value="5.0099071464744e-05,">
            <text:p>5.0099071464744e-05,</text:p>
          </table:table-cell>
        </table:table-row>
        <table:table-row table:style-name="ro1">
          <table:table-cell office:value-type="float" office:value="0.44388297586853">
            <text:p>0.4438829759</text:p>
          </table:table-cell>
          <table:table-cell table:formula="of:=CONCATENATE([.A357]; &quot;,&quot;)" office:value-type="string" office:string-value="0.44388297586853,">
            <text:p>0.44388297586853,</text:p>
          </table:table-cell>
          <table:table-cell office:value-type="string">
            <text:p>7.5398886272146e-06</text:p>
          </table:table-cell>
          <table:table-cell table:formula="of:=CONCATENATE([.C357]; &quot;,&quot;)" office:value-type="string" office:string-value="7.5398886272146e-06,">
            <text:p>7.5398886272146e-06,</text:p>
          </table:table-cell>
        </table:table-row>
        <table:table-row table:style-name="ro1">
          <table:table-cell office:value-type="float" office:value="0.3838163584964">
            <text:p>0.3838163585</text:p>
          </table:table-cell>
          <table:table-cell table:formula="of:=CONCATENATE([.A358]; &quot;,&quot;)" office:value-type="string" office:string-value="0.3838163584964,">
            <text:p>0.3838163584964,</text:p>
          </table:table-cell>
          <table:table-cell office:value-type="string">
            <text:p>2.6943263894425e-06</text:p>
          </table:table-cell>
          <table:table-cell table:formula="of:=CONCATENATE([.C358]; &quot;,&quot;)" office:value-type="string" office:string-value="2.6943263894425e-06,">
            <text:p>2.6943263894425e-06,</text:p>
          </table:table-cell>
        </table:table-row>
        <table:table-row table:style-name="ro1">
          <table:table-cell office:value-type="float" office:value="0.55830110912727">
            <text:p>0.5583011091</text:p>
          </table:table-cell>
          <table:table-cell table:formula="of:=CONCATENATE([.A359]; &quot;,&quot;)" office:value-type="string" office:string-value="0.55830110912727,">
            <text:p>0.55830110912727,</text:p>
          </table:table-cell>
          <table:table-cell office:value-type="string">
            <text:p>3.4847458412259e-05</text:p>
          </table:table-cell>
          <table:table-cell table:formula="of:=CONCATENATE([.C359]; &quot;,&quot;)" office:value-type="string" office:string-value="3.4847458412259e-05,">
            <text:p>3.4847458412259e-05,</text:p>
          </table:table-cell>
        </table:table-row>
        <table:table-row table:style-name="ro1">
          <table:table-cell office:value-type="float" office:value="0.56676795556876">
            <text:p>0.5667679556</text:p>
          </table:table-cell>
          <table:table-cell table:formula="of:=CONCATENATE([.A360]; &quot;,&quot;)" office:value-type="string" office:string-value="0.56676795556876,">
            <text:p>0.56676795556876,</text:p>
          </table:table-cell>
          <table:table-cell office:value-type="string">
            <text:p>3.8371261037042e-05</text:p>
          </table:table-cell>
          <table:table-cell table:formula="of:=CONCATENATE([.C360]; &quot;,&quot;)" office:value-type="string" office:string-value="3.8371261037042e-05,">
            <text:p>3.8371261037042e-05,</text:p>
          </table:table-cell>
        </table:table-row>
        <table:table-row table:style-name="ro1">
          <table:table-cell office:value-type="float" office:value="0.41871797101926">
            <text:p>0.418717971</text:p>
          </table:table-cell>
          <table:table-cell table:formula="of:=CONCATENATE([.A361]; &quot;,&quot;)" office:value-type="string" office:string-value="0.41871797101926,">
            <text:p>0.41871797101926,</text:p>
          </table:table-cell>
          <table:table-cell office:value-type="string">
            <text:p>5.0148195268872e-06</text:p>
          </table:table-cell>
          <table:table-cell table:formula="of:=CONCATENATE([.C361]; &quot;,&quot;)" office:value-type="string" office:string-value="5.0148195268872e-06,">
            <text:p>5.0148195268872e-06,</text:p>
          </table:table-cell>
        </table:table-row>
        <table:table-row table:style-name="ro1">
          <table:table-cell office:value-type="float" office:value="0.26807735343076">
            <text:p>0.2680773534</text:p>
          </table:table-cell>
          <table:table-cell table:formula="of:=CONCATENATE([.A362]; &quot;,&quot;)" office:value-type="string" office:string-value="0.26807735343076,">
            <text:p>0.26807735343076,</text:p>
          </table:table-cell>
          <table:table-cell office:value-type="string">
            <text:p>1.782969062673e-07</text:p>
          </table:table-cell>
          <table:table-cell table:formula="of:=CONCATENATE([.C362]; &quot;,&quot;)" office:value-type="string" office:string-value="1.782969062673e-07,">
            <text:p>1.782969062673e-07,</text:p>
          </table:table-cell>
        </table:table-row>
        <table:table-row table:style-name="ro1">
          <table:table-cell office:value-type="float" office:value="0.1783059937984">
            <text:p>0.1783059938</text:p>
          </table:table-cell>
          <table:table-cell table:formula="of:=CONCATENATE([.A363]; &quot;,&quot;)" office:value-type="string" office:string-value="0.1783059937984,">
            <text:p>0.1783059937984,</text:p>
          </table:table-cell>
          <table:table-cell office:value-type="string">
            <text:p>6.2962005767633e-09</text:p>
          </table:table-cell>
          <table:table-cell table:formula="of:=CONCATENATE([.C363]; &quot;,&quot;)" office:value-type="string" office:string-value="6.2962005767633e-09,">
            <text:p>6.2962005767633e-09,</text:p>
          </table:table-cell>
        </table:table-row>
        <table:table-row table:style-name="ro1">
          <table:table-cell office:value-type="float" office:value="0.54902803385827">
            <text:p>0.5490280339</text:p>
          </table:table-cell>
          <table:table-cell table:formula="of:=CONCATENATE([.A364]; &quot;,&quot;)" office:value-type="string" office:string-value="0.54902803385827,">
            <text:p>0.54902803385827,</text:p>
          </table:table-cell>
          <table:table-cell office:value-type="string">
            <text:p>3.1286172039996e-05</text:p>
          </table:table-cell>
          <table:table-cell table:formula="of:=CONCATENATE([.C364]; &quot;,&quot;)" office:value-type="string" office:string-value="3.1286172039996e-05,">
            <text:p>3.1286172039996e-05,</text:p>
          </table:table-cell>
        </table:table-row>
        <table:table-row table:style-name="ro1">
          <table:table-cell office:value-type="float" office:value="0.6470741336127">
            <text:p>0.6470741336</text:p>
          </table:table-cell>
          <table:table-cell table:formula="of:=CONCATENATE([.A365]; &quot;,&quot;)" office:value-type="string" office:string-value="0.6470741336127,">
            <text:p>0.6470741336127,</text:p>
          </table:table-cell>
          <table:table-cell office:value-type="string">
            <text:p>8.7580803704019e-05</text:p>
          </table:table-cell>
          <table:table-cell table:formula="of:=CONCATENATE([.C365]; &quot;,&quot;)" office:value-type="string" office:string-value="8.7580803704019e-05,">
            <text:p>8.7580803704019e-05,</text:p>
          </table:table-cell>
        </table:table-row>
        <table:table-row table:style-name="ro1">
          <table:table-cell office:value-type="float" office:value="0.67467099837201">
            <text:p>0.6746709984</text:p>
          </table:table-cell>
          <table:table-cell table:formula="of:=CONCATENATE([.A366]; &quot;,&quot;)" office:value-type="string" office:string-value="0.67467099837201,">
            <text:p>0.67467099837201,</text:p>
          </table:table-cell>
          <table:table-cell office:value-type="float" office:value="0.00011262256772047">
            <text:p>0.0001126226</text:p>
          </table:table-cell>
          <table:table-cell table:formula="of:=CONCATENATE([.C366]; &quot;,&quot;)" office:value-type="string" office:string-value="0.00011262256772047,">
            <text:p>0.00011262256772047,</text:p>
          </table:table-cell>
        </table:table-row>
        <table:table-row table:style-name="ro1">
          <table:table-cell office:value-type="float" office:value="0.47621209482464">
            <text:p>0.4762120948</text:p>
          </table:table-cell>
          <table:table-cell table:formula="of:=CONCATENATE([.A367]; &quot;,&quot;)" office:value-type="string" office:string-value="0.47621209482464,">
            <text:p>0.47621209482464,</text:p>
          </table:table-cell>
          <table:table-cell office:value-type="string">
            <text:p>1.220440529512e-05</text:p>
          </table:table-cell>
          <table:table-cell table:formula="of:=CONCATENATE([.C367]; &quot;,&quot;)" office:value-type="string" office:string-value="1.220440529512e-05,">
            <text:p>1.220440529512e-05,</text:p>
          </table:table-cell>
        </table:table-row>
        <table:table-row table:style-name="ro1">
          <table:table-cell office:value-type="float" office:value="0.17653559216206">
            <text:p>0.1765355922</text:p>
          </table:table-cell>
          <table:table-cell table:formula="of:=CONCATENATE([.A368]; &quot;,&quot;)" office:value-type="string" office:string-value="0.17653559216206,">
            <text:p>0.17653559216206,</text:p>
          </table:table-cell>
          <table:table-cell office:value-type="string">
            <text:p>5.7845834193101e-09</text:p>
          </table:table-cell>
          <table:table-cell table:formula="of:=CONCATENATE([.C368]; &quot;,&quot;)" office:value-type="string" office:string-value="5.7845834193101e-09,">
            <text:p>5.7845834193101e-09,</text:p>
          </table:table-cell>
        </table:table-row>
        <table:table-row table:style-name="ro1">
          <table:table-cell office:value-type="float" office:value="0.11362623980121">
            <text:p>0.1136262398</text:p>
          </table:table-cell>
          <table:table-cell table:formula="of:=CONCATENATE([.A369]; &quot;,&quot;)" office:value-type="string" office:string-value="0.11362623980121,">
            <text:p>0.11362623980121,</text:p>
          </table:table-cell>
          <table:table-cell office:value-type="string">
            <text:p>1.2229023933424e-10</text:p>
          </table:table-cell>
          <table:table-cell table:formula="of:=CONCATENATE([.C369]; &quot;,&quot;)" office:value-type="string" office:string-value="1.2229023933424e-10,">
            <text:p>1.2229023933424e-10,</text:p>
          </table:table-cell>
        </table:table-row>
        <table:table-row table:style-name="ro1">
          <table:table-cell office:value-type="float" office:value="0.38588583466933">
            <text:p>0.3858858347</text:p>
          </table:table-cell>
          <table:table-cell table:formula="of:=CONCATENATE([.A370]; &quot;,&quot;)" office:value-type="string" office:string-value="0.38588583466933,">
            <text:p>0.38588583466933,</text:p>
          </table:table-cell>
          <table:table-cell office:value-type="string">
            <text:p>2.8010045037933e-06</text:p>
          </table:table-cell>
          <table:table-cell table:formula="of:=CONCATENATE([.C370]; &quot;,&quot;)" office:value-type="string" office:string-value="2.8010045037933e-06,">
            <text:p>2.8010045037933e-06,</text:p>
          </table:table-cell>
        </table:table-row>
        <table:table-row table:style-name="ro1">
          <table:table-cell office:value-type="float" office:value="0.45371336884941">
            <text:p>0.4537133688</text:p>
          </table:table-cell>
          <table:table-cell table:formula="of:=CONCATENATE([.A371]; &quot;,&quot;)" office:value-type="string" office:string-value="0.45371336884941,">
            <text:p>0.45371336884941,</text:p>
          </table:table-cell>
          <table:table-cell office:value-type="string">
            <text:p>8.7705719849328e-06</text:p>
          </table:table-cell>
          <table:table-cell table:formula="of:=CONCATENATE([.C371]; &quot;,&quot;)" office:value-type="string" office:string-value="8.7705719849328e-06,">
            <text:p>8.7705719849328e-06,</text:p>
          </table:table-cell>
        </table:table-row>
        <table:table-row table:style-name="ro1">
          <table:table-cell office:value-type="float" office:value="0.28659361870133">
            <text:p>0.2865936187</text:p>
          </table:table-cell>
          <table:table-cell table:formula="of:=CONCATENATE([.A372]; &quot;,&quot;)" office:value-type="string" office:string-value="0.28659361870133,">
            <text:p>0.28659361870133,</text:p>
          </table:table-cell>
          <table:table-cell office:value-type="string">
            <text:p>3.0078157644984e-07</text:p>
          </table:table-cell>
          <table:table-cell table:formula="of:=CONCATENATE([.C372]; &quot;,&quot;)" office:value-type="string" office:string-value="3.0078157644984e-07,">
            <text:p>3.0078157644984e-07,</text:p>
          </table:table-cell>
        </table:table-row>
        <table:table-row table:style-name="ro1">
          <table:table-cell office:value-type="float" office:value="0.1596930827171">
            <text:p>0.1596930827</text:p>
          </table:table-cell>
          <table:table-cell table:formula="of:=CONCATENATE([.A373]; &quot;,&quot;)" office:value-type="string" office:string-value="0.1596930827171,">
            <text:p>0.1596930827171,</text:p>
          </table:table-cell>
          <table:table-cell office:value-type="string">
            <text:p>2.4514914272898e-09</text:p>
          </table:table-cell>
          <table:table-cell table:formula="of:=CONCATENATE([.C373]; &quot;,&quot;)" office:value-type="string" office:string-value="2.4514914272898e-09,">
            <text:p>2.4514914272898e-09,</text:p>
          </table:table-cell>
        </table:table-row>
        <table:table-row table:style-name="ro1">
          <table:table-cell office:value-type="float" office:value="0.12972429011086">
            <text:p>0.1297242901</text:p>
          </table:table-cell>
          <table:table-cell table:formula="of:=CONCATENATE([.A374]; &quot;,&quot;)" office:value-type="string" office:string-value="0.12972429011086,">
            <text:p>0.12972429011086,</text:p>
          </table:table-cell>
          <table:table-cell office:value-type="string">
            <text:p>3.985550919045e-10</text:p>
          </table:table-cell>
          <table:table-cell table:formula="of:=CONCATENATE([.C374]; &quot;,&quot;)" office:value-type="string" office:string-value="3.985550919045e-10,">
            <text:p>3.985550919045e-10,</text:p>
          </table:table-cell>
        </table:table-row>
        <table:table-row table:style-name="ro1">
          <table:table-cell office:value-type="float" office:value="0.19832835366026">
            <text:p>0.1983283537</text:p>
          </table:table-cell>
          <table:table-cell table:formula="of:=CONCATENATE([.A375]; &quot;,&quot;)" office:value-type="string" office:string-value="0.19832835366026,">
            <text:p>0.19832835366026,</text:p>
          </table:table-cell>
          <table:table-cell office:value-type="string">
            <text:p>1.5420189646938e-08</text:p>
          </table:table-cell>
          <table:table-cell table:formula="of:=CONCATENATE([.C375]; &quot;,&quot;)" office:value-type="string" office:string-value="1.5420189646938e-08,">
            <text:p>1.5420189646938e-08,</text:p>
          </table:table-cell>
        </table:table-row>
        <table:table-row table:style-name="ro1">
          <table:table-cell office:value-type="float" office:value="0.10804871210458">
            <text:p>0.1080487121</text:p>
          </table:table-cell>
          <table:table-cell table:formula="of:=CONCATENATE([.A376]; &quot;,&quot;)" office:value-type="string" office:string-value="0.10804871210458,">
            <text:p>0.10804871210458,</text:p>
          </table:table-cell>
          <table:table-cell office:value-type="string">
            <text:p>7.7733355192269e-11</text:p>
          </table:table-cell>
          <table:table-cell table:formula="of:=CONCATENATE([.C376]; &quot;,&quot;)" office:value-type="string" office:string-value="7.7733355192269e-11,">
            <text:p>7.7733355192269e-11,</text:p>
          </table:table-cell>
        </table:table-row>
        <table:table-row table:style-name="ro1">
          <table:table-cell office:value-type="float" office:value="0.28640500986603">
            <text:p>0.2864050099</text:p>
          </table:table-cell>
          <table:table-cell table:formula="of:=CONCATENATE([.A377]; &quot;,&quot;)" office:value-type="string" office:string-value="0.28640500986603,">
            <text:p>0.28640500986603,</text:p>
          </table:table-cell>
          <table:table-cell office:value-type="string">
            <text:p>2.9924636063576e-07</text:p>
          </table:table-cell>
          <table:table-cell table:formula="of:=CONCATENATE([.C377]; &quot;,&quot;)" office:value-type="string" office:string-value="2.9924636063576e-07,">
            <text:p>2.9924636063576e-07,</text:p>
          </table:table-cell>
        </table:table-row>
        <table:table-row table:style-name="ro1">
          <table:table-cell office:value-type="float" office:value="0.16045586226129">
            <text:p>0.1604558623</text:p>
          </table:table-cell>
          <table:table-cell table:formula="of:=CONCATENATE([.A378]; &quot;,&quot;)" office:value-type="string" office:string-value="0.16045586226129,">
            <text:p>0.16045586226129,</text:p>
          </table:table-cell>
          <table:table-cell office:value-type="string">
            <text:p>2.5542865643112e-09</text:p>
          </table:table-cell>
          <table:table-cell table:formula="of:=CONCATENATE([.C378]; &quot;,&quot;)" office:value-type="string" office:string-value="2.5542865643112e-09,">
            <text:p>2.5542865643112e-09,</text:p>
          </table:table-cell>
        </table:table-row>
        <table:table-row table:style-name="ro1">
          <table:table-cell office:value-type="float" office:value="0.55166513753748">
            <text:p>0.5516651375</text:p>
          </table:table-cell>
          <table:table-cell table:formula="of:=CONCATENATE([.A379]; &quot;,&quot;)" office:value-type="string" office:string-value="0.55166513753748,">
            <text:p>0.55166513753748,</text:p>
          </table:table-cell>
          <table:table-cell office:value-type="string">
            <text:p>3.2268246794842e-05</text:p>
          </table:table-cell>
          <table:table-cell table:formula="of:=CONCATENATE([.C379]; &quot;,&quot;)" office:value-type="string" office:string-value="3.2268246794842e-05,">
            <text:p>3.2268246794842e-05,</text:p>
          </table:table-cell>
        </table:table-row>
        <table:table-row table:style-name="ro1">
          <table:table-cell office:value-type="float" office:value="0.67360678033575">
            <text:p>0.6736067803</text:p>
          </table:table-cell>
          <table:table-cell table:formula="of:=CONCATENATE([.A380]; &quot;,&quot;)" office:value-type="string" office:string-value="0.67360678033575,">
            <text:p>0.67360678033575,</text:p>
          </table:table-cell>
          <table:table-cell office:value-type="float" office:value="0.00011156558149403">
            <text:p>0.0001115656</text:p>
          </table:table-cell>
          <table:table-cell table:formula="of:=CONCATENATE([.C380]; &quot;,&quot;)" office:value-type="string" office:string-value="0.00011156558149403,">
            <text:p>0.00011156558149403,</text:p>
          </table:table-cell>
        </table:table-row>
        <table:table-row table:style-name="ro1">
          <table:table-cell office:value-type="float" office:value="0.45949969066261">
            <text:p>0.4594996907</text:p>
          </table:table-cell>
          <table:table-cell table:formula="of:=CONCATENATE([.A381]; &quot;,&quot;)" office:value-type="string" office:string-value="0.45949969066261,">
            <text:p>0.45949969066261,</text:p>
          </table:table-cell>
          <table:table-cell office:value-type="string">
            <text:p>9.5678015923694e-06</text:p>
          </table:table-cell>
          <table:table-cell table:formula="of:=CONCATENATE([.C381]; &quot;,&quot;)" office:value-type="string" office:string-value="9.5678015923694e-06,">
            <text:p>9.5678015923694e-06,</text:p>
          </table:table-cell>
        </table:table-row>
        <table:table-row table:style-name="ro1">
          <table:table-cell office:value-type="float" office:value="0.12693649560298">
            <text:p>0.1269364956</text:p>
          </table:table-cell>
          <table:table-cell table:formula="of:=CONCATENATE([.A382]; &quot;,&quot;)" office:value-type="string" office:string-value="0.12693649560298,">
            <text:p>0.12693649560298,</text:p>
          </table:table-cell>
          <table:table-cell office:value-type="string">
            <text:p>3.2875366803951e-10</text:p>
          </table:table-cell>
          <table:table-cell table:formula="of:=CONCATENATE([.C382]; &quot;,&quot;)" office:value-type="string" office:string-value="3.2875366803951e-10,">
            <text:p>3.2875366803951e-10,</text:p>
          </table:table-cell>
        </table:table-row>
        <table:table-row table:style-name="ro1">
          <table:table-cell office:value-type="float" office:value="0.47292624540373">
            <text:p>0.4729262454</text:p>
          </table:table-cell>
          <table:table-cell table:formula="of:=CONCATENATE([.A383]; &quot;,&quot;)" office:value-type="string" office:string-value="0.47292624540373,">
            <text:p>0.47292624540373,</text:p>
          </table:table-cell>
          <table:table-cell office:value-type="string">
            <text:p>1.1644588731185e-05</text:p>
          </table:table-cell>
          <table:table-cell table:formula="of:=CONCATENATE([.C383]; &quot;,&quot;)" office:value-type="string" office:string-value="1.1644588731185e-05,">
            <text:p>1.1644588731185e-05,</text:p>
          </table:table-cell>
        </table:table-row>
        <table:table-row table:style-name="ro1">
          <table:table-cell office:value-type="float" office:value="0.32505383724238">
            <text:p>0.3250538372</text:p>
          </table:table-cell>
          <table:table-cell table:formula="of:=CONCATENATE([.A384]; &quot;,&quot;)" office:value-type="string" office:string-value="0.32505383724238,">
            <text:p>0.32505383724238,</text:p>
          </table:table-cell>
          <table:table-cell office:value-type="string">
            <text:p>7.8925570739655e-07</text:p>
          </table:table-cell>
          <table:table-cell table:formula="of:=CONCATENATE([.C384]; &quot;,&quot;)" office:value-type="string" office:string-value="7.8925570739655e-07,">
            <text:p>7.8925570739655e-07,</text:p>
          </table:table-cell>
        </table:table-row>
        <table:table-row table:style-name="ro1">
          <table:table-cell office:value-type="float" office:value="0.31749168955507">
            <text:p>0.3174916896</text:p>
          </table:table-cell>
          <table:table-cell table:formula="of:=CONCATENATE([.A385]; &quot;,&quot;)" office:value-type="string" office:string-value="0.31749168955507,">
            <text:p>0.31749168955507,</text:p>
          </table:table-cell>
          <table:table-cell office:value-type="string">
            <text:p>6.6045734629624e-07</text:p>
          </table:table-cell>
          <table:table-cell table:formula="of:=CONCATENATE([.C385]; &quot;,&quot;)" office:value-type="string" office:string-value="6.6045734629624e-07,">
            <text:p>6.6045734629624e-07,</text:p>
          </table:table-cell>
        </table:table-row>
        <table:table-row table:style-name="ro1">
          <table:table-cell office:value-type="float" office:value="0.27051965986263">
            <text:p>0.2705196599</text:p>
          </table:table-cell>
          <table:table-cell table:formula="of:=CONCATENATE([.A386]; &quot;,&quot;)" office:value-type="string" office:string-value="0.27051965986263,">
            <text:p>0.27051965986263,</text:p>
          </table:table-cell>
          <table:table-cell office:value-type="string">
            <text:p>1.9150249226793e-07</text:p>
          </table:table-cell>
          <table:table-cell table:formula="of:=CONCATENATE([.C386]; &quot;,&quot;)" office:value-type="string" office:string-value="1.9150249226793e-07,">
            <text:p>1.9150249226793e-07,</text:p>
          </table:table-cell>
        </table:table-row>
        <table:table-row table:style-name="ro1">
          <table:table-cell office:value-type="float" office:value="0.33450782504093">
            <text:p>0.334507825</text:p>
          </table:table-cell>
          <table:table-cell table:formula="of:=CONCATENATE([.A387]; &quot;,&quot;)" office:value-type="string" office:string-value="0.33450782504093,">
            <text:p>0.33450782504093,</text:p>
          </table:table-cell>
          <table:table-cell office:value-type="string">
            <text:p>9.7915527686954e-07</text:p>
          </table:table-cell>
          <table:table-cell table:formula="of:=CONCATENATE([.C387]; &quot;,&quot;)" office:value-type="string" office:string-value="9.7915527686954e-07,">
            <text:p>9.7915527686954e-07,</text:p>
          </table:table-cell>
        </table:table-row>
        <table:table-row table:style-name="ro1">
          <table:table-cell office:value-type="float" office:value="0.30702409575145">
            <text:p>0.3070240958</text:p>
          </table:table-cell>
          <table:table-cell table:formula="of:=CONCATENATE([.A388]; &quot;,&quot;)" office:value-type="string" office:string-value="0.30702409575145,">
            <text:p>0.30702409575145,</text:p>
          </table:table-cell>
          <table:table-cell office:value-type="string">
            <text:p>5.115506823147e-07</text:p>
          </table:table-cell>
          <table:table-cell table:formula="of:=CONCATENATE([.C388]; &quot;,&quot;)" office:value-type="string" office:string-value="5.115506823147e-07,">
            <text:p>5.115506823147e-07,</text:p>
          </table:table-cell>
        </table:table-row>
        <table:table-row table:style-name="ro1">
          <table:table-cell office:value-type="float" office:value="0.34368355202332">
            <text:p>0.343683552</text:p>
          </table:table-cell>
          <table:table-cell table:formula="of:=CONCATENATE([.A389]; &quot;,&quot;)" office:value-type="string" office:string-value="0.34368355202332,">
            <text:p>0.34368355202332,</text:p>
          </table:table-cell>
          <table:table-cell office:value-type="string">
            <text:p>1.1984432451944e-06</text:p>
          </table:table-cell>
          <table:table-cell table:formula="of:=CONCATENATE([.C389]; &quot;,&quot;)" office:value-type="string" office:string-value="1.1984432451944e-06,">
            <text:p>1.1984432451944e-06,</text:p>
          </table:table-cell>
        </table:table-row>
        <table:table-row table:style-name="ro1">
          <table:table-cell office:value-type="float" office:value="0.6247166044191">
            <text:p>0.6247166044</text:p>
          </table:table-cell>
          <table:table-cell table:formula="of:=CONCATENATE([.A390]; &quot;,&quot;)" office:value-type="string" office:string-value="0.6247166044191,">
            <text:p>0.6247166044191,</text:p>
          </table:table-cell>
          <table:table-cell office:value-type="string">
            <text:p>7.0640587633797e-05</text:p>
          </table:table-cell>
          <table:table-cell table:formula="of:=CONCATENATE([.C390]; &quot;,&quot;)" office:value-type="string" office:string-value="7.0640587633797e-05,">
            <text:p>7.0640587633797e-05,</text:p>
          </table:table-cell>
        </table:table-row>
        <table:table-row table:style-name="ro1">
          <table:table-cell office:value-type="float" office:value="0.50160100035699">
            <text:p>0.5016010004</text:p>
          </table:table-cell>
          <table:table-cell table:formula="of:=CONCATENATE([.A391]; &quot;,&quot;)" office:value-type="string" office:string-value="0.50160100035699,">
            <text:p>0.50160100035699,</text:p>
          </table:table-cell>
          <table:table-cell office:value-type="string">
            <text:p>1.7299695147062e-05</text:p>
          </table:table-cell>
          <table:table-cell table:formula="of:=CONCATENATE([.C391]; &quot;,&quot;)" office:value-type="string" office:string-value="1.7299695147062e-05,">
            <text:p>1.7299695147062e-05,</text:p>
          </table:table-cell>
        </table:table-row>
        <table:table-row table:style-name="ro1">
          <table:table-cell office:value-type="float" office:value="0.26827692030412">
            <text:p>0.2682769203</text:p>
          </table:table-cell>
          <table:table-cell table:formula="of:=CONCATENATE([.A392]; &quot;,&quot;)" office:value-type="string" office:string-value="0.26827692030412,">
            <text:p>0.26827692030412,</text:p>
          </table:table-cell>
          <table:table-cell office:value-type="string">
            <text:p>1.7934622022616e-07</text:p>
          </table:table-cell>
          <table:table-cell table:formula="of:=CONCATENATE([.C392]; &quot;,&quot;)" office:value-type="string" office:string-value="1.7934622022616e-07,">
            <text:p>1.7934622022616e-07,</text:p>
          </table:table-cell>
        </table:table-row>
        <table:table-row table:style-name="ro1">
          <table:table-cell office:value-type="float" office:value="0.09878102138035">
            <text:p>0.0987810214</text:p>
          </table:table-cell>
          <table:table-cell table:formula="of:=CONCATENATE([.A393]; &quot;,&quot;)" office:value-type="string" office:string-value="0.09878102138035,">
            <text:p>0.09878102138035,</text:p>
          </table:table-cell>
          <table:table-cell office:value-type="string">
            <text:p>3.4484475823508e-11</text:p>
          </table:table-cell>
          <table:table-cell table:formula="of:=CONCATENATE([.C393]; &quot;,&quot;)" office:value-type="string" office:string-value="3.4484475823508e-11,">
            <text:p>3.4484475823508e-11,</text:p>
          </table:table-cell>
        </table:table-row>
        <table:table-row table:style-name="ro1">
          <table:table-cell office:value-type="float" office:value="0.050419140690486">
            <text:p>0.0504191407</text:p>
          </table:table-cell>
          <table:table-cell table:formula="of:=CONCATENATE([.A394]; &quot;,&quot;)" office:value-type="string" office:string-value="0.050419140690486,">
            <text:p>0.050419140690486,</text:p>
          </table:table-cell>
          <table:table-cell office:value-type="string">
            <text:p>6.4912468874434e-14</text:p>
          </table:table-cell>
          <table:table-cell table:formula="of:=CONCATENATE([.C394]; &quot;,&quot;)" office:value-type="string" office:string-value="6.4912468874434e-14,">
            <text:p>6.4912468874434e-14,</text:p>
          </table:table-cell>
        </table:table-row>
        <table:table-row table:style-name="ro1">
          <table:table-cell office:value-type="float" office:value="0.087664092813709">
            <text:p>0.0876640928</text:p>
          </table:table-cell>
          <table:table-cell table:formula="of:=CONCATENATE([.A395]; &quot;,&quot;)" office:value-type="string" office:string-value="0.087664092813709,">
            <text:p>0.087664092813709,</text:p>
          </table:table-cell>
          <table:table-cell office:value-type="string">
            <text:p>1.1568299275746e-11</text:p>
          </table:table-cell>
          <table:table-cell table:formula="of:=CONCATENATE([.C395]; &quot;,&quot;)" office:value-type="string" office:string-value="1.1568299275746e-11,">
            <text:p>1.1568299275746e-11,</text:p>
          </table:table-cell>
        </table:table-row>
        <table:table-row table:style-name="ro1">
          <table:table-cell office:value-type="float" office:value="0.84919173856917">
            <text:p>0.8491917386</text:p>
          </table:table-cell>
          <table:table-cell table:formula="of:=CONCATENATE([.A396]; &quot;,&quot;)" office:value-type="string" office:string-value="0.84919173856917,">
            <text:p>0.84919173856917,</text:p>
          </table:table-cell>
          <table:table-cell office:value-type="float" office:value="0.00041709804980104">
            <text:p>0.000417098</text:p>
          </table:table-cell>
          <table:table-cell table:formula="of:=CONCATENATE([.C396]; &quot;,&quot;)" office:value-type="string" office:string-value="0.00041709804980104,">
            <text:p>0.00041709804980104,</text:p>
          </table:table-cell>
        </table:table-row>
        <table:table-row table:style-name="ro1">
          <table:table-cell office:value-type="float" office:value="0.44197744350879">
            <text:p>0.4419774435</text:p>
          </table:table-cell>
          <table:table-cell table:formula="of:=CONCATENATE([.A397]; &quot;,&quot;)" office:value-type="string" office:string-value="0.44197744350879,">
            <text:p>0.44197744350879,</text:p>
          </table:table-cell>
          <table:table-cell office:value-type="string">
            <text:p>7.3184041044151e-06</text:p>
          </table:table-cell>
          <table:table-cell table:formula="of:=CONCATENATE([.C397]; &quot;,&quot;)" office:value-type="string" office:string-value="7.3184041044151e-06,">
            <text:p>7.3184041044151e-06,</text:p>
          </table:table-cell>
        </table:table-row>
        <table:table-row table:style-name="ro1">
          <table:table-cell office:value-type="float" office:value="0.6954499724066">
            <text:p>0.6954499724</text:p>
          </table:table-cell>
          <table:table-cell table:formula="of:=CONCATENATE([.A398]; &quot;,&quot;)" office:value-type="string" office:string-value="0.6954499724066,">
            <text:p>0.6954499724066,</text:p>
          </table:table-cell>
          <table:table-cell office:value-type="float" office:value="0.00013483702021193">
            <text:p>0.000134837</text:p>
          </table:table-cell>
          <table:table-cell table:formula="of:=CONCATENATE([.C398]; &quot;,&quot;)" office:value-type="string" office:string-value="0.00013483702021193,">
            <text:p>0.00013483702021193,</text:p>
          </table:table-cell>
        </table:table-row>
        <table:table-row table:style-name="ro1">
          <table:table-cell office:value-type="float" office:value="0.59421398460064">
            <text:p>0.5942139846</text:p>
          </table:table-cell>
          <table:table-cell table:formula="of:=CONCATENATE([.A399]; &quot;,&quot;)" office:value-type="string" office:string-value="0.59421398460064,">
            <text:p>0.59421398460064,</text:p>
          </table:table-cell>
          <table:table-cell office:value-type="string">
            <text:p>5.1756218849239e-05</text:p>
          </table:table-cell>
          <table:table-cell table:formula="of:=CONCATENATE([.C399]; &quot;,&quot;)" office:value-type="string" office:string-value="5.1756218849239e-05,">
            <text:p>5.1756218849239e-05,</text:p>
          </table:table-cell>
        </table:table-row>
        <table:table-row table:style-name="ro1">
          <table:table-cell office:value-type="float" office:value="0.84067663758019">
            <text:p>0.8406766376</text:p>
          </table:table-cell>
          <table:table-cell table:formula="of:=CONCATENATE([.A400]; &quot;,&quot;)" office:value-type="string" office:string-value="0.84067663758019,">
            <text:p>0.84067663758019,</text:p>
          </table:table-cell>
          <table:table-cell office:value-type="float" office:value="0.00039492514272526">
            <text:p>0.0003949251</text:p>
          </table:table-cell>
          <table:table-cell table:formula="of:=CONCATENATE([.C400]; &quot;,&quot;)" office:value-type="string" office:string-value="0.00039492514272526,">
            <text:p>0.00039492514272526,</text:p>
          </table:table-cell>
        </table:table-row>
        <table:table-row table:style-name="ro1">
          <table:table-cell office:value-type="float" office:value="0.55449482775673">
            <text:p>0.5544948278</text:p>
          </table:table-cell>
          <table:table-cell table:formula="of:=CONCATENATE([.A401]; &quot;,&quot;)" office:value-type="string" office:string-value="0.55449482775673,">
            <text:p>0.55449482775673,</text:p>
          </table:table-cell>
          <table:table-cell office:value-type="string">
            <text:p>3.3348951267245e-05</text:p>
          </table:table-cell>
          <table:table-cell table:formula="of:=CONCATENATE([.C401]; &quot;,&quot;)" office:value-type="string" office:string-value="3.3348951267245e-05,">
            <text:p>3.3348951267245e-05,</text:p>
          </table:table-cell>
        </table:table-row>
        <table:table-row table:style-name="ro1">
          <table:table-cell office:value-type="float" office:value="0.37603452179257">
            <text:p>0.3760345218</text:p>
          </table:table-cell>
          <table:table-cell table:formula="of:=CONCATENATE([.A402]; &quot;,&quot;)" office:value-type="string" office:string-value="0.37603452179257,">
            <text:p>0.37603452179257,</text:p>
          </table:table-cell>
          <table:table-cell office:value-type="string">
            <text:p>2.322650558356e-06</text:p>
          </table:table-cell>
          <table:table-cell table:formula="of:=CONCATENATE([.C402]; &quot;,&quot;)" office:value-type="string" office:string-value="2.322650558356e-06,">
            <text:p>2.322650558356e-06,</text:p>
          </table:table-cell>
        </table:table-row>
        <table:table-row table:style-name="ro1">
          <table:table-cell office:value-type="float" office:value="0.31955779838646">
            <text:p>0.3195577984</text:p>
          </table:table-cell>
          <table:table-cell table:formula="of:=CONCATENATE([.A403]; &quot;,&quot;)" office:value-type="string" office:string-value="0.31955779838646,">
            <text:p>0.31955779838646,</text:p>
          </table:table-cell>
          <table:table-cell office:value-type="string">
            <text:p>6.9376123211643e-07</text:p>
          </table:table-cell>
          <table:table-cell table:formula="of:=CONCATENATE([.C403]; &quot;,&quot;)" office:value-type="string" office:string-value="6.9376123211643e-07,">
            <text:p>6.9376123211643e-07,</text:p>
          </table:table-cell>
        </table:table-row>
        <table:table-row table:style-name="ro1">
          <table:table-cell office:value-type="float" office:value="0.1881553596357">
            <text:p>0.1881553596</text:p>
          </table:table-cell>
          <table:table-cell table:formula="of:=CONCATENATE([.A404]; &quot;,&quot;)" office:value-type="string" office:string-value="0.1881553596357,">
            <text:p>0.1881553596357,</text:p>
          </table:table-cell>
          <table:table-cell office:value-type="string">
            <text:p>9.9182174066804e-09</text:p>
          </table:table-cell>
          <table:table-cell table:formula="of:=CONCATENATE([.C404]; &quot;,&quot;)" office:value-type="string" office:string-value="9.9182174066804e-09,">
            <text:p>9.9182174066804e-09,</text:p>
          </table:table-cell>
        </table:table-row>
        <table:table-row table:style-name="ro1">
          <table:table-cell office:value-type="float" office:value="0.17522413931266">
            <text:p>0.1752241393</text:p>
          </table:table-cell>
          <table:table-cell table:formula="of:=CONCATENATE([.A405]; &quot;,&quot;)" office:value-type="string" office:string-value="0.17522413931266,">
            <text:p>0.17522413931266,</text:p>
          </table:table-cell>
          <table:table-cell office:value-type="string">
            <text:p>5.4291560007687e-09</text:p>
          </table:table-cell>
          <table:table-cell table:formula="of:=CONCATENATE([.C405]; &quot;,&quot;)" office:value-type="string" office:string-value="5.4291560007687e-09,">
            <text:p>5.4291560007687e-09,</text:p>
          </table:table-cell>
        </table:table-row>
        <table:table-row table:style-name="ro1">
          <table:table-cell office:value-type="float" office:value="0.14235197146884">
            <text:p>0.1423519715</text:p>
          </table:table-cell>
          <table:table-cell table:formula="of:=CONCATENATE([.A406]; &quot;,&quot;)" office:value-type="string" office:string-value="0.14235197146884,">
            <text:p>0.14235197146884,</text:p>
          </table:table-cell>
          <table:table-cell office:value-type="string">
            <text:p>9.0289137930568e-10</text:p>
          </table:table-cell>
          <table:table-cell table:formula="of:=CONCATENATE([.C406]; &quot;,&quot;)" office:value-type="string" office:string-value="9.0289137930568e-10,">
            <text:p>9.0289137930568e-10,</text:p>
          </table:table-cell>
        </table:table-row>
        <table:table-row table:style-name="ro1">
          <table:table-cell office:value-type="float" office:value="0.58511625584237">
            <text:p>0.5851162558</text:p>
          </table:table-cell>
          <table:table-cell table:formula="of:=CONCATENATE([.A407]; &quot;,&quot;)" office:value-type="string" office:string-value="0.58511625584237,">
            <text:p>0.58511625584237,</text:p>
          </table:table-cell>
          <table:table-cell office:value-type="string">
            <text:p>4.6968905639972e-05</text:p>
          </table:table-cell>
          <table:table-cell table:formula="of:=CONCATENATE([.C407]; &quot;,&quot;)" office:value-type="string" office:string-value="4.6968905639972e-05,">
            <text:p>4.6968905639972e-05,</text:p>
          </table:table-cell>
        </table:table-row>
        <table:table-row table:style-name="ro1">
          <table:table-cell office:value-type="float" office:value="0.26817851974792">
            <text:p>0.2681785197</text:p>
          </table:table-cell>
          <table:table-cell table:formula="of:=CONCATENATE([.A408]; &quot;,&quot;)" office:value-type="string" office:string-value="0.26817851974792,">
            <text:p>0.26817851974792,</text:p>
          </table:table-cell>
          <table:table-cell office:value-type="string">
            <text:p>1.7882818307373e-07</text:p>
          </table:table-cell>
          <table:table-cell table:formula="of:=CONCATENATE([.C408]; &quot;,&quot;)" office:value-type="string" office:string-value="1.7882818307373e-07,">
            <text:p>1.7882818307373e-07,</text:p>
          </table:table-cell>
        </table:table-row>
        <table:table-row table:style-name="ro1">
          <table:table-cell office:value-type="float" office:value="0.24276231100084">
            <text:p>0.242762311</text:p>
          </table:table-cell>
          <table:table-cell table:formula="of:=CONCATENATE([.A409]; &quot;,&quot;)" office:value-type="string" office:string-value="0.24276231100084,">
            <text:p>0.24276231100084,</text:p>
          </table:table-cell>
          <table:table-cell office:value-type="string">
            <text:p>8.0896902173038e-08</text:p>
          </table:table-cell>
          <table:table-cell table:formula="of:=CONCATENATE([.C409]; &quot;,&quot;)" office:value-type="string" office:string-value="8.0896902173038e-08,">
            <text:p>8.0896902173038e-08,</text:p>
          </table:table-cell>
        </table:table-row>
        <table:table-row table:style-name="ro1">
          <table:table-cell office:value-type="float" office:value="0.13435758583631">
            <text:p>0.1343575858</text:p>
          </table:table-cell>
          <table:table-cell table:formula="of:=CONCATENATE([.A410]; &quot;,&quot;)" office:value-type="string" office:string-value="0.13435758583631,">
            <text:p>0.13435758583631,</text:p>
          </table:table-cell>
          <table:table-cell office:value-type="string">
            <text:p>5.4340311148874e-10</text:p>
          </table:table-cell>
          <table:table-cell table:formula="of:=CONCATENATE([.C410]; &quot;,&quot;)" office:value-type="string" office:string-value="5.4340311148874e-10,">
            <text:p>5.4340311148874e-10,</text:p>
          </table:table-cell>
        </table:table-row>
        <table:table-row table:style-name="ro1">
          <table:table-cell office:value-type="float" office:value="0.21483312830041">
            <text:p>0.2148331283</text:p>
          </table:table-cell>
          <table:table-cell table:formula="of:=CONCATENATE([.A411]; &quot;,&quot;)" office:value-type="string" office:string-value="0.21483312830041,">
            <text:p>0.21483312830041,</text:p>
          </table:table-cell>
          <table:table-cell office:value-type="string">
            <text:p>2.9912055599552e-08</text:p>
          </table:table-cell>
          <table:table-cell table:formula="of:=CONCATENATE([.C411]; &quot;,&quot;)" office:value-type="string" office:string-value="2.9912055599552e-08,">
            <text:p>2.9912055599552e-08,</text:p>
          </table:table-cell>
        </table:table-row>
        <table:table-row table:style-name="ro1">
          <table:table-cell office:value-type="float" office:value="0.17597879309919">
            <text:p>0.1759787931</text:p>
          </table:table-cell>
          <table:table-cell table:formula="of:=CONCATENATE([.A412]; &quot;,&quot;)" office:value-type="string" office:string-value="0.17597879309919,">
            <text:p>0.17597879309919,</text:p>
          </table:table-cell>
          <table:table-cell office:value-type="string">
            <text:p>5.6312972049241e-09</text:p>
          </table:table-cell>
          <table:table-cell table:formula="of:=CONCATENATE([.C412]; &quot;,&quot;)" office:value-type="string" office:string-value="5.6312972049241e-09,">
            <text:p>5.6312972049241e-09,</text:p>
          </table:table-cell>
        </table:table-row>
        <table:table-row table:style-name="ro1">
          <table:table-cell office:value-type="float" office:value="0.37521230744818">
            <text:p>0.3752123074</text:p>
          </table:table-cell>
          <table:table-cell table:formula="of:=CONCATENATE([.A413]; &quot;,&quot;)" office:value-type="string" office:string-value="0.37521230744818,">
            <text:p>0.37521230744818,</text:p>
          </table:table-cell>
          <table:table-cell office:value-type="string">
            <text:p>2.2859843323179e-06</text:p>
          </table:table-cell>
          <table:table-cell table:formula="of:=CONCATENATE([.C413]; &quot;,&quot;)" office:value-type="string" office:string-value="2.2859843323179e-06,">
            <text:p>2.2859843323179e-06,</text:p>
          </table:table-cell>
        </table:table-row>
        <table:table-row table:style-name="ro1">
          <table:table-cell office:value-type="float" office:value="0.37682094116877">
            <text:p>0.3768209412</text:p>
          </table:table-cell>
          <table:table-cell table:formula="of:=CONCATENATE([.A414]; &quot;,&quot;)" office:value-type="string" office:string-value="0.37682094116877,">
            <text:p>0.37682094116877,</text:p>
          </table:table-cell>
          <table:table-cell office:value-type="string">
            <text:p>2.3581730430335e-06</text:p>
          </table:table-cell>
          <table:table-cell table:formula="of:=CONCATENATE([.C414]; &quot;,&quot;)" office:value-type="string" office:string-value="2.3581730430335e-06,">
            <text:p>2.3581730430335e-06,</text:p>
          </table:table-cell>
        </table:table-row>
        <table:table-row table:style-name="ro1">
          <table:table-cell office:value-type="float" office:value="0.15414117706161">
            <text:p>0.1541411771</text:p>
          </table:table-cell>
          <table:table-cell table:formula="of:=CONCATENATE([.A415]; &quot;,&quot;)" office:value-type="string" office:string-value="0.15414117706161,">
            <text:p>0.15414117706161,</text:p>
          </table:table-cell>
          <table:table-cell office:value-type="string">
            <text:p>1.8054994119426e-09</text:p>
          </table:table-cell>
          <table:table-cell table:formula="of:=CONCATENATE([.C415]; &quot;,&quot;)" office:value-type="string" office:string-value="1.8054994119426e-09,">
            <text:p>1.8054994119426e-09,</text:p>
          </table:table-cell>
        </table:table-row>
        <table:table-row table:style-name="ro1">
          <table:table-cell office:value-type="float" office:value="0.036424775135121">
            <text:p>0.0364247751</text:p>
          </table:table-cell>
          <table:table-cell table:formula="of:=CONCATENATE([.A416]; &quot;,&quot;)" office:value-type="string" office:string-value="0.036424775135121,">
            <text:p>0.036424775135121,</text:p>
          </table:table-cell>
          <table:table-cell office:value-type="string">
            <text:p>2.8746894410511e-15</text:p>
          </table:table-cell>
          <table:table-cell table:formula="of:=CONCATENATE([.C416]; &quot;,&quot;)" office:value-type="string" office:string-value="2.8746894410511e-15,">
            <text:p>2.8746894410511e-15,</text:p>
          </table:table-cell>
        </table:table-row>
        <table:table-row table:style-name="ro1">
          <table:table-cell office:value-type="float" office:value="0.27331071123146">
            <text:p>0.2733107112</text:p>
          </table:table-cell>
          <table:table-cell table:formula="of:=CONCATENATE([.A417]; &quot;,&quot;)" office:value-type="string" office:string-value="0.27331071123146,">
            <text:p>0.27331071123146,</text:p>
          </table:table-cell>
          <table:table-cell office:value-type="string">
            <text:p>2.075977293191e-07</text:p>
          </table:table-cell>
          <table:table-cell table:formula="of:=CONCATENATE([.C417]; &quot;,&quot;)" office:value-type="string" office:string-value="2.075977293191e-07,">
            <text:p>2.075977293191e-07,</text:p>
          </table:table-cell>
        </table:table-row>
        <table:table-row table:style-name="ro1">
          <table:table-cell office:value-type="float" office:value="0.34379305143853">
            <text:p>0.3437930514</text:p>
          </table:table-cell>
          <table:table-cell table:formula="of:=CONCATENATE([.A418]; &quot;,&quot;)" office:value-type="string" office:string-value="0.34379305143853,">
            <text:p>0.34379305143853,</text:p>
          </table:table-cell>
          <table:table-cell office:value-type="string">
            <text:p>1.201287716369e-06</text:p>
          </table:table-cell>
          <table:table-cell table:formula="of:=CONCATENATE([.C418]; &quot;,&quot;)" office:value-type="string" office:string-value="1.201287716369e-06,">
            <text:p>1.201287716369e-06,</text:p>
          </table:table-cell>
        </table:table-row>
        <table:table-row table:style-name="ro1">
          <table:table-cell office:value-type="float" office:value="0.32361212046959">
            <text:p>0.3236121205</text:p>
          </table:table-cell>
          <table:table-cell table:formula="of:=CONCATENATE([.A419]; &quot;,&quot;)" office:value-type="string" office:string-value="0.32361212046959,">
            <text:p>0.32361212046959,</text:p>
          </table:table-cell>
          <table:table-cell office:value-type="string">
            <text:p>7.6320364853573e-07</text:p>
          </table:table-cell>
          <table:table-cell table:formula="of:=CONCATENATE([.C419]; &quot;,&quot;)" office:value-type="string" office:string-value="7.6320364853573e-07,">
            <text:p>7.6320364853573e-07,</text:p>
          </table:table-cell>
        </table:table-row>
        <table:table-row table:style-name="ro1">
          <table:table-cell office:value-type="float" office:value="0.23278975969739">
            <text:p>0.2327897597</text:p>
          </table:table-cell>
          <table:table-cell table:formula="of:=CONCATENATE([.A420]; &quot;,&quot;)" office:value-type="string" office:string-value="0.23278975969739,">
            <text:p>0.23278975969739,</text:p>
          </table:table-cell>
          <table:table-cell office:value-type="string">
            <text:p>5.7643260490645e-08</text:p>
          </table:table-cell>
          <table:table-cell table:formula="of:=CONCATENATE([.C420]; &quot;,&quot;)" office:value-type="string" office:string-value="5.7643260490645e-08,">
            <text:p>5.7643260490645e-08,</text:p>
          </table:table-cell>
        </table:table-row>
        <table:table-row table:style-name="ro1">
          <table:table-cell office:value-type="float" office:value="0.28938784173507">
            <text:p>0.2893878417</text:p>
          </table:table-cell>
          <table:table-cell table:formula="of:=CONCATENATE([.A421]; &quot;,&quot;)" office:value-type="string" office:string-value="0.28938784173507,">
            <text:p>0.28938784173507,</text:p>
          </table:table-cell>
          <table:table-cell office:value-type="string">
            <text:p>3.243150487468e-07</text:p>
          </table:table-cell>
          <table:table-cell table:formula="of:=CONCATENATE([.C421]; &quot;,&quot;)" office:value-type="string" office:string-value="3.243150487468e-07,">
            <text:p>3.243150487468e-07,</text:p>
          </table:table-cell>
        </table:table-row>
        <table:table-row table:style-name="ro1">
          <table:table-cell office:value-type="float" office:value="0.38696176695414">
            <text:p>0.386961767</text:p>
          </table:table-cell>
          <table:table-cell table:formula="of:=CONCATENATE([.A422]; &quot;,&quot;)" office:value-type="string" office:string-value="0.38696176695414,">
            <text:p>0.38696176695414,</text:p>
          </table:table-cell>
          <table:table-cell office:value-type="string">
            <text:p>2.8578253227146e-06</text:p>
          </table:table-cell>
          <table:table-cell table:formula="of:=CONCATENATE([.C422]; &quot;,&quot;)" office:value-type="string" office:string-value="2.8578253227146e-06,">
            <text:p>2.8578253227146e-06,</text:p>
          </table:table-cell>
        </table:table-row>
        <table:table-row table:style-name="ro1">
          <table:table-cell office:value-type="float" office:value="0.39095484444349">
            <text:p>0.3909548444</text:p>
          </table:table-cell>
          <table:table-cell table:formula="of:=CONCATENATE([.A423]; &quot;,&quot;)" office:value-type="string" office:string-value="0.39095484444349,">
            <text:p>0.39095484444349,</text:p>
          </table:table-cell>
          <table:table-cell office:value-type="string">
            <text:p>3.0770579522328e-06</text:p>
          </table:table-cell>
          <table:table-cell table:formula="of:=CONCATENATE([.C423]; &quot;,&quot;)" office:value-type="string" office:string-value="3.0770579522328e-06,">
            <text:p>3.0770579522328e-06,</text:p>
          </table:table-cell>
        </table:table-row>
        <table:table-row table:style-name="ro1">
          <table:table-cell office:value-type="float" office:value="0.60440401288884">
            <text:p>0.6044040129</text:p>
          </table:table-cell>
          <table:table-cell table:formula="of:=CONCATENATE([.A424]; &quot;,&quot;)" office:value-type="string" office:string-value="0.60440401288884,">
            <text:p>0.60440401288884,</text:p>
          </table:table-cell>
          <table:table-cell office:value-type="string">
            <text:p>5.7562015993548e-05</text:p>
          </table:table-cell>
          <table:table-cell table:formula="of:=CONCATENATE([.C424]; &quot;,&quot;)" office:value-type="string" office:string-value="5.7562015993548e-05,">
            <text:p>5.7562015993548e-05,</text:p>
          </table:table-cell>
        </table:table-row>
        <table:table-row table:style-name="ro1">
          <table:table-cell office:value-type="float" office:value="0.38443589875153">
            <text:p>0.3844358988</text:p>
          </table:table-cell>
          <table:table-cell table:formula="of:=CONCATENATE([.A425]; &quot;,&quot;)" office:value-type="string" office:string-value="0.38443589875153,">
            <text:p>0.38443589875153,</text:p>
          </table:table-cell>
          <table:table-cell office:value-type="string">
            <text:p>2.7259057344152e-06</text:p>
          </table:table-cell>
          <table:table-cell table:formula="of:=CONCATENATE([.C425]; &quot;,&quot;)" office:value-type="string" office:string-value="2.7259057344152e-06,">
            <text:p>2.7259057344152e-06,</text:p>
          </table:table-cell>
        </table:table-row>
        <table:table-row table:style-name="ro1">
          <table:table-cell office:value-type="float" office:value="0.24606273113452">
            <text:p>0.2460627311</text:p>
          </table:table-cell>
          <table:table-cell table:formula="of:=CONCATENATE([.A426]; &quot;,&quot;)" office:value-type="string" office:string-value="0.24606273113452,">
            <text:p>0.24606273113452,</text:p>
          </table:table-cell>
          <table:table-cell office:value-type="string">
            <text:p>9.0169431826728e-08</text:p>
          </table:table-cell>
          <table:table-cell table:formula="of:=CONCATENATE([.C426]; &quot;,&quot;)" office:value-type="string" office:string-value="9.0169431826728e-08,">
            <text:p>9.0169431826728e-08,</text:p>
          </table:table-cell>
        </table:table-row>
        <table:table-row table:style-name="ro1">
          <table:table-cell office:value-type="float" office:value="0.53430533545691">
            <text:p>0.5343053355</text:p>
          </table:table-cell>
          <table:table-cell table:formula="of:=CONCATENATE([.A427]; &quot;,&quot;)" office:value-type="string" office:string-value="0.53430533545691,">
            <text:p>0.53430533545691,</text:p>
          </table:table-cell>
          <table:table-cell office:value-type="string">
            <text:p>2.6228723628395e-05</text:p>
          </table:table-cell>
          <table:table-cell table:formula="of:=CONCATENATE([.C427]; &quot;,&quot;)" office:value-type="string" office:string-value="2.6228723628395e-05,">
            <text:p>2.6228723628395e-05,</text:p>
          </table:table-cell>
        </table:table-row>
        <table:table-row table:style-name="ro1">
          <table:table-cell office:value-type="float" office:value="0.30419655916584">
            <text:p>0.3041965592</text:p>
          </table:table-cell>
          <table:table-cell table:formula="of:=CONCATENATE([.A428]; &quot;,&quot;)" office:value-type="string" office:string-value="0.30419655916584,">
            <text:p>0.30419655916584,</text:p>
          </table:table-cell>
          <table:table-cell office:value-type="string">
            <text:p>4.7655438781536e-07</text:p>
          </table:table-cell>
          <table:table-cell table:formula="of:=CONCATENATE([.C428]; &quot;,&quot;)" office:value-type="string" office:string-value="4.7655438781536e-07,">
            <text:p>4.7655438781536e-07,</text:p>
          </table:table-cell>
        </table:table-row>
        <table:table-row table:style-name="ro1">
          <table:table-cell office:value-type="float" office:value="0.67356004049626">
            <text:p>0.6735600405</text:p>
          </table:table-cell>
          <table:table-cell table:formula="of:=CONCATENATE([.A429]; &quot;,&quot;)" office:value-type="string" office:string-value="0.67356004049626,">
            <text:p>0.67356004049626,</text:p>
          </table:table-cell>
          <table:table-cell office:value-type="float" office:value="0.00011151933394989">
            <text:p>0.0001115193</text:p>
          </table:table-cell>
          <table:table-cell table:formula="of:=CONCATENATE([.C429]; &quot;,&quot;)" office:value-type="string" office:string-value="0.00011151933394989,">
            <text:p>0.00011151933394989,</text:p>
          </table:table-cell>
        </table:table-row>
        <table:table-row table:style-name="ro1">
          <table:table-cell office:value-type="float" office:value="0.48690149195343">
            <text:p>0.486901492</text:p>
          </table:table-cell>
          <table:table-cell table:formula="of:=CONCATENATE([.A430]; &quot;,&quot;)" office:value-type="string" office:string-value="0.48690149195343,">
            <text:p>0.48690149195343,</text:p>
          </table:table-cell>
          <table:table-cell office:value-type="string">
            <text:p>1.4177154778828e-05</text:p>
          </table:table-cell>
          <table:table-cell table:formula="of:=CONCATENATE([.C430]; &quot;,&quot;)" office:value-type="string" office:string-value="1.4177154778828e-05,">
            <text:p>1.4177154778828e-05,</text:p>
          </table:table-cell>
        </table:table-row>
        <table:table-row table:style-name="ro1">
          <table:table-cell office:value-type="float" office:value="0.38388837542656">
            <text:p>0.3838883754</text:p>
          </table:table-cell>
          <table:table-cell table:formula="of:=CONCATENATE([.A431]; &quot;,&quot;)" office:value-type="string" office:string-value="0.38388837542656,">
            <text:p>0.38388837542656,</text:p>
          </table:table-cell>
          <table:table-cell office:value-type="string">
            <text:p>2.6979817082323e-06</text:p>
          </table:table-cell>
          <table:table-cell table:formula="of:=CONCATENATE([.C431]; &quot;,&quot;)" office:value-type="string" office:string-value="2.6979817082323e-06,">
            <text:p>2.6979817082323e-06,</text:p>
          </table:table-cell>
        </table:table-row>
        <table:table-row table:style-name="ro1">
          <table:table-cell office:value-type="float" office:value="0.26154323835573">
            <text:p>0.2615432384</text:p>
          </table:table-cell>
          <table:table-cell table:formula="of:=CONCATENATE([.A432]; &quot;,&quot;)" office:value-type="string" office:string-value="0.26154323835573,">
            <text:p>0.26154323835573,</text:p>
          </table:table-cell>
          <table:table-cell office:value-type="string">
            <text:p>1.4669441026719e-07</text:p>
          </table:table-cell>
          <table:table-cell table:formula="of:=CONCATENATE([.C432]; &quot;,&quot;)" office:value-type="string" office:string-value="1.4669441026719e-07,">
            <text:p>1.4669441026719e-07,</text:p>
          </table:table-cell>
        </table:table-row>
        <table:table-row table:style-name="ro1">
          <table:table-cell office:value-type="float" office:value="0.16611589754509">
            <text:p>0.1661158975</text:p>
          </table:table-cell>
          <table:table-cell table:formula="of:=CONCATENATE([.A433]; &quot;,&quot;)" office:value-type="string" office:string-value="0.16611589754509,">
            <text:p>0.16611589754509,</text:p>
          </table:table-cell>
          <table:table-cell office:value-type="string">
            <text:p>3.4410803213414e-09</text:p>
          </table:table-cell>
          <table:table-cell table:formula="of:=CONCATENATE([.C433]; &quot;,&quot;)" office:value-type="string" office:string-value="3.4410803213414e-09,">
            <text:p>3.4410803213414e-09,</text:p>
          </table:table-cell>
        </table:table-row>
        <table:table-row table:style-name="ro1">
          <table:table-cell office:value-type="float" office:value="0.13007030616181">
            <text:p>0.1300703062</text:p>
          </table:table-cell>
          <table:table-cell table:formula="of:=CONCATENATE([.A434]; &quot;,&quot;)" office:value-type="string" office:string-value="0.13007030616181,">
            <text:p>0.13007030616181,</text:p>
          </table:table-cell>
          <table:table-cell office:value-type="string">
            <text:p>4.0806278556707e-10</text:p>
          </table:table-cell>
          <table:table-cell table:formula="of:=CONCATENATE([.C434]; &quot;,&quot;)" office:value-type="string" office:string-value="4.0806278556707e-10,">
            <text:p>4.0806278556707e-10,</text:p>
          </table:table-cell>
        </table:table-row>
        <table:table-row table:style-name="ro1">
          <table:table-cell office:value-type="float" office:value="0.31246010179415">
            <text:p>0.3124601018</text:p>
          </table:table-cell>
          <table:table-cell table:formula="of:=CONCATENATE([.A435]; &quot;,&quot;)" office:value-type="string" office:string-value="0.31246010179415,">
            <text:p>0.31246010179415,</text:p>
          </table:table-cell>
          <table:table-cell office:value-type="string">
            <text:p>5.8490401152546e-07</text:p>
          </table:table-cell>
          <table:table-cell table:formula="of:=CONCATENATE([.C435]; &quot;,&quot;)" office:value-type="string" office:string-value="5.8490401152546e-07,">
            <text:p>5.8490401152546e-07,</text:p>
          </table:table-cell>
        </table:table-row>
        <table:table-row table:style-name="ro1">
          <table:table-cell office:value-type="float" office:value="0.29262167837809">
            <text:p>0.2926216784</text:p>
          </table:table-cell>
          <table:table-cell table:formula="of:=CONCATENATE([.A436]; &quot;,&quot;)" office:value-type="string" office:string-value="0.29262167837809,">
            <text:p>0.29262167837809,</text:p>
          </table:table-cell>
          <table:table-cell office:value-type="string">
            <text:p>3.5346841956543e-07</text:p>
          </table:table-cell>
          <table:table-cell table:formula="of:=CONCATENATE([.C436]; &quot;,&quot;)" office:value-type="string" office:string-value="3.5346841956543e-07,">
            <text:p>3.5346841956543e-07,</text:p>
          </table:table-cell>
        </table:table-row>
        <table:table-row table:style-name="ro1">
          <table:table-cell office:value-type="float" office:value="0.20322926459469">
            <text:p>0.2032292646</text:p>
          </table:table-cell>
          <table:table-cell table:formula="of:=CONCATENATE([.A437]; &quot;,&quot;)" office:value-type="string" office:string-value="0.20322926459469,">
            <text:p>0.20322926459469,</text:p>
          </table:table-cell>
          <table:table-cell office:value-type="string">
            <text:p>1.8896379162603e-08</text:p>
          </table:table-cell>
          <table:table-cell table:formula="of:=CONCATENATE([.C437]; &quot;,&quot;)" office:value-type="string" office:string-value="1.8896379162603e-08,">
            <text:p>1.8896379162603e-08,</text:p>
          </table:table-cell>
        </table:table-row>
        <table:table-row table:style-name="ro1">
          <table:table-cell office:value-type="float" office:value="0.20508373293076">
            <text:p>0.2050837329</text:p>
          </table:table-cell>
          <table:table-cell table:formula="of:=CONCATENATE([.A438]; &quot;,&quot;)" office:value-type="string" office:string-value="0.20508373293076,">
            <text:p>0.20508373293076,</text:p>
          </table:table-cell>
          <table:table-cell office:value-type="string">
            <text:p>2.0376983689782e-08</text:p>
          </table:table-cell>
          <table:table-cell table:formula="of:=CONCATENATE([.C438]; &quot;,&quot;)" office:value-type="string" office:string-value="2.0376983689782e-08,">
            <text:p>2.0376983689782e-08,</text:p>
          </table:table-cell>
        </table:table-row>
        <table:table-row table:style-name="ro1">
          <table:table-cell office:value-type="float" office:value="0.17384123047326">
            <text:p>0.1738412305</text:p>
          </table:table-cell>
          <table:table-cell table:formula="of:=CONCATENATE([.A439]; &quot;,&quot;)" office:value-type="string" office:string-value="0.17384123047326,">
            <text:p>0.17384123047326,</text:p>
          </table:table-cell>
          <table:table-cell office:value-type="string">
            <text:p>5.0749793028859e-09</text:p>
          </table:table-cell>
          <table:table-cell table:formula="of:=CONCATENATE([.C439]; &quot;,&quot;)" office:value-type="string" office:string-value="5.0749793028859e-09,">
            <text:p>5.0749793028859e-09,</text:p>
          </table:table-cell>
        </table:table-row>
        <table:table-row table:style-name="ro1">
          <table:table-cell office:value-type="float" office:value="0.42313394567073">
            <text:p>0.4231339457</text:p>
          </table:table-cell>
          <table:table-cell table:formula="of:=CONCATENATE([.A440]; &quot;,&quot;)" office:value-type="string" office:string-value="0.42313394567073,">
            <text:p>0.42313394567073,</text:p>
          </table:table-cell>
          <table:table-cell office:value-type="string">
            <text:p>5.399094121216e-06</text:p>
          </table:table-cell>
          <table:table-cell table:formula="of:=CONCATENATE([.C440]; &quot;,&quot;)" office:value-type="string" office:string-value="5.399094121216e-06,">
            <text:p>5.399094121216e-06,</text:p>
          </table:table-cell>
        </table:table-row>
        <table:table-row table:style-name="ro1">
          <table:table-cell office:value-type="float" office:value="0.21166529739281">
            <text:p>0.2116652974</text:p>
          </table:table-cell>
          <table:table-cell table:formula="of:=CONCATENATE([.A441]; &quot;,&quot;)" office:value-type="string" office:string-value="0.21166529739281,">
            <text:p>0.21166529739281,</text:p>
          </table:table-cell>
          <table:table-cell office:value-type="string">
            <text:p>2.6464879090374e-08</text:p>
          </table:table-cell>
          <table:table-cell table:formula="of:=CONCATENATE([.C441]; &quot;,&quot;)" office:value-type="string" office:string-value="2.6464879090374e-08,">
            <text:p>2.6464879090374e-08,</text:p>
          </table:table-cell>
        </table:table-row>
        <table:table-row table:style-name="ro1">
          <table:table-cell office:value-type="float" office:value="0.066027203443231">
            <text:p>0.0660272034</text:p>
          </table:table-cell>
          <table:table-cell table:formula="of:=CONCATENATE([.A442]; &quot;,&quot;)" office:value-type="string" office:string-value="0.066027203443231,">
            <text:p>0.066027203443231,</text:p>
          </table:table-cell>
          <table:table-cell office:value-type="string">
            <text:p>8.3089502570635e-13</text:p>
          </table:table-cell>
          <table:table-cell table:formula="of:=CONCATENATE([.C442]; &quot;,&quot;)" office:value-type="string" office:string-value="8.3089502570635e-13,">
            <text:p>8.3089502570635e-13,</text:p>
          </table:table-cell>
        </table:table-row>
        <table:table-row table:style-name="ro1">
          <table:table-cell office:value-type="float" office:value="0.19291907939001">
            <text:p>0.1929190794</text:p>
          </table:table-cell>
          <table:table-cell table:formula="of:=CONCATENATE([.A443]; &quot;,&quot;)" office:value-type="string" office:string-value="0.19291907939001,">
            <text:p>0.19291907939001,</text:p>
          </table:table-cell>
          <table:table-cell office:value-type="string">
            <text:p>1.223607023406e-08</text:p>
          </table:table-cell>
          <table:table-cell table:formula="of:=CONCATENATE([.C443]; &quot;,&quot;)" office:value-type="string" office:string-value="1.223607023406e-08,">
            <text:p>1.223607023406e-08,</text:p>
          </table:table-cell>
        </table:table-row>
        <table:table-row table:style-name="ro1">
          <table:table-cell office:value-type="float" office:value="0.23402970789462">
            <text:p>0.2340297079</text:p>
          </table:table-cell>
          <table:table-cell table:formula="of:=CONCATENATE([.A444]; &quot;,&quot;)" office:value-type="string" office:string-value="0.23402970789462,">
            <text:p>0.23402970789462,</text:p>
          </table:table-cell>
          <table:table-cell office:value-type="string">
            <text:p>6.0180217878475e-08</text:p>
          </table:table-cell>
          <table:table-cell table:formula="of:=CONCATENATE([.C444]; &quot;,&quot;)" office:value-type="string" office:string-value="6.0180217878475e-08,">
            <text:p>6.0180217878475e-08,</text:p>
          </table:table-cell>
        </table:table-row>
        <table:table-row table:style-name="ro1">
          <table:table-cell office:value-type="float" office:value="0.2889723365524">
            <text:p>0.2889723366</text:p>
          </table:table-cell>
          <table:table-cell table:formula="of:=CONCATENATE([.A445]; &quot;,&quot;)" office:value-type="string" office:string-value="0.2889723365524,">
            <text:p>0.2889723365524,</text:p>
          </table:table-cell>
          <table:table-cell office:value-type="string">
            <text:p>3.2072050539353e-07</text:p>
          </table:table-cell>
          <table:table-cell table:formula="of:=CONCATENATE([.C445]; &quot;,&quot;)" office:value-type="string" office:string-value="3.2072050539353e-07,">
            <text:p>3.2072050539353e-07,</text:p>
          </table:table-cell>
        </table:table-row>
        <table:table-row table:style-name="ro1">
          <table:table-cell office:value-type="float" office:value="0.42517752867984">
            <text:p>0.4251775287</text:p>
          </table:table-cell>
          <table:table-cell table:formula="of:=CONCATENATE([.A446]; &quot;,&quot;)" office:value-type="string" office:string-value="0.42517752867984,">
            <text:p>0.42517752867984,</text:p>
          </table:table-cell>
          <table:table-cell office:value-type="string">
            <text:p>5.5848739098986e-06</text:p>
          </table:table-cell>
          <table:table-cell table:formula="of:=CONCATENATE([.C446]; &quot;,&quot;)" office:value-type="string" office:string-value="5.5848739098986e-06,">
            <text:p>5.5848739098986e-06,</text:p>
          </table:table-cell>
        </table:table-row>
        <table:table-row table:style-name="ro1">
          <table:table-cell office:value-type="float" office:value="0.34218407664376">
            <text:p>0.3421840766</text:p>
          </table:table-cell>
          <table:table-cell table:formula="of:=CONCATENATE([.A447]; &quot;,&quot;)" office:value-type="string" office:string-value="0.34218407664376,">
            <text:p>0.34218407664376,</text:p>
          </table:table-cell>
          <table:table-cell office:value-type="string">
            <text:p>1.1600511492519e-06</text:p>
          </table:table-cell>
          <table:table-cell table:formula="of:=CONCATENATE([.C447]; &quot;,&quot;)" office:value-type="string" office:string-value="1.1600511492519e-06,">
            <text:p>1.1600511492519e-06,</text:p>
          </table:table-cell>
        </table:table-row>
        <table:table-row table:style-name="ro1">
          <table:table-cell office:value-type="float" office:value="0.31839463392311">
            <text:p>0.3183946339</text:p>
          </table:table-cell>
          <table:table-cell table:formula="of:=CONCATENATE([.A448]; &quot;,&quot;)" office:value-type="string" office:string-value="0.31839463392311,">
            <text:p>0.31839463392311,</text:p>
          </table:table-cell>
          <table:table-cell office:value-type="string">
            <text:p>6.7484359480704e-07</text:p>
          </table:table-cell>
          <table:table-cell table:formula="of:=CONCATENATE([.C448]; &quot;,&quot;)" office:value-type="string" office:string-value="6.7484359480704e-07,">
            <text:p>6.7484359480704e-07,</text:p>
          </table:table-cell>
        </table:table-row>
        <table:table-row table:style-name="ro1">
          <table:table-cell office:value-type="float" office:value="0.55321574631668">
            <text:p>0.5532157463</text:p>
          </table:table-cell>
          <table:table-cell table:formula="of:=CONCATENATE([.A449]; &quot;,&quot;)" office:value-type="string" office:string-value="0.55321574631668,">
            <text:p>0.55321574631668,</text:p>
          </table:table-cell>
          <table:table-cell office:value-type="string">
            <text:p>3.2856967881066e-05</text:p>
          </table:table-cell>
          <table:table-cell table:formula="of:=CONCATENATE([.C449]; &quot;,&quot;)" office:value-type="string" office:string-value="3.2856967881066e-05,">
            <text:p>3.2856967881066e-05,</text:p>
          </table:table-cell>
        </table:table-row>
        <table:table-row table:style-name="ro1">
          <table:table-cell office:value-type="float" office:value="0.57945784862912">
            <text:p>0.5794578486</text:p>
          </table:table-cell>
          <table:table-cell table:formula="of:=CONCATENATE([.A450]; &quot;,&quot;)" office:value-type="string" office:string-value="0.57945784862912,">
            <text:p>0.57945784862912,</text:p>
          </table:table-cell>
          <table:table-cell office:value-type="string">
            <text:p>4.4171087712751e-05</text:p>
          </table:table-cell>
          <table:table-cell table:formula="of:=CONCATENATE([.C450]; &quot;,&quot;)" office:value-type="string" office:string-value="4.4171087712751e-05,">
            <text:p>4.4171087712751e-05,</text:p>
          </table:table-cell>
        </table:table-row>
        <table:table-row table:style-name="ro1">
          <table:table-cell office:value-type="float" office:value="0.1539037774594">
            <text:p>0.1539037775</text:p>
          </table:table-cell>
          <table:table-cell table:formula="of:=CONCATENATE([.A451]; &quot;,&quot;)" office:value-type="string" office:string-value="0.1539037774594,">
            <text:p>0.1539037774594,</text:p>
          </table:table-cell>
          <table:table-cell office:value-type="string">
            <text:p>1.7815451916455e-09</text:p>
          </table:table-cell>
          <table:table-cell table:formula="of:=CONCATENATE([.C451]; &quot;,&quot;)" office:value-type="string" office:string-value="1.7815451916455e-09,">
            <text:p>1.7815451916455e-09,</text:p>
          </table:table-cell>
        </table:table-row>
        <table:table-row table:style-name="ro1">
          <table:table-cell office:value-type="float" office:value="0.35856241824762">
            <text:p>0.3585624182</text:p>
          </table:table-cell>
          <table:table-cell table:formula="of:=CONCATENATE([.A452]; &quot;,&quot;)" office:value-type="string" office:string-value="0.35856241824762,">
            <text:p>0.35856241824762,</text:p>
          </table:table-cell>
          <table:table-cell office:value-type="string">
            <text:p>1.6400297124293e-06</text:p>
          </table:table-cell>
          <table:table-cell table:formula="of:=CONCATENATE([.C452]; &quot;,&quot;)" office:value-type="string" office:string-value="1.6400297124293e-06,">
            <text:p>1.6400297124293e-06,</text:p>
          </table:table-cell>
        </table:table-row>
        <table:table-row table:style-name="ro1">
          <table:table-cell office:value-type="float" office:value="0.63113730911595">
            <text:p>0.6311373091</text:p>
          </table:table-cell>
          <table:table-cell table:formula="of:=CONCATENATE([.A453]; &quot;,&quot;)" office:value-type="string" office:string-value="0.63113730911595,">
            <text:p>0.63113730911595,</text:p>
          </table:table-cell>
          <table:table-cell office:value-type="string">
            <text:p>7.5219999084105e-05</text:p>
          </table:table-cell>
          <table:table-cell table:formula="of:=CONCATENATE([.C453]; &quot;,&quot;)" office:value-type="string" office:string-value="7.5219999084105e-05,">
            <text:p>7.5219999084105e-05,</text:p>
          </table:table-cell>
        </table:table-row>
        <table:table-row table:style-name="ro1">
          <table:table-cell office:value-type="float" office:value="0.63799641415126">
            <text:p>0.6379964142</text:p>
          </table:table-cell>
          <table:table-cell table:formula="of:=CONCATENATE([.A454]; &quot;,&quot;)" office:value-type="string" office:string-value="0.63799641415126,">
            <text:p>0.63799641415126,</text:p>
          </table:table-cell>
          <table:table-cell office:value-type="string">
            <text:p>8.0362402342184e-05</text:p>
          </table:table-cell>
          <table:table-cell table:formula="of:=CONCATENATE([.C454]; &quot;,&quot;)" office:value-type="string" office:string-value="8.0362402342184e-05,">
            <text:p>8.0362402342184e-05,</text:p>
          </table:table-cell>
        </table:table-row>
        <table:table-row table:style-name="ro1">
          <table:table-cell office:value-type="float" office:value="0.51782706549973">
            <text:p>0.5178270655</text:p>
          </table:table-cell>
          <table:table-cell table:formula="of:=CONCATENATE([.A455]; &quot;,&quot;)" office:value-type="string" office:string-value="0.51782706549973,">
            <text:p>0.51782706549973,</text:p>
          </table:table-cell>
          <table:table-cell office:value-type="string">
            <text:p>2.1361145279024e-05</text:p>
          </table:table-cell>
          <table:table-cell table:formula="of:=CONCATENATE([.C455]; &quot;,&quot;)" office:value-type="string" office:string-value="2.1361145279024e-05,">
            <text:p>2.1361145279024e-05,</text:p>
          </table:table-cell>
        </table:table-row>
        <table:table-row table:style-name="ro1">
          <table:table-cell office:value-type="float" office:value="0.31488648723524">
            <text:p>0.3148864872</text:p>
          </table:table-cell>
          <table:table-cell table:formula="of:=CONCATENATE([.A456]; &quot;,&quot;)" office:value-type="string" office:string-value="0.31488648723524,">
            <text:p>0.31488648723524,</text:p>
          </table:table-cell>
          <table:table-cell office:value-type="string">
            <text:p>6.203797571144e-07</text:p>
          </table:table-cell>
          <table:table-cell table:formula="of:=CONCATENATE([.C456]; &quot;,&quot;)" office:value-type="string" office:string-value="6.203797571144e-07,">
            <text:p>6.203797571144e-07,</text:p>
          </table:table-cell>
        </table:table-row>
        <table:table-row table:style-name="ro1">
          <table:table-cell office:value-type="float" office:value="0.6539599398199">
            <text:p>0.6539599398</text:p>
          </table:table-cell>
          <table:table-cell table:formula="of:=CONCATENATE([.A457]; &quot;,&quot;)" office:value-type="string" office:string-value="0.6539599398199,">
            <text:p>0.6539599398199,</text:p>
          </table:table-cell>
          <table:table-cell office:value-type="string">
            <text:p>9.3381659579365e-05</text:p>
          </table:table-cell>
          <table:table-cell table:formula="of:=CONCATENATE([.C457]; &quot;,&quot;)" office:value-type="string" office:string-value="9.3381659579365e-05,">
            <text:p>9.3381659579365e-05,</text:p>
          </table:table-cell>
        </table:table-row>
        <table:table-row table:style-name="ro1">
          <table:table-cell office:value-type="float" office:value="0.26718862715677">
            <text:p>0.2671886272</text:p>
          </table:table-cell>
          <table:table-cell table:formula="of:=CONCATENATE([.A458]; &quot;,&quot;)" office:value-type="string" office:string-value="0.26718862715677,">
            <text:p>0.26718862715677,</text:p>
          </table:table-cell>
          <table:table-cell office:value-type="string">
            <text:p>1.7368688241469e-07</text:p>
          </table:table-cell>
          <table:table-cell table:formula="of:=CONCATENATE([.C458]; &quot;,&quot;)" office:value-type="string" office:string-value="1.7368688241469e-07,">
            <text:p>1.7368688241469e-07,</text:p>
          </table:table-cell>
        </table:table-row>
        <table:table-row table:style-name="ro1">
          <table:table-cell office:value-type="float" office:value="0.56014490911546">
            <text:p>0.5601449091</text:p>
          </table:table-cell>
          <table:table-cell table:formula="of:=CONCATENATE([.A459]; &quot;,&quot;)" office:value-type="string" office:string-value="0.56014490911546,">
            <text:p>0.56014490911546,</text:p>
          </table:table-cell>
          <table:table-cell office:value-type="string">
            <text:p>3.5592176746921e-05</text:p>
          </table:table-cell>
          <table:table-cell table:formula="of:=CONCATENATE([.C459]; &quot;,&quot;)" office:value-type="string" office:string-value="3.5592176746921e-05,">
            <text:p>3.5592176746921e-05,</text:p>
          </table:table-cell>
        </table:table-row>
        <table:table-row table:style-name="ro1">
          <table:table-cell office:value-type="float" office:value="0.38915926054569">
            <text:p>0.3891592605</text:p>
          </table:table-cell>
          <table:table-cell table:formula="of:=CONCATENATE([.A460]; &quot;,&quot;)" office:value-type="string" office:string-value="0.38915926054569,">
            <text:p>0.38915926054569,</text:p>
          </table:table-cell>
          <table:table-cell office:value-type="string">
            <text:p>2.9768250458813e-06</text:p>
          </table:table-cell>
          <table:table-cell table:formula="of:=CONCATENATE([.C460]; &quot;,&quot;)" office:value-type="string" office:string-value="2.9768250458813e-06,">
            <text:p>2.9768250458813e-06,</text:p>
          </table:table-cell>
        </table:table-row>
        <table:table-row table:style-name="ro1">
          <table:table-cell office:value-type="float" office:value="0.26368122899913">
            <text:p>0.263681229</text:p>
          </table:table-cell>
          <table:table-cell table:formula="of:=CONCATENATE([.A461]; &quot;,&quot;)" office:value-type="string" office:string-value="0.26368122899913,">
            <text:p>0.26368122899913,</text:p>
          </table:table-cell>
          <table:table-cell office:value-type="string">
            <text:p>1.5646485358196e-07</text:p>
          </table:table-cell>
          <table:table-cell table:formula="of:=CONCATENATE([.C461]; &quot;,&quot;)" office:value-type="string" office:string-value="1.5646485358196e-07,">
            <text:p>1.5646485358196e-07,</text:p>
          </table:table-cell>
        </table:table-row>
        <table:table-row table:style-name="ro1">
          <table:table-cell office:value-type="float" office:value="0.089520875728755">
            <text:p>0.0895208757</text:p>
          </table:table-cell>
          <table:table-cell table:formula="of:=CONCATENATE([.A462]; &quot;,&quot;)" office:value-type="string" office:string-value="0.089520875728755,">
            <text:p>0.089520875728755,</text:p>
          </table:table-cell>
          <table:table-cell office:value-type="string">
            <text:p>1.4024508834221e-11</text:p>
          </table:table-cell>
          <table:table-cell table:formula="of:=CONCATENATE([.C462]; &quot;,&quot;)" office:value-type="string" office:string-value="1.4024508834221e-11,">
            <text:p>1.4024508834221e-11,</text:p>
          </table:table-cell>
        </table:table-row>
        <table:table-row table:style-name="ro1">
          <table:table-cell office:value-type="float" office:value="0.092135890790537">
            <text:p>0.0921358908</text:p>
          </table:table-cell>
          <table:table-cell table:formula="of:=CONCATENATE([.A463]; &quot;,&quot;)" office:value-type="string" office:string-value="0.092135890790537,">
            <text:p>0.092135890790537,</text:p>
          </table:table-cell>
          <table:table-cell office:value-type="string">
            <text:p>1.8260875488733e-11</text:p>
          </table:table-cell>
          <table:table-cell table:formula="of:=CONCATENATE([.C463]; &quot;,&quot;)" office:value-type="string" office:string-value="1.8260875488733e-11,">
            <text:p>1.8260875488733e-11,</text:p>
          </table:table-cell>
        </table:table-row>
        <table:table-row table:style-name="ro1">
          <table:table-cell office:value-type="float" office:value="0.75372058068474">
            <text:p>0.7537205807</text:p>
          </table:table-cell>
          <table:table-cell table:formula="of:=CONCATENATE([.A464]; &quot;,&quot;)" office:value-type="string" office:string-value="0.75372058068474,">
            <text:p>0.75372058068474,</text:p>
          </table:table-cell>
          <table:table-cell office:value-type="float" office:value="0.00021503034611773">
            <text:p>0.0002150303</text:p>
          </table:table-cell>
          <table:table-cell table:formula="of:=CONCATENATE([.C464]; &quot;,&quot;)" office:value-type="string" office:string-value="0.00021503034611773,">
            <text:p>0.00021503034611773,</text:p>
          </table:table-cell>
        </table:table-row>
        <table:table-row table:style-name="ro1">
          <table:table-cell office:value-type="float" office:value="0.32706762233191">
            <text:p>0.3270676223</text:p>
          </table:table-cell>
          <table:table-cell table:formula="of:=CONCATENATE([.A465]; &quot;,&quot;)" office:value-type="string" office:string-value="0.32706762233191,">
            <text:p>0.32706762233191,</text:p>
          </table:table-cell>
          <table:table-cell office:value-type="string">
            <text:p>8.2688479034521e-07</text:p>
          </table:table-cell>
          <table:table-cell table:formula="of:=CONCATENATE([.C465]; &quot;,&quot;)" office:value-type="string" office:string-value="8.2688479034521e-07,">
            <text:p>8.2688479034521e-07,</text:p>
          </table:table-cell>
        </table:table-row>
        <table:table-row table:style-name="ro1">
          <table:table-cell office:value-type="float" office:value="0.18597545503132">
            <text:p>0.185975455</text:p>
          </table:table-cell>
          <table:table-cell table:formula="of:=CONCATENATE([.A466]; &quot;,&quot;)" office:value-type="string" office:string-value="0.18597545503132,">
            <text:p>0.18597545503132,</text:p>
          </table:table-cell>
          <table:table-cell office:value-type="string">
            <text:p>8.9908197365892e-09</text:p>
          </table:table-cell>
          <table:table-cell table:formula="of:=CONCATENATE([.C466]; &quot;,&quot;)" office:value-type="string" office:string-value="8.9908197365892e-09,">
            <text:p>8.9908197365892e-09,</text:p>
          </table:table-cell>
        </table:table-row>
        <table:table-row table:style-name="ro1">
          <table:table-cell office:value-type="float" office:value="0.085533108512345">
            <text:p>0.0855331085</text:p>
          </table:table-cell>
          <table:table-cell table:formula="of:=CONCATENATE([.A467]; &quot;,&quot;)" office:value-type="string" office:string-value="0.085533108512345,">
            <text:p>0.085533108512345,</text:p>
          </table:table-cell>
          <table:table-cell office:value-type="string">
            <text:p>9.2238412369687e-12</text:p>
          </table:table-cell>
          <table:table-cell table:formula="of:=CONCATENATE([.C467]; &quot;,&quot;)" office:value-type="string" office:string-value="9.2238412369687e-12,">
            <text:p>9.2238412369687e-12,</text:p>
          </table:table-cell>
        </table:table-row>
        <table:table-row table:style-name="ro1">
          <table:table-cell office:value-type="float" office:value="0.46128096996248">
            <text:p>0.46128097</text:p>
          </table:table-cell>
          <table:table-cell table:formula="of:=CONCATENATE([.A468]; &quot;,&quot;)" office:value-type="string" office:string-value="0.46128096996248,">
            <text:p>0.46128096996248,</text:p>
          </table:table-cell>
          <table:table-cell office:value-type="string">
            <text:p>9.8246728282926e-06</text:p>
          </table:table-cell>
          <table:table-cell table:formula="of:=CONCATENATE([.C468]; &quot;,&quot;)" office:value-type="string" office:string-value="9.8246728282926e-06,">
            <text:p>9.8246728282926e-06,</text:p>
          </table:table-cell>
        </table:table-row>
        <table:table-row table:style-name="ro1">
          <table:table-cell office:value-type="float" office:value="0.38492949120569">
            <text:p>0.3849294912</text:p>
          </table:table-cell>
          <table:table-cell table:formula="of:=CONCATENATE([.A469]; &quot;,&quot;)" office:value-type="string" office:string-value="0.38492949120569,">
            <text:p>0.38492949120569,</text:p>
          </table:table-cell>
          <table:table-cell office:value-type="string">
            <text:p>2.7512827332458e-06</text:p>
          </table:table-cell>
          <table:table-cell table:formula="of:=CONCATENATE([.C469]; &quot;,&quot;)" office:value-type="string" office:string-value="2.7512827332458e-06,">
            <text:p>2.7512827332458e-06,</text:p>
          </table:table-cell>
        </table:table-row>
        <table:table-row table:style-name="ro1">
          <table:table-cell office:value-type="float" office:value="0.26968691391213">
            <text:p>0.2696869139</text:p>
          </table:table-cell>
          <table:table-cell table:formula="of:=CONCATENATE([.A470]; &quot;,&quot;)" office:value-type="string" office:string-value="0.26968691391213,">
            <text:p>0.26968691391213,</text:p>
          </table:table-cell>
          <table:table-cell office:value-type="string">
            <text:p>1.8690989798319e-07</text:p>
          </table:table-cell>
          <table:table-cell table:formula="of:=CONCATENATE([.C470]; &quot;,&quot;)" office:value-type="string" office:string-value="1.8690989798319e-07,">
            <text:p>1.8690989798319e-07,</text:p>
          </table:table-cell>
        </table:table-row>
        <table:table-row table:style-name="ro1">
          <table:table-cell office:value-type="float" office:value="0.42279892179257">
            <text:p>0.4227989218</text:p>
          </table:table-cell>
          <table:table-cell table:formula="of:=CONCATENATE([.A471]; &quot;,&quot;)" office:value-type="string" office:string-value="0.42279892179257,">
            <text:p>0.42279892179257,</text:p>
          </table:table-cell>
          <table:table-cell office:value-type="string">
            <text:p>5.369124037062e-06</text:p>
          </table:table-cell>
          <table:table-cell table:formula="of:=CONCATENATE([.C471]; &quot;,&quot;)" office:value-type="string" office:string-value="5.369124037062e-06,">
            <text:p>5.369124037062e-06,</text:p>
          </table:table-cell>
        </table:table-row>
        <table:table-row table:style-name="ro1">
          <table:table-cell office:value-type="float" office:value="0.20261805264618">
            <text:p>0.2026180526</text:p>
          </table:table-cell>
          <table:table-cell table:formula="of:=CONCATENATE([.A472]; &quot;,&quot;)" office:value-type="string" office:string-value="0.20261805264618,">
            <text:p>0.20261805264618,</text:p>
          </table:table-cell>
          <table:table-cell office:value-type="string">
            <text:p>1.8429102370102e-08</text:p>
          </table:table-cell>
          <table:table-cell table:formula="of:=CONCATENATE([.C472]; &quot;,&quot;)" office:value-type="string" office:string-value="1.8429102370102e-08,">
            <text:p>1.8429102370102e-08,</text:p>
          </table:table-cell>
        </table:table-row>
        <table:table-row table:style-name="ro1">
          <table:table-cell office:value-type="float" office:value="0.2474929572117">
            <text:p>0.2474929572</text:p>
          </table:table-cell>
          <table:table-cell table:formula="of:=CONCATENATE([.A473]; &quot;,&quot;)" office:value-type="string" office:string-value="0.2474929572117,">
            <text:p>0.2474929572117,</text:p>
          </table:table-cell>
          <table:table-cell office:value-type="string">
            <text:p>9.4459887643058e-08</text:p>
          </table:table-cell>
          <table:table-cell table:formula="of:=CONCATENATE([.C473]; &quot;,&quot;)" office:value-type="string" office:string-value="9.4459887643058e-08,">
            <text:p>9.4459887643058e-08,</text:p>
          </table:table-cell>
        </table:table-row>
        <table:table-row table:style-name="ro1">
          <table:table-cell office:value-type="float" office:value="0.2469170166804">
            <text:p>0.2469170167</text:p>
          </table:table-cell>
          <table:table-cell table:formula="of:=CONCATENATE([.A474]; &quot;,&quot;)" office:value-type="string" office:string-value="0.2469170166804,">
            <text:p>0.2469170166804,</text:p>
          </table:table-cell>
          <table:table-cell office:value-type="string">
            <text:p>9.2711731613185e-08</text:p>
          </table:table-cell>
          <table:table-cell table:formula="of:=CONCATENATE([.C474]; &quot;,&quot;)" office:value-type="string" office:string-value="9.2711731613185e-08,">
            <text:p>9.2711731613185e-08,</text:p>
          </table:table-cell>
        </table:table-row>
        <table:table-row table:style-name="ro1">
          <table:table-cell office:value-type="float" office:value="0.60094188112068">
            <text:p>0.6009418811</text:p>
          </table:table-cell>
          <table:table-cell table:formula="of:=CONCATENATE([.A475]; &quot;,&quot;)" office:value-type="string" office:string-value="0.60094188112068,">
            <text:p>0.60094188112068,</text:p>
          </table:table-cell>
          <table:table-cell office:value-type="string">
            <text:p>5.5535292137495e-05</text:p>
          </table:table-cell>
          <table:table-cell table:formula="of:=CONCATENATE([.C475]; &quot;,&quot;)" office:value-type="string" office:string-value="5.5535292137495e-05,">
            <text:p>5.5535292137495e-05,</text:p>
          </table:table-cell>
        </table:table-row>
        <table:table-row table:style-name="ro1">
          <table:table-cell office:value-type="float" office:value="0.32467972665476">
            <text:p>0.3246797267</text:p>
          </table:table-cell>
          <table:table-cell table:formula="of:=CONCATENATE([.A476]; &quot;,&quot;)" office:value-type="string" office:string-value="0.32467972665476,">
            <text:p>0.32467972665476,</text:p>
          </table:table-cell>
          <table:table-cell office:value-type="string">
            <text:p>7.8242518080585e-07</text:p>
          </table:table-cell>
          <table:table-cell table:formula="of:=CONCATENATE([.C476]; &quot;,&quot;)" office:value-type="string" office:string-value="7.8242518080585e-07,">
            <text:p>7.8242518080585e-07,</text:p>
          </table:table-cell>
        </table:table-row>
        <table:table-row table:style-name="ro1">
          <table:table-cell office:value-type="float" office:value="0.19817709108642">
            <text:p>0.1981770911</text:p>
          </table:table-cell>
          <table:table-cell table:formula="of:=CONCATENATE([.A477]; &quot;,&quot;)" office:value-type="string" office:string-value="0.19817709108642,">
            <text:p>0.19817709108642,</text:p>
          </table:table-cell>
          <table:table-cell office:value-type="string">
            <text:p>1.5322314662361e-08</text:p>
          </table:table-cell>
          <table:table-cell table:formula="of:=CONCATENATE([.C477]; &quot;,&quot;)" office:value-type="string" office:string-value="1.5322314662361e-08,">
            <text:p>1.5322314662361e-08,</text:p>
          </table:table-cell>
        </table:table-row>
        <table:table-row table:style-name="ro1">
          <table:table-cell office:value-type="float" office:value="0.19080112117622">
            <text:p>0.1908011212</text:p>
          </table:table-cell>
          <table:table-cell table:formula="of:=CONCATENATE([.A478]; &quot;,&quot;)" office:value-type="string" office:string-value="0.19080112117622,">
            <text:p>0.19080112117622,</text:p>
          </table:table-cell>
          <table:table-cell office:value-type="string">
            <text:p>1.1153646469239e-08</text:p>
          </table:table-cell>
          <table:table-cell table:formula="of:=CONCATENATE([.C478]; &quot;,&quot;)" office:value-type="string" office:string-value="1.1153646469239e-08,">
            <text:p>1.1153646469239e-08,</text:p>
          </table:table-cell>
        </table:table-row>
        <table:table-row table:style-name="ro1">
          <table:table-cell office:value-type="float" office:value="0.14360572379251">
            <text:p>0.1436057238</text:p>
          </table:table-cell>
          <table:table-cell table:formula="of:=CONCATENATE([.A479]; &quot;,&quot;)" office:value-type="string" office:string-value="0.14360572379251,">
            <text:p>0.14360572379251,</text:p>
          </table:table-cell>
          <table:table-cell office:value-type="string">
            <text:p>9.7488704393457e-10</text:p>
          </table:table-cell>
          <table:table-cell table:formula="of:=CONCATENATE([.C479]; &quot;,&quot;)" office:value-type="string" office:string-value="9.7488704393457e-10,">
            <text:p>9.7488704393457e-10,</text:p>
          </table:table-cell>
        </table:table-row>
        <table:table-row table:style-name="ro1">
          <table:table-cell office:value-type="float" office:value="0.19274063132211">
            <text:p>0.1927406313</text:p>
          </table:table-cell>
          <table:table-cell table:formula="of:=CONCATENATE([.A480]; &quot;,&quot;)" office:value-type="string" office:string-value="0.19274063132211,">
            <text:p>0.19274063132211,</text:p>
          </table:table-cell>
          <table:table-cell office:value-type="string">
            <text:p>1.2141508049496e-08</text:p>
          </table:table-cell>
          <table:table-cell table:formula="of:=CONCATENATE([.C480]; &quot;,&quot;)" office:value-type="string" office:string-value="1.2141508049496e-08,">
            <text:p>1.2141508049496e-08,</text:p>
          </table:table-cell>
        </table:table-row>
        <table:table-row table:style-name="ro1">
          <table:table-cell office:value-type="float" office:value="0.12915907966023">
            <text:p>0.1291590797</text:p>
          </table:table-cell>
          <table:table-cell table:formula="of:=CONCATENATE([.A481]; &quot;,&quot;)" office:value-type="string" office:string-value="0.12915907966023,">
            <text:p>0.12915907966023,</text:p>
          </table:table-cell>
          <table:table-cell office:value-type="string">
            <text:p>3.8344060973257e-10</text:p>
          </table:table-cell>
          <table:table-cell table:formula="of:=CONCATENATE([.C481]; &quot;,&quot;)" office:value-type="string" office:string-value="3.8344060973257e-10,">
            <text:p>3.8344060973257e-10,</text:p>
          </table:table-cell>
        </table:table-row>
        <table:table-row table:style-name="ro1">
          <table:table-cell office:value-type="float" office:value="0.16619331236509">
            <text:p>0.1661933124</text:p>
          </table:table-cell>
          <table:table-cell table:formula="of:=CONCATENATE([.A482]; &quot;,&quot;)" office:value-type="string" office:string-value="0.16619331236509,">
            <text:p>0.16619331236509,</text:p>
          </table:table-cell>
          <table:table-cell office:value-type="string">
            <text:p>3.4548561674722e-09</text:p>
          </table:table-cell>
          <table:table-cell table:formula="of:=CONCATENATE([.C482]; &quot;,&quot;)" office:value-type="string" office:string-value="3.4548561674722e-09,">
            <text:p>3.4548561674722e-09,</text:p>
          </table:table-cell>
        </table:table-row>
        <table:table-row table:style-name="ro1">
          <table:table-cell office:value-type="float" office:value="0.089169636797394">
            <text:p>0.0891696368</text:p>
          </table:table-cell>
          <table:table-cell table:formula="of:=CONCATENATE([.A483]; &quot;,&quot;)" office:value-type="string" office:string-value="0.089169636797394,">
            <text:p>0.089169636797394,</text:p>
          </table:table-cell>
          <table:table-cell office:value-type="string">
            <text:p>1.352741203473e-11</text:p>
          </table:table-cell>
          <table:table-cell table:formula="of:=CONCATENATE([.C483]; &quot;,&quot;)" office:value-type="string" office:string-value="1.352741203473e-11,">
            <text:p>1.352741203473e-11,</text:p>
          </table:table-cell>
        </table:table-row>
        <table:table-row table:style-name="ro1">
          <table:table-cell office:value-type="float" office:value="0.1598573142401">
            <text:p>0.1598573142</text:p>
          </table:table-cell>
          <table:table-cell table:formula="of:=CONCATENATE([.A484]; &quot;,&quot;)" office:value-type="string" office:string-value="0.1598573142401,">
            <text:p>0.1598573142401,</text:p>
          </table:table-cell>
          <table:table-cell office:value-type="string">
            <text:p>2.4733151947407e-09</text:p>
          </table:table-cell>
          <table:table-cell table:formula="of:=CONCATENATE([.C484]; &quot;,&quot;)" office:value-type="string" office:string-value="2.4733151947407e-09,">
            <text:p>2.4733151947407e-09,</text:p>
          </table:table-cell>
        </table:table-row>
        <table:table-row table:style-name="ro1">
          <table:table-cell office:value-type="float" office:value="0.3623535819179">
            <text:p>0.3623535819</text:p>
          </table:table-cell>
          <table:table-cell table:formula="of:=CONCATENATE([.A485]; &quot;,&quot;)" office:value-type="string" office:string-value="0.3623535819179,">
            <text:p>0.3623535819179,</text:p>
          </table:table-cell>
          <table:table-cell office:value-type="string">
            <text:p>1.7718510409113e-06</text:p>
          </table:table-cell>
          <table:table-cell table:formula="of:=CONCATENATE([.C485]; &quot;,&quot;)" office:value-type="string" office:string-value="1.7718510409113e-06,">
            <text:p>1.7718510409113e-06,</text:p>
          </table:table-cell>
        </table:table-row>
        <table:table-row table:style-name="ro1">
          <table:table-cell office:value-type="float" office:value="0.36502050043222">
            <text:p>0.3650205004</text:p>
          </table:table-cell>
          <table:table-cell table:formula="of:=CONCATENATE([.A486]; &quot;,&quot;)" office:value-type="string" office:string-value="0.36502050043222,">
            <text:p>0.36502050043222,</text:p>
          </table:table-cell>
          <table:table-cell office:value-type="string">
            <text:p>1.8697382958226e-06</text:p>
          </table:table-cell>
          <table:table-cell table:formula="of:=CONCATENATE([.C486]; &quot;,&quot;)" office:value-type="string" office:string-value="1.8697382958226e-06,">
            <text:p>1.8697382958226e-06,</text:p>
          </table:table-cell>
        </table:table-row>
        <table:table-row table:style-name="ro1">
          <table:table-cell office:value-type="float" office:value="0.74679220815182">
            <text:p>0.7467922082</text:p>
          </table:table-cell>
          <table:table-cell table:formula="of:=CONCATENATE([.A487]; &quot;,&quot;)" office:value-type="string" office:string-value="0.74679220815182,">
            <text:p>0.74679220815182,</text:p>
          </table:table-cell>
          <table:table-cell office:value-type="float" office:value="0.00020397893485867">
            <text:p>0.0002039789</text:p>
          </table:table-cell>
          <table:table-cell table:formula="of:=CONCATENATE([.C487]; &quot;,&quot;)" office:value-type="string" office:string-value="0.00020397893485867,">
            <text:p>0.00020397893485867,</text:p>
          </table:table-cell>
        </table:table-row>
        <table:table-row table:style-name="ro1">
          <table:table-cell office:value-type="float" office:value="0.54022589735423">
            <text:p>0.5402258974</text:p>
          </table:table-cell>
          <table:table-cell table:formula="of:=CONCATENATE([.A488]; &quot;,&quot;)" office:value-type="string" office:string-value="0.54022589735423,">
            <text:p>0.54022589735423,</text:p>
          </table:table-cell>
          <table:table-cell office:value-type="string">
            <text:p>2.8177975177037e-05</text:p>
          </table:table-cell>
          <table:table-cell table:formula="of:=CONCATENATE([.C488]; &quot;,&quot;)" office:value-type="string" office:string-value="2.8177975177037e-05,">
            <text:p>2.8177975177037e-05,</text:p>
          </table:table-cell>
        </table:table-row>
        <table:table-row table:style-name="ro1">
          <table:table-cell office:value-type="float" office:value="0.13920359293086">
            <text:p>0.1392035929</text:p>
          </table:table-cell>
          <table:table-cell table:formula="of:=CONCATENATE([.A489]; &quot;,&quot;)" office:value-type="string" office:string-value="0.13920359293086,">
            <text:p>0.13920359293086,</text:p>
          </table:table-cell>
          <table:table-cell office:value-type="string">
            <text:p>7.4214879755598e-10</text:p>
          </table:table-cell>
          <table:table-cell table:formula="of:=CONCATENATE([.C489]; &quot;,&quot;)" office:value-type="string" office:string-value="7.4214879755598e-10,">
            <text:p>7.4214879755598e-10,</text:p>
          </table:table-cell>
        </table:table-row>
        <table:table-row table:style-name="ro1">
          <table:table-cell office:value-type="float" office:value="0.17445220261699">
            <text:p>0.1744522026</text:p>
          </table:table-cell>
          <table:table-cell table:formula="of:=CONCATENATE([.A490]; &quot;,&quot;)" office:value-type="string" office:string-value="0.17445220261699,">
            <text:p>0.17445220261699,</text:p>
          </table:table-cell>
          <table:table-cell office:value-type="string">
            <text:p>5.2289092495164e-09</text:p>
          </table:table-cell>
          <table:table-cell table:formula="of:=CONCATENATE([.C490]; &quot;,&quot;)" office:value-type="string" office:string-value="5.2289092495164e-09,">
            <text:p>5.2289092495164e-09,</text:p>
          </table:table-cell>
        </table:table-row>
        <table:table-row table:style-name="ro1">
          <table:table-cell office:value-type="float" office:value="0.60042917935341">
            <text:p>0.6004291794</text:p>
          </table:table-cell>
          <table:table-cell table:formula="of:=CONCATENATE([.A491]; &quot;,&quot;)" office:value-type="string" office:string-value="0.60042917935341,">
            <text:p>0.60042917935341,</text:p>
          </table:table-cell>
          <table:table-cell office:value-type="string">
            <text:p>5.5239951400892e-05</text:p>
          </table:table-cell>
          <table:table-cell table:formula="of:=CONCATENATE([.C491]; &quot;,&quot;)" office:value-type="string" office:string-value="5.5239951400892e-05,">
            <text:p>5.5239951400892e-05,</text:p>
          </table:table-cell>
        </table:table-row>
        <table:table-row table:style-name="ro1">
          <table:table-cell office:value-type="float" office:value="0.63815996135212">
            <text:p>0.6381599614</text:p>
          </table:table-cell>
          <table:table-cell table:formula="of:=CONCATENATE([.A492]; &quot;,&quot;)" office:value-type="string" office:string-value="0.63815996135212,">
            <text:p>0.63815996135212,</text:p>
          </table:table-cell>
          <table:table-cell office:value-type="string">
            <text:p>8.0488244837495e-05</text:p>
          </table:table-cell>
          <table:table-cell table:formula="of:=CONCATENATE([.C492]; &quot;,&quot;)" office:value-type="string" office:string-value="8.0488244837495e-05,">
            <text:p>8.0488244837495e-05,</text:p>
          </table:table-cell>
        </table:table-row>
        <table:table-row table:style-name="ro1">
          <table:table-cell office:value-type="float" office:value="0.52271400292256">
            <text:p>0.5227140029</text:p>
          </table:table-cell>
          <table:table-cell table:formula="of:=CONCATENATE([.A493]; &quot;,&quot;)" office:value-type="string" office:string-value="0.52271400292256,">
            <text:p>0.52271400292256,</text:p>
          </table:table-cell>
          <table:table-cell office:value-type="string">
            <text:p>2.272259510171e-05</text:p>
          </table:table-cell>
          <table:table-cell table:formula="of:=CONCATENATE([.C493]; &quot;,&quot;)" office:value-type="string" office:string-value="2.272259510171e-05,">
            <text:p>2.272259510171e-05,</text:p>
          </table:table-cell>
        </table:table-row>
        <table:table-row table:style-name="ro1">
          <table:table-cell office:value-type="float" office:value="0.75822400145001">
            <text:p>0.7582240015</text:p>
          </table:table-cell>
          <table:table-cell table:formula="of:=CONCATENATE([.A494]; &quot;,&quot;)" office:value-type="string" office:string-value="0.75822400145001,">
            <text:p>0.75822400145001,</text:p>
          </table:table-cell>
          <table:table-cell office:value-type="float" office:value="0.00022245042267592">
            <text:p>0.0002224504</text:p>
          </table:table-cell>
          <table:table-cell table:formula="of:=CONCATENATE([.C494]; &quot;,&quot;)" office:value-type="string" office:string-value="0.00022245042267592,">
            <text:p>0.00022245042267592,</text:p>
          </table:table-cell>
        </table:table-row>
        <table:table-row table:style-name="ro1">
          <table:table-cell office:value-type="float" office:value="0.54613221129131">
            <text:p>0.5461322113</text:p>
          </table:table-cell>
          <table:table-cell table:formula="of:=CONCATENATE([.A495]; &quot;,&quot;)" office:value-type="string" office:string-value="0.54613221129131,">
            <text:p>0.54613221129131,</text:p>
          </table:table-cell>
          <table:table-cell office:value-type="string">
            <text:p>3.0235116189703e-05</text:p>
          </table:table-cell>
          <table:table-cell table:formula="of:=CONCATENATE([.C495]; &quot;,&quot;)" office:value-type="string" office:string-value="3.0235116189703e-05,">
            <text:p>3.0235116189703e-05,</text:p>
          </table:table-cell>
        </table:table-row>
        <table:table-row table:style-name="ro1">
          <table:table-cell office:value-type="float" office:value="0.83446123637863">
            <text:p>0.8344612364</text:p>
          </table:table-cell>
          <table:table-cell table:formula="of:=CONCATENATE([.A496]; &quot;,&quot;)" office:value-type="string" office:string-value="0.83446123637863,">
            <text:p>0.83446123637863,</text:p>
          </table:table-cell>
          <table:table-cell office:value-type="float" office:value="0.00037929426658601">
            <text:p>0.0003792943</text:p>
          </table:table-cell>
          <table:table-cell table:formula="of:=CONCATENATE([.C496]; &quot;,&quot;)" office:value-type="string" office:string-value="0.00037929426658601,">
            <text:p>0.00037929426658601,</text:p>
          </table:table-cell>
        </table:table-row>
        <table:table-row table:style-name="ro1">
          <table:table-cell office:value-type="float" office:value="0.88444679086116">
            <text:p>0.8844467909</text:p>
          </table:table-cell>
          <table:table-cell table:formula="of:=CONCATENATE([.A497]; &quot;,&quot;)" office:value-type="string" office:string-value="0.88444679086116,">
            <text:p>0.88444679086116,</text:p>
          </table:table-cell>
          <table:table-cell office:value-type="float" office:value="0.0005186546934499">
            <text:p>0.0005186547</text:p>
          </table:table-cell>
          <table:table-cell table:formula="of:=CONCATENATE([.C497]; &quot;,&quot;)" office:value-type="string" office:string-value="0.0005186546934499,">
            <text:p>0.0005186546934499,</text:p>
          </table:table-cell>
        </table:table-row>
        <table:table-row table:style-name="ro1">
          <table:table-cell office:value-type="float" office:value="0.65251875752133">
            <text:p>0.6525187575</text:p>
          </table:table-cell>
          <table:table-cell table:formula="of:=CONCATENATE([.A498]; &quot;,&quot;)" office:value-type="string" office:string-value="0.65251875752133,">
            <text:p>0.65251875752133,</text:p>
          </table:table-cell>
          <table:table-cell office:value-type="string">
            <text:p>9.2143780702232e-05</text:p>
          </table:table-cell>
          <table:table-cell table:formula="of:=CONCATENATE([.C498]; &quot;,&quot;)" office:value-type="string" office:string-value="9.2143780702232e-05,">
            <text:p>9.2143780702232e-05,</text:p>
          </table:table-cell>
        </table:table-row>
        <table:table-row table:style-name="ro1">
          <table:table-cell office:value-type="float" office:value="0.3069854161089">
            <text:p>0.3069854161</text:p>
          </table:table-cell>
          <table:table-cell table:formula="of:=CONCATENATE([.A499]; &quot;,&quot;)" office:value-type="string" office:string-value="0.3069854161089,">
            <text:p>0.3069854161089,</text:p>
          </table:table-cell>
          <table:table-cell office:value-type="string">
            <text:p>5.1105780418849e-07</text:p>
          </table:table-cell>
          <table:table-cell table:formula="of:=CONCATENATE([.C499]; &quot;,&quot;)" office:value-type="string" office:string-value="5.1105780418849e-07,">
            <text:p>5.1105780418849e-07,</text:p>
          </table:table-cell>
        </table:table-row>
        <table:table-row table:style-name="ro1">
          <table:table-cell office:value-type="float" office:value="0.27065279555191">
            <text:p>0.2706527956</text:p>
          </table:table-cell>
          <table:table-cell table:formula="of:=CONCATENATE([.A500]; &quot;,&quot;)" office:value-type="string" office:string-value="0.27065279555191,">
            <text:p>0.27065279555191,</text:p>
          </table:table-cell>
          <table:table-cell office:value-type="string">
            <text:p>1.9224551185368e-07</text:p>
          </table:table-cell>
          <table:table-cell table:formula="of:=CONCATENATE([.C500]; &quot;,&quot;)" office:value-type="string" office:string-value="1.9224551185368e-07,">
            <text:p>1.9224551185368e-07,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11/25/2014</text:date>, <text:time>16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Kolokol</meta:initial-creator>
    <meta:creation-date>2014-11-25T16:41:51</meta:creation-date>
    <dc:date>2014-11-25T16:52:42</dc:date>
    <dc:creator>Denis Kolokol</dc:creator>
    <meta:editing-duration>PT10M51S</meta:editing-duration>
    <meta:editing-cycles>3</meta:editing-cycles>
    <meta:generator>OpenOffice/4.1.0$Unix OpenOffice.org_project/410m18$Build-9764</meta:generator>
    <meta:document-statistic meta:table-count="3" meta:cell-count="2000" meta:object-count="0"/>
  </office:meta>
</office:document-meta>
</file>